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end="Arrow" draw:textarea-vertical-align="middle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ff00" draw:marker-end="Arrow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ff00" draw:marker-start="Arrow" draw:marker-end="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downtree propag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2" draw:text-style-name="P1" xml:id="id5" draw:id="id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" draw:start-glue-point="10" draw:end-shape="id2" draw:end-glue-point="6" svg:d="M16404 19877h313v2h312" svg:viewBox="0 0 626 3">
          <text:p/>
        </draw:connector>
        <draw:custom-shape draw:style-name="gr2" draw:text-style-name="P1" xml:id="id3" draw:id="id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" draw:start-glue-point="10" draw:end-shape="id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" draw:start-glue-point="8" draw:end-shape="id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" draw:start-glue-point="8" draw:end-shape="id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" draw:start-glue-point="4" draw:end-shape="id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" draw:start-glue-point="8" draw:end-shape="id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" draw:start-glue-point="10" draw:end-shape="id6" draw:end-glue-point="6" svg:d="M14889 19877h292v2h292" svg:viewBox="0 0 585 3">
          <text:p/>
        </draw:connector>
        <draw:custom-shape draw:style-name="gr2" draw:text-style-name="P1" xml:id="id11" draw:id="id1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" draw:start-glue-point="10" draw:end-shape="id8" draw:end-glue-point="6" svg:d="M19785 19877h314v2h313" svg:viewBox="0 0 628 3">
          <text:p/>
        </draw:connector>
        <draw:custom-shape draw:style-name="gr2" draw:text-style-name="P1" xml:id="id9" draw:id="id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9" draw:start-glue-point="10" draw:end-shape="id1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9" draw:start-glue-point="8" draw:end-shape="id1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" draw:start-glue-point="8" draw:end-shape="id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2" draw:start-glue-point="4" draw:end-shape="id1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0" draw:start-glue-point="8" draw:end-shape="id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1" draw:start-glue-point="10" draw:end-shape="id12" draw:end-glue-point="6" svg:d="M18270 19877h293v2h292" svg:viewBox="0 0 586 3">
          <text:p/>
        </draw:connector>
        <draw:custom-shape draw:style-name="gr2" draw:text-style-name="P1" xml:id="id13" draw:id="id1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3" draw:start-glue-point="10" draw:end-shape="id1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3" draw:start-glue-point="8" draw:end-shape="id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3" draw:start-glue-point="8" draw:end-shape="id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4" draw:start-glue-point="4" draw:end-shape="id1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" draw:start-glue-point="8" draw:end-shape="id10" draw:end-glue-point="4" svg:d="M18384 15345l1470 1573" svg:viewBox="0 0 1471 1574">
          <text:p/>
        </draw:connector>
        <draw:custom-shape draw:style-name="gr2" draw:text-style-name="P1" xml:id="id19" draw:id="id1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5" draw:start-glue-point="10" draw:end-shape="id16" draw:end-glue-point="6" svg:d="M22998 19877h312v2h313" svg:viewBox="0 0 626 3">
          <text:p/>
        </draw:connector>
        <draw:custom-shape draw:style-name="gr2" draw:text-style-name="P1" xml:id="id17" draw:id="id1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7" draw:start-glue-point="10" draw:end-shape="id1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7" draw:start-glue-point="8" draw:end-shape="id1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7" draw:start-glue-point="8" draw:end-shape="id1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0" draw:start-glue-point="4" draw:end-shape="id1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8" draw:start-glue-point="8" draw:end-shape="id1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9" draw:start-glue-point="10" draw:end-shape="id20" draw:end-glue-point="6" svg:d="M21482 19877h293v2h293" svg:viewBox="0 0 587 3">
          <text:p/>
        </draw:connector>
        <draw:custom-shape draw:style-name="gr2" draw:text-style-name="P1" xml:id="id25" draw:id="id2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" draw:start-glue-point="10" draw:end-shape="id22" draw:end-glue-point="6" svg:d="M26380 19877h312v2h313" svg:viewBox="0 0 626 3">
          <text:p/>
        </draw:connector>
        <draw:custom-shape draw:style-name="gr2" draw:text-style-name="P1" xml:id="id23" draw:id="id2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3" draw:start-glue-point="10" draw:end-shape="id2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3" draw:start-glue-point="8" draw:end-shape="id2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3" draw:start-glue-point="8" draw:end-shape="id2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6" draw:start-glue-point="4" draw:end-shape="id2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4" draw:start-glue-point="8" draw:end-shape="id2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5" draw:start-glue-point="10" draw:end-shape="id26" draw:end-glue-point="6" svg:d="M24864 19877h293v2h292" svg:viewBox="0 0 586 3">
          <text:p/>
        </draw:connector>
        <draw:custom-shape draw:style-name="gr2" draw:text-style-name="P1" xml:id="id27" draw:id="id2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7" draw:start-glue-point="10" draw:end-shape="id2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7" draw:start-glue-point="8" draw:end-shape="id1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7" draw:start-glue-point="8" draw:end-shape="id2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8" draw:start-glue-point="4" draw:end-shape="id2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" draw:start-glue-point="8" draw:end-shape="id24" draw:end-glue-point="4" svg:d="M24837 15345l1611 1573" svg:viewBox="0 0 1612 1574">
          <text:p/>
        </draw:connector>
        <draw:custom-shape draw:style-name="gr2" draw:text-style-name="P1" xml:id="id29" draw:id="id29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29" draw:start-glue-point="10" draw:end-shape="id30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29" draw:start-glue-point="8" draw:end-shape="id13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29" draw:start-glue-point="8" draw:end-shape="id27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14" draw:start-glue-point="4" draw:end-shape="id30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30" draw:start-glue-point="8" draw:end-shape="id28" draw:end-glue-point="11" svg:d="M21695 11973l3293 2619" svg:viewBox="0 0 3294 2620">
          <text:p/>
        </draw:connector>
        <draw:custom-shape draw:style-name="gr2" draw:text-style-name="P1" xml:id="id31" draw:id="id3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1" draw:start-glue-point="10" draw:end-shape="id3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2" draw:end-glue-point="4" svg:d="M-611-16l3898 2216" svg:viewBox="0 0 3899 2217">
          <text:p/>
        </draw:connector>
        <draw:custom-shape draw:style-name="gr2" draw:text-style-name="P1" xml:id="id37" draw:id="id3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3" draw:start-glue-point="10" draw:end-shape="id34" draw:end-glue-point="6" svg:d="M3043 19877h314v2h312" svg:viewBox="0 0 627 3">
          <text:p/>
        </draw:connector>
        <draw:custom-shape draw:style-name="gr2" draw:text-style-name="P1" xml:id="id35" draw:id="id3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" draw:start-glue-point="10" draw:end-shape="id3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" draw:start-glue-point="8" draw:end-shape="id3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" draw:start-glue-point="8" draw:end-shape="id3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8" draw:start-glue-point="4" draw:end-shape="id3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6" draw:start-glue-point="8" draw:end-shape="id3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7" draw:start-glue-point="10" draw:end-shape="id38" draw:end-glue-point="6" svg:d="M1528 19877h292v2h292" svg:viewBox="0 0 585 3">
          <text:p/>
        </draw:connector>
        <draw:custom-shape draw:style-name="gr2" draw:text-style-name="P1" xml:id="id43" draw:id="id4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" draw:id="id3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9" draw:start-glue-point="10" draw:end-shape="id40" draw:end-glue-point="6" svg:d="M6424 19877h314v2h313" svg:viewBox="0 0 628 3">
          <text:p/>
        </draw:connector>
        <draw:custom-shape draw:style-name="gr2" draw:text-style-name="P1" xml:id="id41" draw:id="id4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1" draw:start-glue-point="10" draw:end-shape="id4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1" draw:start-glue-point="8" draw:end-shape="id4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1" draw:start-glue-point="8" draw:end-shape="id3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4" draw:start-glue-point="4" draw:end-shape="id4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" draw:start-glue-point="8" draw:end-shape="id4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3" draw:start-glue-point="10" draw:end-shape="id44" draw:end-glue-point="6" svg:d="M4910 19877h292v2h292" svg:viewBox="0 0 585 3">
          <text:p/>
        </draw:connector>
        <draw:custom-shape draw:style-name="gr2" draw:text-style-name="P1" xml:id="id45" draw:id="id4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5" draw:start-glue-point="10" draw:end-shape="id4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5" draw:start-glue-point="8" draw:end-shape="id3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5" draw:start-glue-point="8" draw:end-shape="id4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6" draw:start-glue-point="4" draw:end-shape="id4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6" draw:start-glue-point="8" draw:end-shape="id42" draw:end-glue-point="4" svg:d="M5023 15345l1470 1573" svg:viewBox="0 0 1471 1574">
          <text:p/>
        </draw:connector>
        <draw:custom-shape draw:style-name="gr2" draw:text-style-name="P1" xml:id="id51" draw:id="id5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" draw:id="id4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" draw:id="id4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7" draw:start-glue-point="10" draw:end-shape="id48" draw:end-glue-point="6" svg:d="M9637 19877h313v2h313" svg:viewBox="0 0 627 3">
          <text:p/>
        </draw:connector>
        <draw:custom-shape draw:style-name="gr2" draw:text-style-name="P1" xml:id="id49" draw:id="id4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" draw:start-glue-point="10" draw:end-shape="id5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" draw:start-glue-point="8" draw:end-shape="id5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" draw:start-glue-point="8" draw:end-shape="id4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2" draw:start-glue-point="4" draw:end-shape="id5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0" draw:start-glue-point="8" draw:end-shape="id4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1" draw:start-glue-point="10" draw:end-shape="id52" draw:end-glue-point="6" svg:d="M8121 19877h293v2h293" svg:viewBox="0 0 587 3">
          <text:p/>
        </draw:connector>
        <draw:custom-shape draw:style-name="gr2" draw:text-style-name="P1" xml:id="id57" draw:id="id5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" draw:id="id5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" draw:id="id5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" draw:id="id5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3" draw:start-glue-point="10" draw:end-shape="id54" draw:end-glue-point="6" svg:d="M13019 19877h312v2h313" svg:viewBox="0 0 626 3">
          <text:p/>
        </draw:connector>
        <draw:custom-shape draw:style-name="gr2" draw:text-style-name="P1" xml:id="id55" draw:id="id5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5" draw:start-glue-point="10" draw:end-shape="id5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5" draw:start-glue-point="8" draw:end-shape="id5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5" draw:start-glue-point="8" draw:end-shape="id5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8" draw:start-glue-point="4" draw:end-shape="id5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" draw:start-glue-point="8" draw:end-shape="id5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7" draw:start-glue-point="10" draw:end-shape="id58" draw:end-glue-point="6" svg:d="M11504 19877h292v2h292" svg:viewBox="0 0 585 3">
          <text:p/>
        </draw:connector>
        <draw:custom-shape draw:style-name="gr2" draw:text-style-name="P1" xml:id="id59" draw:id="id5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" draw:id="id6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9" draw:start-glue-point="10" draw:end-shape="id6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9" draw:start-glue-point="8" draw:end-shape="id4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9" draw:start-glue-point="8" draw:end-shape="id5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0" draw:start-glue-point="4" draw:end-shape="id6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0" draw:start-glue-point="8" draw:end-shape="id56" draw:end-glue-point="4" svg:d="M11476 15345l1611 1573" svg:viewBox="0 0 1612 1574">
          <text:p/>
        </draw:connector>
        <draw:custom-shape draw:style-name="gr2" draw:text-style-name="P1" xml:id="id61" draw:id="id6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1" draw:start-glue-point="10" draw:end-shape="id6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1" draw:start-glue-point="8" draw:end-shape="id4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1" draw:start-glue-point="8" draw:end-shape="id5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6" draw:start-glue-point="4" draw:end-shape="id6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2" draw:start-glue-point="8" draw:end-shape="id60" draw:end-glue-point="11" svg:d="M8335 11973l3292 2619" svg:viewBox="0 0 3293 2620">
          <text:p/>
        </draw:connector>
        <draw:custom-shape draw:style-name="gr2" draw:text-style-name="P1" xml:id="id63" draw:id="id6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" draw:id="id64" draw:layer="Layout" svg:width="0.427cm" svg:height="0.883cm" svg:x="14.222cm" svg:y="6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595cm" svg:y1="6.931cm" svg:x2="14.222cm" svg:y2="6.932cm" draw:start-shape="id63" draw:start-glue-point="10" draw:end-shape="id64" draw:end-glue-point="6" svg:d="M13595 6931h314v1h313" svg:viewBox="0 0 628 2">
          <text:p/>
        </draw:connector>
        <draw:connector draw:style-name="gr4" draw:text-style-name="P1" draw:layer="layout" draw:type="line" svg:x1="13.382cm" svg:y1="7.372cm" svg:x2="7.281cm" svg:y2="11.089cm" draw:start-shape="id63" draw:start-glue-point="8" draw:end-shape="id61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63" draw:start-glue-point="8" draw:end-shape="id29" draw:end-glue-point="4" svg:d="M13382 7372l7260 3717" svg:viewBox="0 0 7261 3718">
          <text:p/>
        </draw:connector>
        <draw:connector draw:style-name="gr5" draw:text-style-name="P1" draw:layer="layout" draw:type="line" svg:x1="8.335cm" svg:y1="11.09cm" svg:x2="14.436cm" svg:y2="7.373cm" draw:start-shape="id62" draw:start-glue-point="4" draw:end-shape="id64" draw:end-glue-point="8" svg:d="M8335 11090l6101-3717" svg:viewBox="0 0 6102 3718">
          <text:p/>
        </draw:connector>
        <draw:connector draw:style-name="gr4" draw:text-style-name="P1" draw:layer="layout" draw:type="line" svg:x1="14.436cm" svg:y1="7.373cm" svg:x2="21.695cm" svg:y2="11.09cm" draw:start-shape="id64" draw:start-glue-point="8" draw:end-shape="id30" draw:end-glue-point="4" svg:d="M14436 7373l7259 3717" svg:viewBox="0 0 7260 3718">
          <text:p/>
        </draw:connector>
        <draw:connector draw:style-name="gr7" draw:text-style-name="P1" draw:layer="layout" draw:type="line" svg:x1="3.287cm" svg:y1="3.083cm" svg:x2="14.587cm" svg:y2="6.619cm" draw:start-shape="id32" draw:start-glue-point="8" draw:end-shape="id64" draw:end-glue-point="11" svg:d="M3287 3083l11300 3536" svg:viewBox="0 0 11301 3537">
          <text:p/>
        </draw:connector>
        <draw:connector draw:style-name="gr7" draw:text-style-name="P1" draw:layer="layout" draw:type="line" svg:x1="1.229cm" svg:y1="3.081cm" svg:x2="13.533cm" svg:y2="6.618cm" draw:start-shape="id31" draw:start-glue-point="8" draw:end-shape="id63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" draw:id="id6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" draw:id="id7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" draw:id="id6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5" draw:start-glue-point="10" draw:end-shape="id66" draw:end-glue-point="6" svg:d="M16404 19877h313v2h312" svg:viewBox="0 0 626 3">
          <text:p/>
        </draw:connector>
        <draw:custom-shape draw:style-name="gr2" draw:text-style-name="P1" xml:id="id67" draw:id="id6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" draw:id="id6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7" draw:start-glue-point="10" draw:end-shape="id6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7" draw:start-glue-point="8" draw:end-shape="id6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7" draw:start-glue-point="8" draw:end-shape="id6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" draw:start-glue-point="4" draw:end-shape="id6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8" draw:start-glue-point="8" draw:end-shape="id6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" draw:start-glue-point="10" draw:end-shape="id70" draw:end-glue-point="6" svg:d="M14889 19877h292v2h292" svg:viewBox="0 0 585 3">
          <text:p/>
        </draw:connector>
        <draw:custom-shape draw:style-name="gr2" draw:text-style-name="P1" xml:id="id75" draw:id="id7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" draw:id="id76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" draw:id="id7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" draw:id="id7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1" draw:start-glue-point="10" draw:end-shape="id72" draw:end-glue-point="6" svg:d="M19785 19877h314v2h313" svg:viewBox="0 0 628 3">
          <text:p/>
        </draw:connector>
        <draw:custom-shape draw:style-name="gr2" draw:text-style-name="P1" xml:id="id73" draw:id="id7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" draw:id="id7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3" draw:start-glue-point="10" draw:end-shape="id74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3" draw:start-glue-point="8" draw:end-shape="id7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3" draw:start-glue-point="8" draw:end-shape="id71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6" draw:start-glue-point="4" draw:end-shape="id74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4" draw:start-glue-point="8" draw:end-shape="id72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5" draw:start-glue-point="10" draw:end-shape="id76" draw:end-glue-point="6" svg:d="M18270 19877h293v2h292" svg:viewBox="0 0 586 3">
          <text:p/>
        </draw:connector>
        <draw:custom-shape draw:style-name="gr2" draw:text-style-name="P1" xml:id="id77" draw:id="id7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" draw:id="id78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77" draw:start-glue-point="10" draw:end-shape="id78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77" draw:start-glue-point="8" draw:end-shape="id6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" draw:start-glue-point="8" draw:end-shape="id7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68" draw:start-glue-point="4" draw:end-shape="id78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78" draw:start-glue-point="8" draw:end-shape="id74" draw:end-glue-point="4" svg:d="M18384 15345l1470 1573" svg:viewBox="0 0 1471 1574">
          <text:p/>
        </draw:connector>
        <draw:custom-shape draw:style-name="gr2" draw:text-style-name="P1" xml:id="id83" draw:id="id8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" draw:id="id8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" draw:id="id7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" draw:id="id8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9" draw:start-glue-point="10" draw:end-shape="id80" draw:end-glue-point="6" svg:d="M22998 19877h312v2h313" svg:viewBox="0 0 626 3">
          <text:p/>
        </draw:connector>
        <draw:custom-shape draw:style-name="gr2" draw:text-style-name="P1" xml:id="id81" draw:id="id8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" draw:id="id8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1" draw:start-glue-point="10" draw:end-shape="id8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1" draw:start-glue-point="8" draw:end-shape="id8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1" draw:start-glue-point="8" draw:end-shape="id7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" draw:start-glue-point="4" draw:end-shape="id8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2" draw:start-glue-point="8" draw:end-shape="id8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" draw:start-glue-point="10" draw:end-shape="id84" draw:end-glue-point="6" svg:d="M21482 19877h293v2h293" svg:viewBox="0 0 587 3">
          <text:p/>
        </draw:connector>
        <draw:custom-shape draw:style-name="gr2" draw:text-style-name="P1" xml:id="id89" draw:id="id8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" draw:id="id9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" draw:id="id8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" draw:id="id8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5" draw:start-glue-point="10" draw:end-shape="id86" draw:end-glue-point="6" svg:d="M26380 19877h312v2h313" svg:viewBox="0 0 626 3">
          <text:p/>
        </draw:connector>
        <draw:custom-shape draw:style-name="gr2" draw:text-style-name="P1" xml:id="id87" draw:id="id8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" draw:id="id8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7" draw:start-glue-point="10" draw:end-shape="id8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7" draw:start-glue-point="8" draw:end-shape="id8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7" draw:start-glue-point="8" draw:end-shape="id8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" draw:start-glue-point="4" draw:end-shape="id8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8" draw:start-glue-point="8" draw:end-shape="id8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9" draw:start-glue-point="10" draw:end-shape="id90" draw:end-glue-point="6" svg:d="M24864 19877h293v2h292" svg:viewBox="0 0 586 3">
          <text:p/>
        </draw:connector>
        <draw:custom-shape draw:style-name="gr2" draw:text-style-name="P1" xml:id="id91" draw:id="id9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" draw:id="id9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1" draw:start-glue-point="10" draw:end-shape="id9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1" draw:start-glue-point="8" draw:end-shape="id8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1" draw:start-glue-point="8" draw:end-shape="id8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2" draw:start-glue-point="4" draw:end-shape="id9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2" draw:start-glue-point="8" draw:end-shape="id88" draw:end-glue-point="4" svg:d="M24837 15345l1611 1573" svg:viewBox="0 0 1612 1574">
          <text:p/>
        </draw:connector>
        <draw:custom-shape draw:style-name="gr2" draw:text-style-name="P1" xml:id="id93" draw:id="id93" draw:layer="Layout" svg:width="0.426cm" svg:height="0.883cm" svg:x="20.429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" draw:id="id9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0.855cm" svg:y1="11.531cm" svg:x2="21.481cm" svg:y2="11.532cm" draw:start-shape="id93" draw:start-glue-point="10" draw:end-shape="id94" draw:end-glue-point="6" svg:d="M20855 11531h314v1h312" svg:viewBox="0 0 627 2">
          <text:p/>
        </draw:connector>
        <draw:connector draw:style-name="gr4" draw:text-style-name="P1" draw:layer="layout" draw:type="line" svg:x1="20.642cm" svg:y1="11.972cm" svg:x2="17.331cm" svg:y2="14.461cm" draw:start-shape="id93" draw:start-glue-point="8" draw:end-shape="id77" draw:end-glue-point="4" svg:d="M20642 11972l-3311 2489" svg:viewBox="0 0 3312 2490">
          <text:p/>
        </draw:connector>
        <draw:connector draw:style-name="gr4" draw:text-style-name="P1" draw:layer="layout" draw:type="line" svg:x1="20.642cm" svg:y1="11.972cm" svg:x2="23.784cm" svg:y2="14.461cm" draw:start-shape="id93" draw:start-glue-point="8" draw:end-shape="id91" draw:end-glue-point="4" svg:d="M20642 11972l3142 2489" svg:viewBox="0 0 3143 2490">
          <text:p/>
        </draw:connector>
        <draw:connector draw:style-name="gr5" draw:text-style-name="P1" draw:layer="layout" draw:type="line" svg:x1="18.384cm" svg:y1="14.463cm" svg:x2="21.695cm" svg:y2="11.973cm" draw:start-shape="id78" draw:start-glue-point="4" draw:end-shape="id94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94" draw:start-glue-point="8" draw:end-shape="id92" draw:end-glue-point="11" svg:d="M21695 11973l3293 2619" svg:viewBox="0 0 3294 2620">
          <text:p/>
        </draw:connector>
        <draw:custom-shape draw:style-name="gr2" draw:text-style-name="P1" xml:id="id95" draw:id="id9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" draw:id="id9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5" draw:start-glue-point="10" draw:end-shape="id9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6" draw:end-glue-point="4" svg:d="M-611-16l3898 2216" svg:viewBox="0 0 3899 2217">
          <text:p/>
        </draw:connector>
        <draw:custom-shape draw:style-name="gr2" draw:text-style-name="P1" xml:id="id101" draw:id="id10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" draw:id="id10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" draw:id="id9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" draw:id="id9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" draw:start-glue-point="10" draw:end-shape="id98" draw:end-glue-point="6" svg:d="M3043 19877h314v2h312" svg:viewBox="0 0 627 3">
          <text:p/>
        </draw:connector>
        <draw:custom-shape draw:style-name="gr2" draw:text-style-name="P1" xml:id="id99" draw:id="id9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" draw:id="id10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9" draw:start-glue-point="10" draw:end-shape="id10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9" draw:start-glue-point="8" draw:end-shape="id10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9" draw:start-glue-point="8" draw:end-shape="id9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02" draw:start-glue-point="4" draw:end-shape="id10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00" draw:start-glue-point="8" draw:end-shape="id9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01" draw:start-glue-point="10" draw:end-shape="id102" draw:end-glue-point="6" svg:d="M1528 19877h292v2h292" svg:viewBox="0 0 585 3">
          <text:p/>
        </draw:connector>
        <draw:custom-shape draw:style-name="gr2" draw:text-style-name="P1" xml:id="id107" draw:id="id10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" draw:id="id10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" draw:id="id10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" draw:id="id10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03" draw:start-glue-point="10" draw:end-shape="id104" draw:end-glue-point="6" svg:d="M6424 19877h314v2h313" svg:viewBox="0 0 628 3">
          <text:p/>
        </draw:connector>
        <draw:custom-shape draw:style-name="gr2" draw:text-style-name="P1" xml:id="id105" draw:id="id10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" draw:id="id10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05" draw:start-glue-point="10" draw:end-shape="id10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05" draw:start-glue-point="8" draw:end-shape="id10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05" draw:start-glue-point="8" draw:end-shape="id10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08" draw:start-glue-point="4" draw:end-shape="id10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06" draw:start-glue-point="8" draw:end-shape="id10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07" draw:start-glue-point="10" draw:end-shape="id108" draw:end-glue-point="6" svg:d="M4910 19877h292v2h292" svg:viewBox="0 0 585 3">
          <text:p/>
        </draw:connector>
        <draw:custom-shape draw:style-name="gr2" draw:text-style-name="P1" xml:id="id109" draw:id="id10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0" draw:id="id11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09" draw:start-glue-point="10" draw:end-shape="id11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09" draw:start-glue-point="8" draw:end-shape="id9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09" draw:start-glue-point="8" draw:end-shape="id10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00" draw:start-glue-point="4" draw:end-shape="id11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10" draw:start-glue-point="8" draw:end-shape="id106" draw:end-glue-point="4" svg:d="M5023 15345l1470 1573" svg:viewBox="0 0 1471 1574">
          <text:p/>
        </draw:connector>
        <draw:custom-shape draw:style-name="gr2" draw:text-style-name="P1" xml:id="id115" draw:id="id11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6" draw:id="id11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1" draw:id="id11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2" draw:id="id11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11" draw:start-glue-point="10" draw:end-shape="id112" draw:end-glue-point="6" svg:d="M9637 19877h313v2h313" svg:viewBox="0 0 627 3">
          <text:p/>
        </draw:connector>
        <draw:custom-shape draw:style-name="gr2" draw:text-style-name="P1" xml:id="id113" draw:id="id11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4" draw:id="id11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13" draw:start-glue-point="10" draw:end-shape="id11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13" draw:start-glue-point="8" draw:end-shape="id11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13" draw:start-glue-point="8" draw:end-shape="id11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16" draw:start-glue-point="4" draw:end-shape="id11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14" draw:start-glue-point="8" draw:end-shape="id11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15" draw:start-glue-point="10" draw:end-shape="id116" draw:end-glue-point="6" svg:d="M8121 19877h293v2h293" svg:viewBox="0 0 587 3">
          <text:p/>
        </draw:connector>
        <draw:custom-shape draw:style-name="gr2" draw:text-style-name="P1" xml:id="id121" draw:id="id12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2" draw:id="id12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7" draw:id="id11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8" draw:id="id11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17" draw:start-glue-point="10" draw:end-shape="id118" draw:end-glue-point="6" svg:d="M13019 19877h312v2h313" svg:viewBox="0 0 626 3">
          <text:p/>
        </draw:connector>
        <draw:custom-shape draw:style-name="gr2" draw:text-style-name="P1" xml:id="id119" draw:id="id11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0" draw:id="id12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19" draw:start-glue-point="10" draw:end-shape="id12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19" draw:start-glue-point="8" draw:end-shape="id12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19" draw:start-glue-point="8" draw:end-shape="id11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22" draw:start-glue-point="4" draw:end-shape="id12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20" draw:start-glue-point="8" draw:end-shape="id11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21" draw:start-glue-point="10" draw:end-shape="id122" draw:end-glue-point="6" svg:d="M11504 19877h292v2h292" svg:viewBox="0 0 585 3">
          <text:p/>
        </draw:connector>
        <draw:custom-shape draw:style-name="gr2" draw:text-style-name="P1" xml:id="id123" draw:id="id12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4" draw:id="id12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23" draw:start-glue-point="10" draw:end-shape="id12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23" draw:start-glue-point="8" draw:end-shape="id11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23" draw:start-glue-point="8" draw:end-shape="id11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14" draw:start-glue-point="4" draw:end-shape="id12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24" draw:start-glue-point="8" draw:end-shape="id120" draw:end-glue-point="4" svg:d="M11476 15345l1611 1573" svg:viewBox="0 0 1612 1574">
          <text:p/>
        </draw:connector>
        <draw:custom-shape draw:style-name="gr2" draw:text-style-name="P1" xml:id="id125" draw:id="id12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6" draw:id="id12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25" draw:start-glue-point="10" draw:end-shape="id12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25" draw:start-glue-point="8" draw:end-shape="id10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25" draw:start-glue-point="8" draw:end-shape="id12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10" draw:start-glue-point="4" draw:end-shape="id12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26" draw:start-glue-point="8" draw:end-shape="id124" draw:end-glue-point="11" svg:d="M8335 11973l3292 2619" svg:viewBox="0 0 3293 2620">
          <text:p/>
        </draw:connector>
        <draw:custom-shape draw:style-name="gr2" draw:text-style-name="P1" xml:id="id127" draw:id="id12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27" draw:start-glue-point="8" draw:end-shape="id125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20.642cm" svg:y2="11.089cm" draw:start-shape="id127" draw:start-glue-point="8" draw:end-shape="id93" draw:end-glue-point="4" svg:d="M13382 7372l7260 3717" svg:viewBox="0 0 7261 3718">
          <text:p/>
        </draw:connector>
        <draw:connector draw:style-name="gr7" draw:text-style-name="P1" draw:layer="layout" draw:type="line" svg:x1="1.229cm" svg:y1="3.081cm" svg:x2="13.533cm" svg:y2="6.618cm" draw:start-shape="id95" draw:start-glue-point="8" draw:end-shape="id127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2" draw:text-style-name="P1" xml:id="id132" draw:id="id13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3" draw:id="id13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8" draw:id="id12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9" draw:id="id12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28" draw:start-glue-point="10" draw:end-shape="id129" draw:end-glue-point="6" svg:d="M16404 19877h313v2h312" svg:viewBox="0 0 626 3">
          <text:p/>
        </draw:connector>
        <draw:custom-shape draw:style-name="gr2" draw:text-style-name="P1" xml:id="id130" draw:id="id13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1" draw:id="id13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30" draw:start-glue-point="10" draw:end-shape="id13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30" draw:start-glue-point="8" draw:end-shape="id13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30" draw:start-glue-point="8" draw:end-shape="id12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33" draw:start-glue-point="4" draw:end-shape="id13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31" draw:start-glue-point="8" draw:end-shape="id12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32" draw:start-glue-point="10" draw:end-shape="id133" draw:end-glue-point="6" svg:d="M14889 19877h292v2h292" svg:viewBox="0 0 585 3">
          <text:p/>
        </draw:connector>
        <draw:custom-shape draw:style-name="gr2" draw:text-style-name="P1" xml:id="id138" draw:id="id13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9" draw:id="id139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4" draw:id="id13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5" draw:id="id13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34" draw:start-glue-point="10" draw:end-shape="id135" draw:end-glue-point="6" svg:d="M19785 19877h314v2h313" svg:viewBox="0 0 628 3">
          <text:p/>
        </draw:connector>
        <draw:custom-shape draw:style-name="gr2" draw:text-style-name="P1" xml:id="id136" draw:id="id13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7" draw:id="id137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36" draw:start-glue-point="10" draw:end-shape="id137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36" draw:start-glue-point="8" draw:end-shape="id13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36" draw:start-glue-point="8" draw:end-shape="id134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139" draw:start-glue-point="4" draw:end-shape="id137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137" draw:start-glue-point="8" draw:end-shape="id135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138" draw:start-glue-point="10" draw:end-shape="id139" draw:end-glue-point="6" svg:d="M18270 19877h293v2h292" svg:viewBox="0 0 586 3">
          <text:p/>
        </draw:connector>
        <draw:custom-shape draw:style-name="gr2" draw:text-style-name="P1" xml:id="id140" draw:id="id14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1" draw:id="id141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140" draw:start-glue-point="10" draw:end-shape="id141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140" draw:start-glue-point="8" draw:end-shape="id13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140" draw:start-glue-point="8" draw:end-shape="id13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31" draw:start-glue-point="4" draw:end-shape="id141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141" draw:start-glue-point="8" draw:end-shape="id137" draw:end-glue-point="4" svg:d="M18384 15345l1470 1573" svg:viewBox="0 0 1471 1574">
          <text:p/>
        </draw:connector>
        <draw:custom-shape draw:style-name="gr2" draw:text-style-name="P1" xml:id="id146" draw:id="id14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7" draw:id="id14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2" draw:id="id14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3" draw:id="id14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142" draw:start-glue-point="10" draw:end-shape="id143" draw:end-glue-point="6" svg:d="M22998 19877h312v2h313" svg:viewBox="0 0 626 3">
          <text:p/>
        </draw:connector>
        <draw:custom-shape draw:style-name="gr2" draw:text-style-name="P1" xml:id="id144" draw:id="id14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5" draw:id="id14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144" draw:start-glue-point="10" draw:end-shape="id14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144" draw:start-glue-point="8" draw:end-shape="id14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144" draw:start-glue-point="8" draw:end-shape="id14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147" draw:start-glue-point="4" draw:end-shape="id14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145" draw:start-glue-point="8" draw:end-shape="id14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146" draw:start-glue-point="10" draw:end-shape="id147" draw:end-glue-point="6" svg:d="M21482 19877h293v2h293" svg:viewBox="0 0 587 3">
          <text:p/>
        </draw:connector>
        <draw:custom-shape draw:style-name="gr2" draw:text-style-name="P1" xml:id="id152" draw:id="id15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3" draw:id="id15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8" draw:id="id14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9" draw:id="id14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148" draw:start-glue-point="10" draw:end-shape="id149" draw:end-glue-point="6" svg:d="M26380 19877h312v2h313" svg:viewBox="0 0 626 3">
          <text:p/>
        </draw:connector>
        <draw:custom-shape draw:style-name="gr2" draw:text-style-name="P1" xml:id="id150" draw:id="id15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1" draw:id="id15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150" draw:start-glue-point="10" draw:end-shape="id15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150" draw:start-glue-point="8" draw:end-shape="id15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150" draw:start-glue-point="8" draw:end-shape="id14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153" draw:start-glue-point="4" draw:end-shape="id15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151" draw:start-glue-point="8" draw:end-shape="id14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152" draw:start-glue-point="10" draw:end-shape="id153" draw:end-glue-point="6" svg:d="M24864 19877h293v2h292" svg:viewBox="0 0 586 3">
          <text:p/>
        </draw:connector>
        <draw:custom-shape draw:style-name="gr2" draw:text-style-name="P1" xml:id="id154" draw:id="id15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5" draw:id="id15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154" draw:start-glue-point="10" draw:end-shape="id15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154" draw:start-glue-point="8" draw:end-shape="id14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154" draw:start-glue-point="8" draw:end-shape="id15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145" draw:start-glue-point="4" draw:end-shape="id15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155" draw:start-glue-point="8" draw:end-shape="id151" draw:end-glue-point="4" svg:d="M24837 15345l1611 1573" svg:viewBox="0 0 1612 1574">
          <text:p/>
        </draw:connector>
        <draw:custom-shape draw:style-name="gr2" draw:text-style-name="P1" xml:id="id156" draw:id="id156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7" draw:id="id157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732cm" svg:y1="6.931cm" svg:x2="21.481cm" svg:y2="11.532cm" draw:start-shape="id156" draw:start-glue-point="10" draw:end-shape="id157" draw:end-glue-point="6" svg:d="M14732 6931h3375v4601h3374" svg:viewBox="0 0 6750 4602">
          <text:p/>
        </draw:connector>
        <draw:connector draw:style-name="gr4" draw:text-style-name="P1" draw:layer="layout" draw:type="line" svg:x1="14.519cm" svg:y1="7.372cm" svg:x2="17.331cm" svg:y2="14.461cm" draw:start-shape="id156" draw:start-glue-point="8" draw:end-shape="id140" draw:end-glue-point="4" svg:d="M14519 7372l2812 7089" svg:viewBox="0 0 2813 7090">
          <text:p/>
        </draw:connector>
        <draw:connector draw:style-name="gr4" draw:text-style-name="P1" draw:layer="layout" draw:type="line" svg:x1="14.519cm" svg:y1="7.372cm" svg:x2="23.784cm" svg:y2="14.461cm" draw:start-shape="id156" draw:start-glue-point="8" draw:end-shape="id154" draw:end-glue-point="4" svg:d="M14519 7372l9265 7089" svg:viewBox="0 0 9266 7090">
          <text:p/>
        </draw:connector>
        <draw:connector draw:style-name="gr5" draw:text-style-name="P1" draw:layer="layout" draw:type="line" svg:x1="18.384cm" svg:y1="14.463cm" svg:x2="21.695cm" svg:y2="11.973cm" draw:start-shape="id141" draw:start-glue-point="4" draw:end-shape="id157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157" draw:start-glue-point="8" draw:end-shape="id155" draw:end-glue-point="11" svg:d="M21695 11973l3293 2619" svg:viewBox="0 0 3294 2620">
          <text:p/>
        </draw:connector>
        <draw:custom-shape draw:style-name="gr2" draw:text-style-name="P1" xml:id="id158" draw:id="id15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9" draw:id="id15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158" draw:start-glue-point="10" draw:end-shape="id15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15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15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15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159" draw:end-glue-point="4" svg:d="M-611-16l3898 2216" svg:viewBox="0 0 3899 2217">
          <text:p/>
        </draw:connector>
        <draw:custom-shape draw:style-name="gr2" draw:text-style-name="P1" xml:id="id164" draw:id="id16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5" draw:id="id16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0" draw:id="id16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1" draw:id="id16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160" draw:start-glue-point="10" draw:end-shape="id161" draw:end-glue-point="6" svg:d="M3043 19877h314v2h312" svg:viewBox="0 0 627 3">
          <text:p/>
        </draw:connector>
        <draw:custom-shape draw:style-name="gr2" draw:text-style-name="P1" xml:id="id162" draw:id="id16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3" draw:id="id16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162" draw:start-glue-point="10" draw:end-shape="id16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162" draw:start-glue-point="8" draw:end-shape="id16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162" draw:start-glue-point="8" draw:end-shape="id16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165" draw:start-glue-point="4" draw:end-shape="id16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163" draw:start-glue-point="8" draw:end-shape="id16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164" draw:start-glue-point="10" draw:end-shape="id165" draw:end-glue-point="6" svg:d="M1528 19877h292v2h292" svg:viewBox="0 0 585 3">
          <text:p/>
        </draw:connector>
        <draw:custom-shape draw:style-name="gr2" draw:text-style-name="P1" xml:id="id170" draw:id="id17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1" draw:id="id17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6" draw:id="id16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7" draw:id="id16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166" draw:start-glue-point="10" draw:end-shape="id167" draw:end-glue-point="6" svg:d="M6424 19877h314v2h313" svg:viewBox="0 0 628 3">
          <text:p/>
        </draw:connector>
        <draw:custom-shape draw:style-name="gr2" draw:text-style-name="P1" xml:id="id168" draw:id="id16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9" draw:id="id16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168" draw:start-glue-point="10" draw:end-shape="id16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168" draw:start-glue-point="8" draw:end-shape="id17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168" draw:start-glue-point="8" draw:end-shape="id16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171" draw:start-glue-point="4" draw:end-shape="id16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169" draw:start-glue-point="8" draw:end-shape="id16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170" draw:start-glue-point="10" draw:end-shape="id171" draw:end-glue-point="6" svg:d="M4910 19877h292v2h292" svg:viewBox="0 0 585 3">
          <text:p/>
        </draw:connector>
        <draw:custom-shape draw:style-name="gr2" draw:text-style-name="P1" xml:id="id172" draw:id="id17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3" draw:id="id17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172" draw:start-glue-point="10" draw:end-shape="id17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172" draw:start-glue-point="8" draw:end-shape="id16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172" draw:start-glue-point="8" draw:end-shape="id16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163" draw:start-glue-point="4" draw:end-shape="id17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173" draw:start-glue-point="8" draw:end-shape="id169" draw:end-glue-point="4" svg:d="M5023 15345l1470 1573" svg:viewBox="0 0 1471 1574">
          <text:p/>
        </draw:connector>
        <draw:custom-shape draw:style-name="gr2" draw:text-style-name="P1" xml:id="id178" draw:id="id17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9" draw:id="id17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4" draw:id="id17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5" draw:id="id17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174" draw:start-glue-point="10" draw:end-shape="id175" draw:end-glue-point="6" svg:d="M9637 19877h313v2h313" svg:viewBox="0 0 627 3">
          <text:p/>
        </draw:connector>
        <draw:custom-shape draw:style-name="gr2" draw:text-style-name="P1" xml:id="id176" draw:id="id17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7" draw:id="id17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176" draw:start-glue-point="10" draw:end-shape="id17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176" draw:start-glue-point="8" draw:end-shape="id17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176" draw:start-glue-point="8" draw:end-shape="id17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179" draw:start-glue-point="4" draw:end-shape="id17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177" draw:start-glue-point="8" draw:end-shape="id17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178" draw:start-glue-point="10" draw:end-shape="id179" draw:end-glue-point="6" svg:d="M8121 19877h293v2h293" svg:viewBox="0 0 587 3">
          <text:p/>
        </draw:connector>
        <draw:custom-shape draw:style-name="gr2" draw:text-style-name="P1" xml:id="id184" draw:id="id18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5" draw:id="id18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0" draw:id="id18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1" draw:id="id18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180" draw:start-glue-point="10" draw:end-shape="id181" draw:end-glue-point="6" svg:d="M13019 19877h312v2h313" svg:viewBox="0 0 626 3">
          <text:p/>
        </draw:connector>
        <draw:custom-shape draw:style-name="gr2" draw:text-style-name="P1" xml:id="id182" draw:id="id18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3" draw:id="id18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182" draw:start-glue-point="10" draw:end-shape="id18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182" draw:start-glue-point="8" draw:end-shape="id18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182" draw:start-glue-point="8" draw:end-shape="id18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85" draw:start-glue-point="4" draw:end-shape="id18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83" draw:start-glue-point="8" draw:end-shape="id18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84" draw:start-glue-point="10" draw:end-shape="id185" draw:end-glue-point="6" svg:d="M11504 19877h292v2h292" svg:viewBox="0 0 585 3">
          <text:p/>
        </draw:connector>
        <draw:custom-shape draw:style-name="gr2" draw:text-style-name="P1" xml:id="id186" draw:id="id18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7" draw:id="id18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86" draw:start-glue-point="10" draw:end-shape="id18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86" draw:start-glue-point="8" draw:end-shape="id17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86" draw:start-glue-point="8" draw:end-shape="id18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177" draw:start-glue-point="4" draw:end-shape="id18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87" draw:start-glue-point="8" draw:end-shape="id183" draw:end-glue-point="4" svg:d="M11476 15345l1611 1573" svg:viewBox="0 0 1612 1574">
          <text:p/>
        </draw:connector>
        <draw:custom-shape draw:style-name="gr2" draw:text-style-name="P1" xml:id="id188" draw:id="id18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9" draw:id="id18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88" draw:start-glue-point="10" draw:end-shape="id18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88" draw:start-glue-point="8" draw:end-shape="id17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88" draw:start-glue-point="8" draw:end-shape="id18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173" draw:start-glue-point="4" draw:end-shape="id18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89" draw:start-glue-point="8" draw:end-shape="id187" draw:end-glue-point="11" svg:d="M8335 11973l3292 2619" svg:viewBox="0 0 3293 2620">
          <text:p/>
        </draw:connector>
        <draw:custom-shape draw:style-name="gr2" draw:text-style-name="P1" xml:id="id190" draw:id="id19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90" draw:start-glue-point="8" draw:end-shape="id188" draw:end-glue-point="4" svg:d="M13382 7372l-6101 3717" svg:viewBox="0 0 6102 3718">
          <text:p/>
        </draw:connector>
        <draw:connector draw:style-name="gr4" draw:text-style-name="P1" draw:layer="layout" draw:type="line" svg:x1="13.382cm" svg:y1="7.372cm" svg:x2="14.519cm" svg:y2="6.489cm" draw:start-shape="id190" draw:start-glue-point="8" draw:end-shape="id156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158" draw:start-glue-point="8" draw:end-shape="id190" draw:end-glue-point="11" svg:d="M1229 3081l12304 3537" svg:viewBox="0 0 12305 353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1" xml:id="id195" draw:id="id19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6" draw:id="id19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1" draw:id="id19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2" draw:id="id19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191" draw:start-glue-point="10" draw:end-shape="id192" draw:end-glue-point="6" svg:d="M16404 19877h313v2h312" svg:viewBox="0 0 626 3">
          <text:p/>
        </draw:connector>
        <draw:custom-shape draw:style-name="gr2" draw:text-style-name="P1" xml:id="id193" draw:id="id19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4" draw:id="id19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193" draw:start-glue-point="10" draw:end-shape="id19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193" draw:start-glue-point="8" draw:end-shape="id19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193" draw:start-glue-point="8" draw:end-shape="id19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196" draw:start-glue-point="4" draw:end-shape="id19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194" draw:start-glue-point="8" draw:end-shape="id19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195" draw:start-glue-point="10" draw:end-shape="id196" draw:end-glue-point="6" svg:d="M14889 19877h292v2h292" svg:viewBox="0 0 585 3">
          <text:p/>
        </draw:connector>
        <draw:custom-shape draw:style-name="gr2" draw:text-style-name="P1" xml:id="id201" draw:id="id20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2" draw:id="id20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7" draw:id="id19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8" draw:id="id19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197" draw:start-glue-point="10" draw:end-shape="id198" draw:end-glue-point="6" svg:d="M19785 19877h314v2h313" svg:viewBox="0 0 628 3">
          <text:p/>
        </draw:connector>
        <draw:custom-shape draw:style-name="gr2" draw:text-style-name="P1" xml:id="id199" draw:id="id19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0" draw:id="id20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199" draw:start-glue-point="10" draw:end-shape="id20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199" draw:start-glue-point="8" draw:end-shape="id20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199" draw:start-glue-point="8" draw:end-shape="id19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02" draw:start-glue-point="4" draw:end-shape="id20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00" draw:start-glue-point="8" draw:end-shape="id19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01" draw:start-glue-point="10" draw:end-shape="id202" draw:end-glue-point="6" svg:d="M18270 19877h293v2h292" svg:viewBox="0 0 586 3">
          <text:p/>
        </draw:connector>
        <draw:custom-shape draw:style-name="gr2" draw:text-style-name="P1" xml:id="id203" draw:id="id20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4" draw:id="id204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203" draw:start-glue-point="10" draw:end-shape="id204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203" draw:start-glue-point="8" draw:end-shape="id19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03" draw:start-glue-point="8" draw:end-shape="id199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194" draw:start-glue-point="4" draw:end-shape="id204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204" draw:start-glue-point="8" draw:end-shape="id200" draw:end-glue-point="4" svg:d="M18384 15345l1470 1573" svg:viewBox="0 0 1471 1574">
          <text:p/>
        </draw:connector>
        <draw:custom-shape draw:style-name="gr2" draw:text-style-name="P1" xml:id="id209" draw:id="id20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0" draw:id="id21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5" draw:id="id20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6" draw:id="id20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05" draw:start-glue-point="10" draw:end-shape="id206" draw:end-glue-point="6" svg:d="M22998 19877h312v2h313" svg:viewBox="0 0 626 3">
          <text:p/>
        </draw:connector>
        <draw:custom-shape draw:style-name="gr2" draw:text-style-name="P1" xml:id="id207" draw:id="id20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8" draw:id="id20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07" draw:start-glue-point="10" draw:end-shape="id20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07" draw:start-glue-point="8" draw:end-shape="id20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07" draw:start-glue-point="8" draw:end-shape="id20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10" draw:start-glue-point="4" draw:end-shape="id20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08" draw:start-glue-point="8" draw:end-shape="id20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09" draw:start-glue-point="10" draw:end-shape="id210" draw:end-glue-point="6" svg:d="M21482 19877h293v2h293" svg:viewBox="0 0 587 3">
          <text:p/>
        </draw:connector>
        <draw:custom-shape draw:style-name="gr2" draw:text-style-name="P1" xml:id="id215" draw:id="id21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6" draw:id="id21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1" draw:id="id21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2" draw:id="id21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11" draw:start-glue-point="10" draw:end-shape="id212" draw:end-glue-point="6" svg:d="M26380 19877h312v2h313" svg:viewBox="0 0 626 3">
          <text:p/>
        </draw:connector>
        <draw:custom-shape draw:style-name="gr2" draw:text-style-name="P1" xml:id="id213" draw:id="id21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4" draw:id="id21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13" draw:start-glue-point="10" draw:end-shape="id21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13" draw:start-glue-point="8" draw:end-shape="id21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13" draw:start-glue-point="8" draw:end-shape="id21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16" draw:start-glue-point="4" draw:end-shape="id21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14" draw:start-glue-point="8" draw:end-shape="id21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15" draw:start-glue-point="10" draw:end-shape="id216" draw:end-glue-point="6" svg:d="M24864 19877h293v2h292" svg:viewBox="0 0 586 3">
          <text:p/>
        </draw:connector>
        <draw:custom-shape draw:style-name="gr2" draw:text-style-name="P1" xml:id="id217" draw:id="id21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8" draw:id="id21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17" draw:start-glue-point="10" draw:end-shape="id21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17" draw:start-glue-point="8" draw:end-shape="id20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17" draw:start-glue-point="8" draw:end-shape="id21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08" draw:start-glue-point="4" draw:end-shape="id21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18" draw:start-glue-point="8" draw:end-shape="id214" draw:end-glue-point="4" svg:d="M24837 15345l1611 1573" svg:viewBox="0 0 1612 1574">
          <text:p/>
        </draw:connector>
        <draw:custom-shape draw:style-name="gr2" draw:text-style-name="P1" xml:id="id219" draw:id="id219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0" draw:id="id22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732cm" svg:y1="6.931cm" svg:x2="21.481cm" svg:y2="11.532cm" draw:start-shape="id219" draw:start-glue-point="10" draw:end-shape="id220" draw:end-glue-point="6" svg:d="M14732 6931h3375v4601h3374" svg:viewBox="0 0 6750 4602">
          <text:p/>
        </draw:connector>
        <draw:connector draw:style-name="gr4" draw:text-style-name="P1" draw:layer="layout" draw:type="line" svg:x1="14.519cm" svg:y1="7.372cm" svg:x2="17.331cm" svg:y2="14.461cm" draw:start-shape="id219" draw:start-glue-point="8" draw:end-shape="id203" draw:end-glue-point="4" svg:d="M14519 7372l2812 7089" svg:viewBox="0 0 2813 7090">
          <text:p/>
        </draw:connector>
        <draw:connector draw:style-name="gr4" draw:text-style-name="P1" draw:layer="layout" draw:type="line" svg:x1="14.519cm" svg:y1="7.372cm" svg:x2="23.784cm" svg:y2="14.461cm" draw:start-shape="id219" draw:start-glue-point="8" draw:end-shape="id217" draw:end-glue-point="4" svg:d="M14519 7372l9265 7089" svg:viewBox="0 0 9266 7090">
          <text:p/>
        </draw:connector>
        <draw:connector draw:style-name="gr5" draw:text-style-name="P1" draw:layer="layout" draw:type="line" svg:x1="18.384cm" svg:y1="14.463cm" svg:x2="21.695cm" svg:y2="11.973cm" draw:start-shape="id204" draw:start-glue-point="4" draw:end-shape="id220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220" draw:start-glue-point="8" draw:end-shape="id218" draw:end-glue-point="11" svg:d="M21695 11973l3293 2619" svg:viewBox="0 0 3294 2620">
          <text:p/>
        </draw:connector>
        <draw:custom-shape draw:style-name="gr2" draw:text-style-name="P1" xml:id="id221" draw:id="id22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2" draw:id="id22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21" draw:start-glue-point="10" draw:end-shape="id22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2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2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2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22" draw:end-glue-point="4" svg:d="M-611-16l3898 2216" svg:viewBox="0 0 3899 2217">
          <text:p/>
        </draw:connector>
        <draw:custom-shape draw:style-name="gr2" draw:text-style-name="P1" xml:id="id227" draw:id="id22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8" draw:id="id22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3" draw:id="id22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4" draw:id="id22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23" draw:start-glue-point="10" draw:end-shape="id224" draw:end-glue-point="6" svg:d="M3043 19877h314v2h312" svg:viewBox="0 0 627 3">
          <text:p/>
        </draw:connector>
        <draw:custom-shape draw:style-name="gr2" draw:text-style-name="P1" xml:id="id225" draw:id="id22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6" draw:id="id22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25" draw:start-glue-point="10" draw:end-shape="id22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25" draw:start-glue-point="8" draw:end-shape="id22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25" draw:start-glue-point="8" draw:end-shape="id22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28" draw:start-glue-point="4" draw:end-shape="id22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26" draw:start-glue-point="8" draw:end-shape="id22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27" draw:start-glue-point="10" draw:end-shape="id228" draw:end-glue-point="6" svg:d="M1528 19877h292v2h292" svg:viewBox="0 0 585 3">
          <text:p/>
        </draw:connector>
        <draw:custom-shape draw:style-name="gr2" draw:text-style-name="P1" xml:id="id233" draw:id="id23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4" draw:id="id23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9" draw:id="id22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0" draw:id="id23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29" draw:start-glue-point="10" draw:end-shape="id230" draw:end-glue-point="6" svg:d="M6424 19877h314v2h313" svg:viewBox="0 0 628 3">
          <text:p/>
        </draw:connector>
        <draw:custom-shape draw:style-name="gr2" draw:text-style-name="P1" xml:id="id231" draw:id="id23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2" draw:id="id23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31" draw:start-glue-point="10" draw:end-shape="id23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31" draw:start-glue-point="8" draw:end-shape="id23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31" draw:start-glue-point="8" draw:end-shape="id22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34" draw:start-glue-point="4" draw:end-shape="id23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32" draw:start-glue-point="8" draw:end-shape="id23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33" draw:start-glue-point="10" draw:end-shape="id234" draw:end-glue-point="6" svg:d="M4910 19877h292v2h292" svg:viewBox="0 0 585 3">
          <text:p/>
        </draw:connector>
        <draw:custom-shape draw:style-name="gr2" draw:text-style-name="P1" xml:id="id235" draw:id="id23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6" draw:id="id23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35" draw:start-glue-point="10" draw:end-shape="id23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35" draw:start-glue-point="8" draw:end-shape="id22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35" draw:start-glue-point="8" draw:end-shape="id23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26" draw:start-glue-point="4" draw:end-shape="id23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36" draw:start-glue-point="8" draw:end-shape="id232" draw:end-glue-point="4" svg:d="M5023 15345l1470 1573" svg:viewBox="0 0 1471 1574">
          <text:p/>
        </draw:connector>
        <draw:custom-shape draw:style-name="gr2" draw:text-style-name="P1" xml:id="id241" draw:id="id24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2" draw:id="id24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7" draw:id="id23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8" draw:id="id23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237" draw:start-glue-point="10" draw:end-shape="id238" draw:end-glue-point="6" svg:d="M9637 19877h313v2h313" svg:viewBox="0 0 627 3">
          <text:p/>
        </draw:connector>
        <draw:custom-shape draw:style-name="gr2" draw:text-style-name="P1" xml:id="id239" draw:id="id23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0" draw:id="id24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239" draw:start-glue-point="10" draw:end-shape="id24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239" draw:start-glue-point="8" draw:end-shape="id24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239" draw:start-glue-point="8" draw:end-shape="id23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242" draw:start-glue-point="4" draw:end-shape="id24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240" draw:start-glue-point="8" draw:end-shape="id23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241" draw:start-glue-point="10" draw:end-shape="id242" draw:end-glue-point="6" svg:d="M8121 19877h293v2h293" svg:viewBox="0 0 587 3">
          <text:p/>
        </draw:connector>
        <draw:custom-shape draw:style-name="gr2" draw:text-style-name="P1" xml:id="id247" draw:id="id24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8" draw:id="id24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3" draw:id="id24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4" draw:id="id24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243" draw:start-glue-point="10" draw:end-shape="id244" draw:end-glue-point="6" svg:d="M13019 19877h312v2h313" svg:viewBox="0 0 626 3">
          <text:p/>
        </draw:connector>
        <draw:custom-shape draw:style-name="gr2" draw:text-style-name="P1" xml:id="id245" draw:id="id24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6" draw:id="id24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245" draw:start-glue-point="10" draw:end-shape="id24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245" draw:start-glue-point="8" draw:end-shape="id24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245" draw:start-glue-point="8" draw:end-shape="id24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248" draw:start-glue-point="4" draw:end-shape="id24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246" draw:start-glue-point="8" draw:end-shape="id24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247" draw:start-glue-point="10" draw:end-shape="id248" draw:end-glue-point="6" svg:d="M11504 19877h292v2h292" svg:viewBox="0 0 585 3">
          <text:p/>
        </draw:connector>
        <draw:custom-shape draw:style-name="gr2" draw:text-style-name="P1" xml:id="id249" draw:id="id24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0" draw:id="id25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249" draw:start-glue-point="10" draw:end-shape="id25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249" draw:start-glue-point="8" draw:end-shape="id23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249" draw:start-glue-point="8" draw:end-shape="id24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240" draw:start-glue-point="4" draw:end-shape="id25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250" draw:start-glue-point="8" draw:end-shape="id246" draw:end-glue-point="4" svg:d="M11476 15345l1611 1573" svg:viewBox="0 0 1612 1574">
          <text:p/>
        </draw:connector>
        <draw:custom-shape draw:style-name="gr2" draw:text-style-name="P1" xml:id="id251" draw:id="id25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2" draw:id="id25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251" draw:start-glue-point="10" draw:end-shape="id25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251" draw:start-glue-point="8" draw:end-shape="id23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251" draw:start-glue-point="8" draw:end-shape="id24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36" draw:start-glue-point="4" draw:end-shape="id25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252" draw:start-glue-point="8" draw:end-shape="id250" draw:end-glue-point="11" svg:d="M8335 11973l3292 2619" svg:viewBox="0 0 3293 2620">
          <text:p/>
        </draw:connector>
        <draw:custom-shape draw:style-name="gr2" draw:text-style-name="P1" xml:id="id253" draw:id="id25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253" draw:start-glue-point="8" draw:end-shape="id251" draw:end-glue-point="4" svg:d="M13382 7372l-6101 3717" svg:viewBox="0 0 6102 3718">
          <text:p/>
        </draw:connector>
        <draw:connector draw:style-name="gr8" draw:text-style-name="P1" draw:layer="layout" draw:type="line" svg:x1="13.382cm" svg:y1="7.372cm" svg:x2="14.519cm" svg:y2="6.489cm" draw:start-shape="id253" draw:start-glue-point="8" draw:end-shape="id219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221" draw:start-glue-point="8" draw:end-shape="id253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222" draw:start-glue-point="8" draw:end-shape="id219" draw:end-glue-point="11" svg:d="M3287 3083l11383 3535" svg:viewBox="0 0 1138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" draw:text-style-name="P1" xml:id="id258" draw:id="id25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9" draw:id="id25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4" draw:id="id25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5" draw:id="id25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254" draw:start-glue-point="10" draw:end-shape="id255" draw:end-glue-point="6" svg:d="M16404 19877h313v2h312" svg:viewBox="0 0 626 3">
          <text:p/>
        </draw:connector>
        <draw:custom-shape draw:style-name="gr2" draw:text-style-name="P1" xml:id="id256" draw:id="id25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7" draw:id="id25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256" draw:start-glue-point="10" draw:end-shape="id25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256" draw:start-glue-point="8" draw:end-shape="id25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256" draw:start-glue-point="8" draw:end-shape="id25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259" draw:start-glue-point="4" draw:end-shape="id25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257" draw:start-glue-point="8" draw:end-shape="id25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258" draw:start-glue-point="10" draw:end-shape="id259" draw:end-glue-point="6" svg:d="M14889 19877h292v2h292" svg:viewBox="0 0 585 3">
          <text:p/>
        </draw:connector>
        <draw:custom-shape draw:style-name="gr2" draw:text-style-name="P1" xml:id="id264" draw:id="id26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5" draw:id="id265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0" draw:id="id26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1" draw:id="id26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260" draw:start-glue-point="10" draw:end-shape="id261" draw:end-glue-point="6" svg:d="M19785 19877h314v2h313" svg:viewBox="0 0 628 3">
          <text:p/>
        </draw:connector>
        <draw:custom-shape draw:style-name="gr2" draw:text-style-name="P1" xml:id="id262" draw:id="id26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3" draw:id="id263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262" draw:start-glue-point="10" draw:end-shape="id263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262" draw:start-glue-point="8" draw:end-shape="id264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262" draw:start-glue-point="8" draw:end-shape="id260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265" draw:start-glue-point="4" draw:end-shape="id263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263" draw:start-glue-point="8" draw:end-shape="id261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264" draw:start-glue-point="10" draw:end-shape="id265" draw:end-glue-point="6" svg:d="M18270 19877h293v2h292" svg:viewBox="0 0 586 3">
          <text:p/>
        </draw:connector>
        <draw:custom-shape draw:style-name="gr2" draw:text-style-name="P1" xml:id="id266" draw:id="id26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7" draw:id="id267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266" draw:start-glue-point="10" draw:end-shape="id267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266" draw:start-glue-point="8" draw:end-shape="id25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266" draw:start-glue-point="8" draw:end-shape="id262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257" draw:start-glue-point="4" draw:end-shape="id267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267" draw:start-glue-point="8" draw:end-shape="id263" draw:end-glue-point="4" svg:d="M18384 15345l1470 1573" svg:viewBox="0 0 1471 1574">
          <text:p/>
        </draw:connector>
        <draw:custom-shape draw:style-name="gr2" draw:text-style-name="P1" xml:id="id272" draw:id="id272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3" draw:id="id273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8" draw:id="id268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9" draw:id="id269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268" draw:start-glue-point="10" draw:end-shape="id269" draw:end-glue-point="6" svg:d="M22998 19877h312v2h313" svg:viewBox="0 0 626 3">
          <text:p/>
        </draw:connector>
        <draw:custom-shape draw:style-name="gr2" draw:text-style-name="P1" xml:id="id270" draw:id="id270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1" draw:id="id271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270" draw:start-glue-point="10" draw:end-shape="id271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270" draw:start-glue-point="8" draw:end-shape="id272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270" draw:start-glue-point="8" draw:end-shape="id268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273" draw:start-glue-point="4" draw:end-shape="id271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271" draw:start-glue-point="8" draw:end-shape="id269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272" draw:start-glue-point="10" draw:end-shape="id273" draw:end-glue-point="6" svg:d="M21482 19877h293v2h293" svg:viewBox="0 0 587 3">
          <text:p/>
        </draw:connector>
        <draw:custom-shape draw:style-name="gr2" draw:text-style-name="P1" xml:id="id278" draw:id="id278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9" draw:id="id279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4" draw:id="id274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5" draw:id="id275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274" draw:start-glue-point="10" draw:end-shape="id275" draw:end-glue-point="6" svg:d="M26380 19877h312v2h313" svg:viewBox="0 0 626 3">
          <text:p/>
        </draw:connector>
        <draw:custom-shape draw:style-name="gr2" draw:text-style-name="P1" xml:id="id276" draw:id="id276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7" draw:id="id277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276" draw:start-glue-point="10" draw:end-shape="id277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276" draw:start-glue-point="8" draw:end-shape="id278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276" draw:start-glue-point="8" draw:end-shape="id274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279" draw:start-glue-point="4" draw:end-shape="id277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277" draw:start-glue-point="8" draw:end-shape="id275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278" draw:start-glue-point="10" draw:end-shape="id279" draw:end-glue-point="6" svg:d="M24864 19877h293v2h292" svg:viewBox="0 0 586 3">
          <text:p/>
        </draw:connector>
        <draw:custom-shape draw:style-name="gr2" draw:text-style-name="P1" xml:id="id280" draw:id="id280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1" draw:id="id281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280" draw:start-glue-point="10" draw:end-shape="id281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280" draw:start-glue-point="8" draw:end-shape="id270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280" draw:start-glue-point="8" draw:end-shape="id276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271" draw:start-glue-point="4" draw:end-shape="id281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281" draw:start-glue-point="8" draw:end-shape="id277" draw:end-glue-point="4" svg:d="M24837 15345l1611 1573" svg:viewBox="0 0 1612 1574">
          <text:p/>
        </draw:connector>
        <draw:custom-shape draw:style-name="gr2" draw:text-style-name="P1" xml:id="id282" draw:id="id282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3" draw:id="id283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732cm" svg:y1="6.931cm" svg:x2="21.481cm" svg:y2="11.532cm" draw:start-shape="id282" draw:start-glue-point="10" draw:end-shape="id283" draw:end-glue-point="6" svg:d="M14732 6931h3375v4601h3374" svg:viewBox="0 0 6750 4602">
          <text:p/>
        </draw:connector>
        <draw:connector draw:style-name="gr4" draw:text-style-name="P1" draw:layer="layout" draw:type="line" svg:x1="14.519cm" svg:y1="7.372cm" svg:x2="23.784cm" svg:y2="14.461cm" draw:start-shape="id282" draw:start-glue-point="8" draw:end-shape="id280" draw:end-glue-point="4" svg:d="M14519 7372l9265 7089" svg:viewBox="0 0 9266 7090">
          <text:p/>
        </draw:connector>
        <draw:connector draw:style-name="gr5" draw:text-style-name="P1" draw:layer="layout" draw:type="line" svg:x1="18.384cm" svg:y1="14.463cm" svg:x2="21.695cm" svg:y2="11.973cm" draw:start-shape="id267" draw:start-glue-point="4" draw:end-shape="id283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283" draw:start-glue-point="8" draw:end-shape="id281" draw:end-glue-point="11" svg:d="M21695 11973l3293 2619" svg:viewBox="0 0 3294 2620">
          <text:p/>
        </draw:connector>
        <draw:custom-shape draw:style-name="gr2" draw:text-style-name="P1" xml:id="id284" draw:id="id28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5" draw:id="id28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284" draw:start-glue-point="10" draw:end-shape="id28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28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28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28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285" draw:end-glue-point="4" svg:d="M-611-16l3898 2216" svg:viewBox="0 0 3899 2217">
          <text:p/>
        </draw:connector>
        <draw:custom-shape draw:style-name="gr2" draw:text-style-name="P1" xml:id="id290" draw:id="id29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1" draw:id="id29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6" draw:id="id28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7" draw:id="id28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286" draw:start-glue-point="10" draw:end-shape="id287" draw:end-glue-point="6" svg:d="M3043 19877h314v2h312" svg:viewBox="0 0 627 3">
          <text:p/>
        </draw:connector>
        <draw:custom-shape draw:style-name="gr2" draw:text-style-name="P1" xml:id="id288" draw:id="id28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9" draw:id="id28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288" draw:start-glue-point="10" draw:end-shape="id28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288" draw:start-glue-point="8" draw:end-shape="id29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288" draw:start-glue-point="8" draw:end-shape="id28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291" draw:start-glue-point="4" draw:end-shape="id28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289" draw:start-glue-point="8" draw:end-shape="id28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290" draw:start-glue-point="10" draw:end-shape="id291" draw:end-glue-point="6" svg:d="M1528 19877h292v2h292" svg:viewBox="0 0 585 3">
          <text:p/>
        </draw:connector>
        <draw:custom-shape draw:style-name="gr2" draw:text-style-name="P1" xml:id="id296" draw:id="id29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7" draw:id="id29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2" draw:id="id29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3" draw:id="id29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292" draw:start-glue-point="10" draw:end-shape="id293" draw:end-glue-point="6" svg:d="M6424 19877h314v2h313" svg:viewBox="0 0 628 3">
          <text:p/>
        </draw:connector>
        <draw:custom-shape draw:style-name="gr2" draw:text-style-name="P1" xml:id="id294" draw:id="id29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5" draw:id="id29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294" draw:start-glue-point="10" draw:end-shape="id29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294" draw:start-glue-point="8" draw:end-shape="id29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294" draw:start-glue-point="8" draw:end-shape="id29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297" draw:start-glue-point="4" draw:end-shape="id29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295" draw:start-glue-point="8" draw:end-shape="id29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296" draw:start-glue-point="10" draw:end-shape="id297" draw:end-glue-point="6" svg:d="M4910 19877h292v2h292" svg:viewBox="0 0 585 3">
          <text:p/>
        </draw:connector>
        <draw:custom-shape draw:style-name="gr2" draw:text-style-name="P1" xml:id="id298" draw:id="id29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9" draw:id="id29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298" draw:start-glue-point="10" draw:end-shape="id29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298" draw:start-glue-point="8" draw:end-shape="id28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298" draw:start-glue-point="8" draw:end-shape="id29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289" draw:start-glue-point="4" draw:end-shape="id29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299" draw:start-glue-point="8" draw:end-shape="id295" draw:end-glue-point="4" svg:d="M5023 15345l1470 1573" svg:viewBox="0 0 1471 1574">
          <text:p/>
        </draw:connector>
        <draw:custom-shape draw:style-name="gr2" draw:text-style-name="P1" xml:id="id304" draw:id="id30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5" draw:id="id30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0" draw:id="id30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1" draw:id="id30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00" draw:start-glue-point="10" draw:end-shape="id301" draw:end-glue-point="6" svg:d="M9637 19877h313v2h313" svg:viewBox="0 0 627 3">
          <text:p/>
        </draw:connector>
        <draw:custom-shape draw:style-name="gr2" draw:text-style-name="P1" xml:id="id302" draw:id="id30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3" draw:id="id30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02" draw:start-glue-point="10" draw:end-shape="id30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02" draw:start-glue-point="8" draw:end-shape="id30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02" draw:start-glue-point="8" draw:end-shape="id30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05" draw:start-glue-point="4" draw:end-shape="id30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03" draw:start-glue-point="8" draw:end-shape="id30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04" draw:start-glue-point="10" draw:end-shape="id305" draw:end-glue-point="6" svg:d="M8121 19877h293v2h293" svg:viewBox="0 0 587 3">
          <text:p/>
        </draw:connector>
        <draw:custom-shape draw:style-name="gr2" draw:text-style-name="P1" xml:id="id310" draw:id="id31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1" draw:id="id31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6" draw:id="id30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7" draw:id="id30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06" draw:start-glue-point="10" draw:end-shape="id307" draw:end-glue-point="6" svg:d="M13019 19877h312v2h313" svg:viewBox="0 0 626 3">
          <text:p/>
        </draw:connector>
        <draw:custom-shape draw:style-name="gr2" draw:text-style-name="P1" xml:id="id308" draw:id="id30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9" draw:id="id30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08" draw:start-glue-point="10" draw:end-shape="id30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08" draw:start-glue-point="8" draw:end-shape="id31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08" draw:start-glue-point="8" draw:end-shape="id30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11" draw:start-glue-point="4" draw:end-shape="id30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09" draw:start-glue-point="8" draw:end-shape="id30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10" draw:start-glue-point="10" draw:end-shape="id311" draw:end-glue-point="6" svg:d="M11504 19877h292v2h292" svg:viewBox="0 0 585 3">
          <text:p/>
        </draw:connector>
        <draw:custom-shape draw:style-name="gr2" draw:text-style-name="P1" xml:id="id312" draw:id="id31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3" draw:id="id31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12" draw:start-glue-point="10" draw:end-shape="id31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12" draw:start-glue-point="8" draw:end-shape="id30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12" draw:start-glue-point="8" draw:end-shape="id30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03" draw:start-glue-point="4" draw:end-shape="id31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13" draw:start-glue-point="8" draw:end-shape="id309" draw:end-glue-point="4" svg:d="M11476 15345l1611 1573" svg:viewBox="0 0 1612 1574">
          <text:p/>
        </draw:connector>
        <draw:custom-shape draw:style-name="gr2" draw:text-style-name="P1" xml:id="id314" draw:id="id31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5" draw:id="id31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14" draw:start-glue-point="10" draw:end-shape="id31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14" draw:start-glue-point="8" draw:end-shape="id29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14" draw:start-glue-point="8" draw:end-shape="id31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299" draw:start-glue-point="4" draw:end-shape="id31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15" draw:start-glue-point="8" draw:end-shape="id313" draw:end-glue-point="11" svg:d="M8335 11973l3292 2619" svg:viewBox="0 0 3293 2620">
          <text:p/>
        </draw:connector>
        <draw:custom-shape draw:style-name="gr2" draw:text-style-name="P1" xml:id="id316" draw:id="id31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16" draw:start-glue-point="8" draw:end-shape="id314" draw:end-glue-point="4" svg:d="M13382 7372l-6101 3717" svg:viewBox="0 0 6102 3718">
          <text:p/>
        </draw:connector>
        <draw:connector draw:style-name="gr8" draw:text-style-name="P1" draw:layer="layout" draw:type="line" svg:x1="13.382cm" svg:y1="7.372cm" svg:x2="14.519cm" svg:y2="6.489cm" draw:start-shape="id316" draw:start-glue-point="8" draw:end-shape="id282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284" draw:start-glue-point="8" draw:end-shape="id316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285" draw:start-glue-point="8" draw:end-shape="id282" draw:end-glue-point="11" svg:d="M3287 3083l11383 3535" svg:viewBox="0 0 11384 3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" draw:text-style-name="P1" xml:id="id321" draw:id="id32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2" draw:id="id32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7" draw:id="id31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8" draw:id="id31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17" draw:start-glue-point="10" draw:end-shape="id318" draw:end-glue-point="6" svg:d="M16404 19877h313v2h312" svg:viewBox="0 0 626 3">
          <text:p/>
        </draw:connector>
        <draw:custom-shape draw:style-name="gr2" draw:text-style-name="P1" xml:id="id319" draw:id="id31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0" draw:id="id32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19" draw:start-glue-point="10" draw:end-shape="id32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19" draw:start-glue-point="8" draw:end-shape="id32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19" draw:start-glue-point="8" draw:end-shape="id31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22" draw:start-glue-point="4" draw:end-shape="id32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20" draw:start-glue-point="8" draw:end-shape="id31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21" draw:start-glue-point="10" draw:end-shape="id322" draw:end-glue-point="6" svg:d="M14889 19877h292v2h292" svg:viewBox="0 0 585 3">
          <text:p/>
        </draw:connector>
        <draw:custom-shape draw:style-name="gr2" draw:text-style-name="P1" xml:id="id327" draw:id="id32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8" draw:id="id328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3" draw:id="id32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4" draw:id="id32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23" draw:start-glue-point="10" draw:end-shape="id324" draw:end-glue-point="6" svg:d="M19785 19877h314v2h313" svg:viewBox="0 0 628 3">
          <text:p/>
        </draw:connector>
        <draw:custom-shape draw:style-name="gr2" draw:text-style-name="P1" xml:id="id325" draw:id="id32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6" draw:id="id326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325" draw:start-glue-point="10" draw:end-shape="id326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325" draw:start-glue-point="8" draw:end-shape="id327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25" draw:start-glue-point="8" draw:end-shape="id323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328" draw:start-glue-point="4" draw:end-shape="id326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326" draw:start-glue-point="8" draw:end-shape="id324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327" draw:start-glue-point="10" draw:end-shape="id328" draw:end-glue-point="6" svg:d="M18270 19877h293v2h292" svg:viewBox="0 0 586 3">
          <text:p/>
        </draw:connector>
        <draw:custom-shape draw:style-name="gr2" draw:text-style-name="P1" xml:id="id329" draw:id="id32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0" draw:id="id330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329" draw:start-glue-point="10" draw:end-shape="id330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329" draw:start-glue-point="8" draw:end-shape="id31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29" draw:start-glue-point="8" draw:end-shape="id325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320" draw:start-glue-point="4" draw:end-shape="id330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330" draw:start-glue-point="8" draw:end-shape="id326" draw:end-glue-point="4" svg:d="M18384 15345l1470 1573" svg:viewBox="0 0 1471 1574">
          <text:p/>
        </draw:connector>
        <draw:custom-shape draw:style-name="gr2" draw:text-style-name="P1" xml:id="id335" draw:id="id335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6" draw:id="id336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1" draw:id="id331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2" draw:id="id332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31" draw:start-glue-point="10" draw:end-shape="id332" draw:end-glue-point="6" svg:d="M22998 19877h312v2h313" svg:viewBox="0 0 626 3">
          <text:p/>
        </draw:connector>
        <draw:custom-shape draw:style-name="gr2" draw:text-style-name="P1" xml:id="id333" draw:id="id333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4" draw:id="id334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33" draw:start-glue-point="10" draw:end-shape="id334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33" draw:start-glue-point="8" draw:end-shape="id335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33" draw:start-glue-point="8" draw:end-shape="id331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36" draw:start-glue-point="4" draw:end-shape="id334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34" draw:start-glue-point="8" draw:end-shape="id332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35" draw:start-glue-point="10" draw:end-shape="id336" draw:end-glue-point="6" svg:d="M21482 19877h293v2h293" svg:viewBox="0 0 587 3">
          <text:p/>
        </draw:connector>
        <draw:custom-shape draw:style-name="gr2" draw:text-style-name="P1" xml:id="id341" draw:id="id341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2" draw:id="id342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7" draw:id="id337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8" draw:id="id338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337" draw:start-glue-point="10" draw:end-shape="id338" draw:end-glue-point="6" svg:d="M26380 19877h312v2h313" svg:viewBox="0 0 626 3">
          <text:p/>
        </draw:connector>
        <draw:custom-shape draw:style-name="gr2" draw:text-style-name="P1" xml:id="id339" draw:id="id339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0" draw:id="id340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339" draw:start-glue-point="10" draw:end-shape="id340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339" draw:start-glue-point="8" draw:end-shape="id341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339" draw:start-glue-point="8" draw:end-shape="id337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342" draw:start-glue-point="4" draw:end-shape="id340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340" draw:start-glue-point="8" draw:end-shape="id338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341" draw:start-glue-point="10" draw:end-shape="id342" draw:end-glue-point="6" svg:d="M24864 19877h293v2h292" svg:viewBox="0 0 586 3">
          <text:p/>
        </draw:connector>
        <draw:custom-shape draw:style-name="gr2" draw:text-style-name="P1" xml:id="id343" draw:id="id343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4" draw:id="id344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343" draw:start-glue-point="10" draw:end-shape="id344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343" draw:start-glue-point="8" draw:end-shape="id333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343" draw:start-glue-point="8" draw:end-shape="id339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34" draw:start-glue-point="4" draw:end-shape="id344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344" draw:start-glue-point="8" draw:end-shape="id340" draw:end-glue-point="4" svg:d="M24837 15345l1611 1573" svg:viewBox="0 0 1612 1574">
          <text:p/>
        </draw:connector>
        <draw:custom-shape draw:style-name="gr2" draw:text-style-name="P1" xml:id="id345" draw:id="id345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6" draw:id="id346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732cm" svg:y1="6.931cm" svg:x2="21.481cm" svg:y2="11.532cm" draw:start-shape="id345" draw:start-glue-point="10" draw:end-shape="id346" draw:end-glue-point="6" svg:d="M14732 6931h3375v4601h3374" svg:viewBox="0 0 6750 4602">
          <text:p/>
        </draw:connector>
        <draw:connector draw:style-name="gr4" draw:text-style-name="P1" draw:layer="layout" draw:type="line" svg:x1="14.519cm" svg:y1="7.372cm" svg:x2="23.784cm" svg:y2="14.461cm" draw:start-shape="id345" draw:start-glue-point="8" draw:end-shape="id343" draw:end-glue-point="4" svg:d="M14519 7372l9265 7089" svg:viewBox="0 0 9266 7090">
          <text:p/>
        </draw:connector>
        <draw:connector draw:style-name="gr5" draw:text-style-name="P1" draw:layer="layout" draw:type="line" svg:x1="18.384cm" svg:y1="14.463cm" svg:x2="21.695cm" svg:y2="11.973cm" draw:start-shape="id330" draw:start-glue-point="4" draw:end-shape="id346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346" draw:start-glue-point="8" draw:end-shape="id344" draw:end-glue-point="11" svg:d="M21695 11973l3293 2619" svg:viewBox="0 0 3294 2620">
          <text:p/>
        </draw:connector>
        <draw:custom-shape draw:style-name="gr2" draw:text-style-name="P1" xml:id="id347" draw:id="id34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8" draw:id="id34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347" draw:start-glue-point="10" draw:end-shape="id34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34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34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34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348" draw:end-glue-point="4" svg:d="M-611-16l3898 2216" svg:viewBox="0 0 3899 2217">
          <text:p/>
        </draw:connector>
        <draw:custom-shape draw:style-name="gr2" draw:text-style-name="P1" xml:id="id353" draw:id="id35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4" draw:id="id35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9" draw:id="id34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0" draw:id="id35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349" draw:start-glue-point="10" draw:end-shape="id350" draw:end-glue-point="6" svg:d="M3043 19877h314v2h312" svg:viewBox="0 0 627 3">
          <text:p/>
        </draw:connector>
        <draw:custom-shape draw:style-name="gr2" draw:text-style-name="P1" xml:id="id351" draw:id="id35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2" draw:id="id35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351" draw:start-glue-point="10" draw:end-shape="id35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351" draw:start-glue-point="8" draw:end-shape="id35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351" draw:start-glue-point="8" draw:end-shape="id34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354" draw:start-glue-point="4" draw:end-shape="id35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352" draw:start-glue-point="8" draw:end-shape="id35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353" draw:start-glue-point="10" draw:end-shape="id354" draw:end-glue-point="6" svg:d="M1528 19877h292v2h292" svg:viewBox="0 0 585 3">
          <text:p/>
        </draw:connector>
        <draw:custom-shape draw:style-name="gr2" draw:text-style-name="P1" xml:id="id359" draw:id="id35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0" draw:id="id36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5" draw:id="id35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6" draw:id="id35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355" draw:start-glue-point="10" draw:end-shape="id356" draw:end-glue-point="6" svg:d="M6424 19877h314v2h313" svg:viewBox="0 0 628 3">
          <text:p/>
        </draw:connector>
        <draw:custom-shape draw:style-name="gr2" draw:text-style-name="P1" xml:id="id357" draw:id="id35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8" draw:id="id35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357" draw:start-glue-point="10" draw:end-shape="id35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357" draw:start-glue-point="8" draw:end-shape="id35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357" draw:start-glue-point="8" draw:end-shape="id35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360" draw:start-glue-point="4" draw:end-shape="id35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358" draw:start-glue-point="8" draw:end-shape="id35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359" draw:start-glue-point="10" draw:end-shape="id360" draw:end-glue-point="6" svg:d="M4910 19877h292v2h292" svg:viewBox="0 0 585 3">
          <text:p/>
        </draw:connector>
        <draw:custom-shape draw:style-name="gr2" draw:text-style-name="P1" xml:id="id361" draw:id="id36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2" draw:id="id36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361" draw:start-glue-point="10" draw:end-shape="id36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361" draw:start-glue-point="8" draw:end-shape="id35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361" draw:start-glue-point="8" draw:end-shape="id35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352" draw:start-glue-point="4" draw:end-shape="id36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362" draw:start-glue-point="8" draw:end-shape="id358" draw:end-glue-point="4" svg:d="M5023 15345l1470 1573" svg:viewBox="0 0 1471 1574">
          <text:p/>
        </draw:connector>
        <draw:custom-shape draw:style-name="gr2" draw:text-style-name="P1" xml:id="id367" draw:id="id36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8" draw:id="id36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3" draw:id="id36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4" draw:id="id36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363" draw:start-glue-point="10" draw:end-shape="id364" draw:end-glue-point="6" svg:d="M9637 19877h313v2h313" svg:viewBox="0 0 627 3">
          <text:p/>
        </draw:connector>
        <draw:custom-shape draw:style-name="gr2" draw:text-style-name="P1" xml:id="id365" draw:id="id36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6" draw:id="id36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365" draw:start-glue-point="10" draw:end-shape="id36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365" draw:start-glue-point="8" draw:end-shape="id36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365" draw:start-glue-point="8" draw:end-shape="id36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368" draw:start-glue-point="4" draw:end-shape="id36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366" draw:start-glue-point="8" draw:end-shape="id36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367" draw:start-glue-point="10" draw:end-shape="id368" draw:end-glue-point="6" svg:d="M8121 19877h293v2h293" svg:viewBox="0 0 587 3">
          <text:p/>
        </draw:connector>
        <draw:custom-shape draw:style-name="gr2" draw:text-style-name="P1" xml:id="id373" draw:id="id37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4" draw:id="id37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9" draw:id="id36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0" draw:id="id37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369" draw:start-glue-point="10" draw:end-shape="id370" draw:end-glue-point="6" svg:d="M13019 19877h312v2h313" svg:viewBox="0 0 626 3">
          <text:p/>
        </draw:connector>
        <draw:custom-shape draw:style-name="gr2" draw:text-style-name="P1" xml:id="id371" draw:id="id37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2" draw:id="id37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371" draw:start-glue-point="10" draw:end-shape="id37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371" draw:start-glue-point="8" draw:end-shape="id37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371" draw:start-glue-point="8" draw:end-shape="id36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374" draw:start-glue-point="4" draw:end-shape="id37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372" draw:start-glue-point="8" draw:end-shape="id37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373" draw:start-glue-point="10" draw:end-shape="id374" draw:end-glue-point="6" svg:d="M11504 19877h292v2h292" svg:viewBox="0 0 585 3">
          <text:p/>
        </draw:connector>
        <draw:custom-shape draw:style-name="gr2" draw:text-style-name="P1" xml:id="id375" draw:id="id37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6" draw:id="id37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375" draw:start-glue-point="10" draw:end-shape="id37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375" draw:start-glue-point="8" draw:end-shape="id36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375" draw:start-glue-point="8" draw:end-shape="id37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366" draw:start-glue-point="4" draw:end-shape="id37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376" draw:start-glue-point="8" draw:end-shape="id372" draw:end-glue-point="4" svg:d="M11476 15345l1611 1573" svg:viewBox="0 0 1612 1574">
          <text:p/>
        </draw:connector>
        <draw:custom-shape draw:style-name="gr2" draw:text-style-name="P1" xml:id="id377" draw:id="id37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8" draw:id="id37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377" draw:start-glue-point="10" draw:end-shape="id37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377" draw:start-glue-point="8" draw:end-shape="id36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377" draw:start-glue-point="8" draw:end-shape="id37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362" draw:start-glue-point="4" draw:end-shape="id37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378" draw:start-glue-point="8" draw:end-shape="id376" draw:end-glue-point="11" svg:d="M8335 11973l3292 2619" svg:viewBox="0 0 3293 2620">
          <text:p/>
        </draw:connector>
        <draw:custom-shape draw:style-name="gr2" draw:text-style-name="P1" xml:id="id379" draw:id="id37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379" draw:start-glue-point="8" draw:end-shape="id377" draw:end-glue-point="4" svg:d="M13382 7372l-6101 3717" svg:viewBox="0 0 6102 3718">
          <text:p/>
        </draw:connector>
        <draw:connector draw:style-name="gr8" draw:text-style-name="P1" draw:layer="layout" draw:type="line" svg:x1="13.382cm" svg:y1="7.372cm" svg:x2="14.519cm" svg:y2="6.489cm" draw:start-shape="id379" draw:start-glue-point="8" draw:end-shape="id345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347" draw:start-glue-point="8" draw:end-shape="id379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348" draw:start-glue-point="8" draw:end-shape="id345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345" draw:start-glue-point="8" draw:end-shape="id378" draw:end-glue-point="4" svg:d="M14519 7372l-6184 3718" svg:viewBox="0 0 6185 371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" draw:text-style-name="P1" xml:id="id384" draw:id="id384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5" draw:id="id385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0" draw:id="id380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1" draw:id="id381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380" draw:start-glue-point="10" draw:end-shape="id381" draw:end-glue-point="6" svg:d="M16404 19877h313v2h312" svg:viewBox="0 0 626 3">
          <text:p/>
        </draw:connector>
        <draw:custom-shape draw:style-name="gr2" draw:text-style-name="P1" xml:id="id382" draw:id="id382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3" draw:id="id383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382" draw:start-glue-point="10" draw:end-shape="id383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382" draw:start-glue-point="8" draw:end-shape="id384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382" draw:start-glue-point="8" draw:end-shape="id380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385" draw:start-glue-point="4" draw:end-shape="id383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383" draw:start-glue-point="8" draw:end-shape="id381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384" draw:start-glue-point="10" draw:end-shape="id385" draw:end-glue-point="6" svg:d="M14889 19877h292v2h292" svg:viewBox="0 0 585 3">
          <text:p/>
        </draw:connector>
        <draw:custom-shape draw:style-name="gr2" draw:text-style-name="P1" xml:id="id390" draw:id="id390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1" draw:id="id391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6" draw:id="id386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7" draw:id="id387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386" draw:start-glue-point="10" draw:end-shape="id387" draw:end-glue-point="6" svg:d="M19785 19877h314v2h313" svg:viewBox="0 0 628 3">
          <text:p/>
        </draw:connector>
        <draw:custom-shape draw:style-name="gr2" draw:text-style-name="P1" xml:id="id388" draw:id="id388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9" draw:id="id389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388" draw:start-glue-point="10" draw:end-shape="id389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388" draw:start-glue-point="8" draw:end-shape="id390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388" draw:start-glue-point="8" draw:end-shape="id386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391" draw:start-glue-point="4" draw:end-shape="id389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389" draw:start-glue-point="8" draw:end-shape="id387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390" draw:start-glue-point="10" draw:end-shape="id391" draw:end-glue-point="6" svg:d="M18270 19877h293v2h292" svg:viewBox="0 0 586 3">
          <text:p/>
        </draw:connector>
        <draw:custom-shape draw:style-name="gr2" draw:text-style-name="P1" xml:id="id392" draw:id="id392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3" draw:id="id393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392" draw:start-glue-point="10" draw:end-shape="id393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392" draw:start-glue-point="8" draw:end-shape="id382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392" draw:start-glue-point="8" draw:end-shape="id388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383" draw:start-glue-point="4" draw:end-shape="id393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393" draw:start-glue-point="8" draw:end-shape="id389" draw:end-glue-point="4" svg:d="M18384 15345l1470 1573" svg:viewBox="0 0 1471 1574">
          <text:p/>
        </draw:connector>
        <draw:custom-shape draw:style-name="gr2" draw:text-style-name="P1" xml:id="id398" draw:id="id398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9" draw:id="id399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4" draw:id="id394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5" draw:id="id395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394" draw:start-glue-point="10" draw:end-shape="id395" draw:end-glue-point="6" svg:d="M22998 19877h312v2h313" svg:viewBox="0 0 626 3">
          <text:p/>
        </draw:connector>
        <draw:custom-shape draw:style-name="gr2" draw:text-style-name="P1" xml:id="id396" draw:id="id396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97" draw:id="id397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396" draw:start-glue-point="10" draw:end-shape="id397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396" draw:start-glue-point="8" draw:end-shape="id398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396" draw:start-glue-point="8" draw:end-shape="id394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399" draw:start-glue-point="4" draw:end-shape="id397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397" draw:start-glue-point="8" draw:end-shape="id395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398" draw:start-glue-point="10" draw:end-shape="id399" draw:end-glue-point="6" svg:d="M21482 19877h293v2h293" svg:viewBox="0 0 587 3">
          <text:p/>
        </draw:connector>
        <draw:custom-shape draw:style-name="gr2" draw:text-style-name="P1" xml:id="id404" draw:id="id404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5" draw:id="id405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0" draw:id="id400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1" draw:id="id401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00" draw:start-glue-point="10" draw:end-shape="id401" draw:end-glue-point="6" svg:d="M26380 19877h312v2h313" svg:viewBox="0 0 626 3">
          <text:p/>
        </draw:connector>
        <draw:custom-shape draw:style-name="gr2" draw:text-style-name="P1" xml:id="id402" draw:id="id402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3" draw:id="id403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02" draw:start-glue-point="10" draw:end-shape="id403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02" draw:start-glue-point="8" draw:end-shape="id404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02" draw:start-glue-point="8" draw:end-shape="id400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05" draw:start-glue-point="4" draw:end-shape="id403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03" draw:start-glue-point="8" draw:end-shape="id401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04" draw:start-glue-point="10" draw:end-shape="id405" draw:end-glue-point="6" svg:d="M24864 19877h293v2h292" svg:viewBox="0 0 586 3">
          <text:p/>
        </draw:connector>
        <draw:custom-shape draw:style-name="gr2" draw:text-style-name="P1" xml:id="id406" draw:id="id406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7" draw:id="id407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06" draw:start-glue-point="10" draw:end-shape="id407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06" draw:start-glue-point="8" draw:end-shape="id396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06" draw:start-glue-point="8" draw:end-shape="id402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397" draw:start-glue-point="4" draw:end-shape="id407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07" draw:start-glue-point="8" draw:end-shape="id403" draw:end-glue-point="4" svg:d="M24837 15345l1611 1573" svg:viewBox="0 0 1612 1574">
          <text:p/>
        </draw:connector>
        <draw:custom-shape draw:style-name="gr2" draw:text-style-name="P1" xml:id="id408" draw:id="id408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9" draw:id="id409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732cm" svg:y1="6.931cm" svg:x2="21.481cm" svg:y2="11.532cm" draw:start-shape="id408" draw:start-glue-point="10" draw:end-shape="id409" draw:end-glue-point="6" svg:d="M14732 6931h3375v4601h3374" svg:viewBox="0 0 6750 4602">
          <text:p/>
        </draw:connector>
        <draw:connector draw:style-name="gr5" draw:text-style-name="P1" draw:layer="layout" draw:type="line" svg:x1="18.384cm" svg:y1="14.463cm" svg:x2="21.695cm" svg:y2="11.973cm" draw:start-shape="id393" draw:start-glue-point="4" draw:end-shape="id409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409" draw:start-glue-point="8" draw:end-shape="id407" draw:end-glue-point="11" svg:d="M21695 11973l3293 2619" svg:viewBox="0 0 3294 2620">
          <text:p/>
        </draw:connector>
        <draw:custom-shape draw:style-name="gr2" draw:text-style-name="P1" xml:id="id410" draw:id="id41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1" draw:id="id41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10" draw:start-glue-point="10" draw:end-shape="id41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1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1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1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11" draw:end-glue-point="4" svg:d="M-611-16l3898 2216" svg:viewBox="0 0 3899 2217">
          <text:p/>
        </draw:connector>
        <draw:custom-shape draw:style-name="gr2" draw:text-style-name="P1" xml:id="id416" draw:id="id41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7" draw:id="id41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2" draw:id="id41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3" draw:id="id41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12" draw:start-glue-point="10" draw:end-shape="id413" draw:end-glue-point="6" svg:d="M3043 19877h314v2h312" svg:viewBox="0 0 627 3">
          <text:p/>
        </draw:connector>
        <draw:custom-shape draw:style-name="gr2" draw:text-style-name="P1" xml:id="id414" draw:id="id41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5" draw:id="id41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14" draw:start-glue-point="10" draw:end-shape="id41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14" draw:start-glue-point="8" draw:end-shape="id41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14" draw:start-glue-point="8" draw:end-shape="id41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17" draw:start-glue-point="4" draw:end-shape="id41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15" draw:start-glue-point="8" draw:end-shape="id41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16" draw:start-glue-point="10" draw:end-shape="id417" draw:end-glue-point="6" svg:d="M1528 19877h292v2h292" svg:viewBox="0 0 585 3">
          <text:p/>
        </draw:connector>
        <draw:custom-shape draw:style-name="gr2" draw:text-style-name="P1" xml:id="id422" draw:id="id42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3" draw:id="id42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8" draw:id="id41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9" draw:id="id41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18" draw:start-glue-point="10" draw:end-shape="id419" draw:end-glue-point="6" svg:d="M6424 19877h314v2h313" svg:viewBox="0 0 628 3">
          <text:p/>
        </draw:connector>
        <draw:custom-shape draw:style-name="gr2" draw:text-style-name="P1" xml:id="id420" draw:id="id42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1" draw:id="id42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20" draw:start-glue-point="10" draw:end-shape="id42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20" draw:start-glue-point="8" draw:end-shape="id42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20" draw:start-glue-point="8" draw:end-shape="id41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23" draw:start-glue-point="4" draw:end-shape="id42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21" draw:start-glue-point="8" draw:end-shape="id41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22" draw:start-glue-point="10" draw:end-shape="id423" draw:end-glue-point="6" svg:d="M4910 19877h292v2h292" svg:viewBox="0 0 585 3">
          <text:p/>
        </draw:connector>
        <draw:custom-shape draw:style-name="gr2" draw:text-style-name="P1" xml:id="id424" draw:id="id42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5" draw:id="id42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24" draw:start-glue-point="10" draw:end-shape="id42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24" draw:start-glue-point="8" draw:end-shape="id41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24" draw:start-glue-point="8" draw:end-shape="id42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15" draw:start-glue-point="4" draw:end-shape="id42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25" draw:start-glue-point="8" draw:end-shape="id421" draw:end-glue-point="4" svg:d="M5023 15345l1470 1573" svg:viewBox="0 0 1471 1574">
          <text:p/>
        </draw:connector>
        <draw:custom-shape draw:style-name="gr2" draw:text-style-name="P1" xml:id="id430" draw:id="id43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1" draw:id="id43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6" draw:id="id42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7" draw:id="id42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26" draw:start-glue-point="10" draw:end-shape="id427" draw:end-glue-point="6" svg:d="M9637 19877h313v2h313" svg:viewBox="0 0 627 3">
          <text:p/>
        </draw:connector>
        <draw:custom-shape draw:style-name="gr2" draw:text-style-name="P1" xml:id="id428" draw:id="id42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9" draw:id="id42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28" draw:start-glue-point="10" draw:end-shape="id42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28" draw:start-glue-point="8" draw:end-shape="id43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28" draw:start-glue-point="8" draw:end-shape="id42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31" draw:start-glue-point="4" draw:end-shape="id42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29" draw:start-glue-point="8" draw:end-shape="id42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30" draw:start-glue-point="10" draw:end-shape="id431" draw:end-glue-point="6" svg:d="M8121 19877h293v2h293" svg:viewBox="0 0 587 3">
          <text:p/>
        </draw:connector>
        <draw:custom-shape draw:style-name="gr2" draw:text-style-name="P1" xml:id="id436" draw:id="id43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7" draw:id="id43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2" draw:id="id43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3" draw:id="id43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32" draw:start-glue-point="10" draw:end-shape="id433" draw:end-glue-point="6" svg:d="M13019 19877h312v2h313" svg:viewBox="0 0 626 3">
          <text:p/>
        </draw:connector>
        <draw:custom-shape draw:style-name="gr2" draw:text-style-name="P1" xml:id="id434" draw:id="id43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5" draw:id="id43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34" draw:start-glue-point="10" draw:end-shape="id43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34" draw:start-glue-point="8" draw:end-shape="id43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34" draw:start-glue-point="8" draw:end-shape="id43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437" draw:start-glue-point="4" draw:end-shape="id43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35" draw:start-glue-point="8" draw:end-shape="id43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36" draw:start-glue-point="10" draw:end-shape="id437" draw:end-glue-point="6" svg:d="M11504 19877h292v2h292" svg:viewBox="0 0 585 3">
          <text:p/>
        </draw:connector>
        <draw:custom-shape draw:style-name="gr2" draw:text-style-name="P1" xml:id="id438" draw:id="id43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39" draw:id="id43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438" draw:start-glue-point="10" draw:end-shape="id43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438" draw:start-glue-point="8" draw:end-shape="id42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438" draw:start-glue-point="8" draw:end-shape="id43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29" draw:start-glue-point="4" draw:end-shape="id43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439" draw:start-glue-point="8" draw:end-shape="id435" draw:end-glue-point="4" svg:d="M11476 15345l1611 1573" svg:viewBox="0 0 1612 1574">
          <text:p/>
        </draw:connector>
        <draw:custom-shape draw:style-name="gr2" draw:text-style-name="P1" xml:id="id440" draw:id="id44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1" draw:id="id44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440" draw:start-glue-point="10" draw:end-shape="id44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440" draw:start-glue-point="8" draw:end-shape="id42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440" draw:start-glue-point="8" draw:end-shape="id43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25" draw:start-glue-point="4" draw:end-shape="id44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441" draw:start-glue-point="8" draw:end-shape="id439" draw:end-glue-point="11" svg:d="M8335 11973l3292 2619" svg:viewBox="0 0 3293 2620">
          <text:p/>
        </draw:connector>
        <draw:custom-shape draw:style-name="gr2" draw:text-style-name="P1" xml:id="id442" draw:id="id44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442" draw:start-glue-point="8" draw:end-shape="id440" draw:end-glue-point="4" svg:d="M13382 7372l-6101 3717" svg:viewBox="0 0 6102 3718">
          <text:p/>
        </draw:connector>
        <draw:connector draw:style-name="gr8" draw:text-style-name="P1" draw:layer="layout" draw:type="line" svg:x1="13.382cm" svg:y1="7.372cm" svg:x2="14.519cm" svg:y2="6.489cm" draw:start-shape="id442" draw:start-glue-point="8" draw:end-shape="id408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410" draw:start-glue-point="8" draw:end-shape="id442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411" draw:start-glue-point="8" draw:end-shape="id408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408" draw:start-glue-point="8" draw:end-shape="id441" draw:end-glue-point="4" svg:d="M14519 7372l-6184 3718" svg:viewBox="0 0 6185 371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" draw:text-style-name="P1" xml:id="id447" draw:id="id447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8" draw:id="id448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3" draw:id="id443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4" draw:id="id444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443" draw:start-glue-point="10" draw:end-shape="id444" draw:end-glue-point="6" svg:d="M16404 19877h313v2h312" svg:viewBox="0 0 626 3">
          <text:p/>
        </draw:connector>
        <draw:custom-shape draw:style-name="gr2" draw:text-style-name="P1" xml:id="id445" draw:id="id445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6" draw:id="id446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445" draw:start-glue-point="10" draw:end-shape="id446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445" draw:start-glue-point="8" draw:end-shape="id447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445" draw:start-glue-point="8" draw:end-shape="id443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448" draw:start-glue-point="4" draw:end-shape="id446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446" draw:start-glue-point="8" draw:end-shape="id444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447" draw:start-glue-point="10" draw:end-shape="id448" draw:end-glue-point="6" svg:d="M14889 19877h292v2h292" svg:viewBox="0 0 585 3">
          <text:p/>
        </draw:connector>
        <draw:custom-shape draw:style-name="gr2" draw:text-style-name="P1" xml:id="id453" draw:id="id453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4" draw:id="id454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9" draw:id="id449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0" draw:id="id450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449" draw:start-glue-point="10" draw:end-shape="id450" draw:end-glue-point="6" svg:d="M19785 19877h314v2h313" svg:viewBox="0 0 628 3">
          <text:p/>
        </draw:connector>
        <draw:custom-shape draw:style-name="gr2" draw:text-style-name="P1" xml:id="id451" draw:id="id451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2" draw:id="id452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451" draw:start-glue-point="10" draw:end-shape="id452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451" draw:start-glue-point="8" draw:end-shape="id453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451" draw:start-glue-point="8" draw:end-shape="id449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454" draw:start-glue-point="4" draw:end-shape="id452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452" draw:start-glue-point="8" draw:end-shape="id450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453" draw:start-glue-point="10" draw:end-shape="id454" draw:end-glue-point="6" svg:d="M18270 19877h293v2h292" svg:viewBox="0 0 586 3">
          <text:p/>
        </draw:connector>
        <draw:custom-shape draw:style-name="gr2" draw:text-style-name="P1" xml:id="id455" draw:id="id455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6" draw:id="id456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455" draw:start-glue-point="10" draw:end-shape="id456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455" draw:start-glue-point="8" draw:end-shape="id445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455" draw:start-glue-point="8" draw:end-shape="id451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446" draw:start-glue-point="4" draw:end-shape="id456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456" draw:start-glue-point="8" draw:end-shape="id452" draw:end-glue-point="4" svg:d="M18384 15345l1470 1573" svg:viewBox="0 0 1471 1574">
          <text:p/>
        </draw:connector>
        <draw:custom-shape draw:style-name="gr2" draw:text-style-name="P1" xml:id="id461" draw:id="id46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2" draw:id="id46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7" draw:id="id45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58" draw:id="id45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457" draw:start-glue-point="10" draw:end-shape="id458" draw:end-glue-point="6" svg:d="M22998 19877h312v2h313" svg:viewBox="0 0 626 3">
          <text:p/>
        </draw:connector>
        <draw:custom-shape draw:style-name="gr2" draw:text-style-name="P1" xml:id="id459" draw:id="id45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0" draw:id="id46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459" draw:start-glue-point="10" draw:end-shape="id46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459" draw:start-glue-point="8" draw:end-shape="id46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459" draw:start-glue-point="8" draw:end-shape="id45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462" draw:start-glue-point="4" draw:end-shape="id46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460" draw:start-glue-point="8" draw:end-shape="id45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461" draw:start-glue-point="10" draw:end-shape="id462" draw:end-glue-point="6" svg:d="M21482 19877h293v2h293" svg:viewBox="0 0 587 3">
          <text:p/>
        </draw:connector>
        <draw:custom-shape draw:style-name="gr2" draw:text-style-name="P1" xml:id="id467" draw:id="id46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8" draw:id="id46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3" draw:id="id46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4" draw:id="id46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463" draw:start-glue-point="10" draw:end-shape="id464" draw:end-glue-point="6" svg:d="M26380 19877h312v2h313" svg:viewBox="0 0 626 3">
          <text:p/>
        </draw:connector>
        <draw:custom-shape draw:style-name="gr2" draw:text-style-name="P1" xml:id="id465" draw:id="id46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6" draw:id="id46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465" draw:start-glue-point="10" draw:end-shape="id46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465" draw:start-glue-point="8" draw:end-shape="id46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465" draw:start-glue-point="8" draw:end-shape="id46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468" draw:start-glue-point="4" draw:end-shape="id46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466" draw:start-glue-point="8" draw:end-shape="id46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467" draw:start-glue-point="10" draw:end-shape="id468" draw:end-glue-point="6" svg:d="M24864 19877h293v2h292" svg:viewBox="0 0 586 3">
          <text:p/>
        </draw:connector>
        <draw:custom-shape draw:style-name="gr2" draw:text-style-name="P1" xml:id="id469" draw:id="id46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0" draw:id="id47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469" draw:start-glue-point="10" draw:end-shape="id47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469" draw:start-glue-point="8" draw:end-shape="id45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469" draw:start-glue-point="8" draw:end-shape="id46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460" draw:start-glue-point="4" draw:end-shape="id47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470" draw:start-glue-point="8" draw:end-shape="id466" draw:end-glue-point="4" svg:d="M24837 15345l1611 1573" svg:viewBox="0 0 1612 1574">
          <text:p/>
        </draw:connector>
        <draw:custom-shape draw:style-name="gr2" draw:text-style-name="P1" xml:id="id505" draw:id="id505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1" draw:id="id471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.384cm" svg:y1="14.463cm" svg:x2="21.695cm" svg:y2="11.973cm" draw:start-shape="id456" draw:start-glue-point="4" draw:end-shape="id471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471" draw:start-glue-point="8" draw:end-shape="id470" draw:end-glue-point="11" svg:d="M21695 11973l3293 2619" svg:viewBox="0 0 3294 2620">
          <text:p/>
        </draw:connector>
        <draw:custom-shape draw:style-name="gr2" draw:text-style-name="P1" xml:id="id472" draw:id="id472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3" draw:id="id473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472" draw:start-glue-point="10" draw:end-shape="id473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473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472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472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473" draw:end-glue-point="4" svg:d="M-611-16l3898 2216" svg:viewBox="0 0 3899 2217">
          <text:p/>
        </draw:connector>
        <draw:custom-shape draw:style-name="gr2" draw:text-style-name="P1" xml:id="id478" draw:id="id478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9" draw:id="id479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4" draw:id="id474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5" draw:id="id475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474" draw:start-glue-point="10" draw:end-shape="id475" draw:end-glue-point="6" svg:d="M3043 19877h314v2h312" svg:viewBox="0 0 627 3">
          <text:p/>
        </draw:connector>
        <draw:custom-shape draw:style-name="gr2" draw:text-style-name="P1" xml:id="id476" draw:id="id476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77" draw:id="id477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476" draw:start-glue-point="10" draw:end-shape="id477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476" draw:start-glue-point="8" draw:end-shape="id478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476" draw:start-glue-point="8" draw:end-shape="id474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479" draw:start-glue-point="4" draw:end-shape="id477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477" draw:start-glue-point="8" draw:end-shape="id475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478" draw:start-glue-point="10" draw:end-shape="id479" draw:end-glue-point="6" svg:d="M1528 19877h292v2h292" svg:viewBox="0 0 585 3">
          <text:p/>
        </draw:connector>
        <draw:custom-shape draw:style-name="gr2" draw:text-style-name="P1" xml:id="id484" draw:id="id484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5" draw:id="id485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0" draw:id="id480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1" draw:id="id481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480" draw:start-glue-point="10" draw:end-shape="id481" draw:end-glue-point="6" svg:d="M6424 19877h314v2h313" svg:viewBox="0 0 628 3">
          <text:p/>
        </draw:connector>
        <draw:custom-shape draw:style-name="gr2" draw:text-style-name="P1" xml:id="id482" draw:id="id482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3" draw:id="id483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482" draw:start-glue-point="10" draw:end-shape="id483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482" draw:start-glue-point="8" draw:end-shape="id484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482" draw:start-glue-point="8" draw:end-shape="id480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485" draw:start-glue-point="4" draw:end-shape="id483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483" draw:start-glue-point="8" draw:end-shape="id481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484" draw:start-glue-point="10" draw:end-shape="id485" draw:end-glue-point="6" svg:d="M4910 19877h292v2h292" svg:viewBox="0 0 585 3">
          <text:p/>
        </draw:connector>
        <draw:custom-shape draw:style-name="gr2" draw:text-style-name="P1" xml:id="id486" draw:id="id486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7" draw:id="id487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486" draw:start-glue-point="10" draw:end-shape="id487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486" draw:start-glue-point="8" draw:end-shape="id476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486" draw:start-glue-point="8" draw:end-shape="id482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477" draw:start-glue-point="4" draw:end-shape="id487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487" draw:start-glue-point="8" draw:end-shape="id483" draw:end-glue-point="4" svg:d="M5023 15345l1470 1573" svg:viewBox="0 0 1471 1574">
          <text:p/>
        </draw:connector>
        <draw:custom-shape draw:style-name="gr2" draw:text-style-name="P1" xml:id="id492" draw:id="id492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3" draw:id="id493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8" draw:id="id488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89" draw:id="id489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488" draw:start-glue-point="10" draw:end-shape="id489" draw:end-glue-point="6" svg:d="M9637 19877h313v2h313" svg:viewBox="0 0 627 3">
          <text:p/>
        </draw:connector>
        <draw:custom-shape draw:style-name="gr2" draw:text-style-name="P1" xml:id="id490" draw:id="id490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1" draw:id="id491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490" draw:start-glue-point="10" draw:end-shape="id491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490" draw:start-glue-point="8" draw:end-shape="id492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490" draw:start-glue-point="8" draw:end-shape="id488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493" draw:start-glue-point="4" draw:end-shape="id491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491" draw:start-glue-point="8" draw:end-shape="id489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492" draw:start-glue-point="10" draw:end-shape="id493" draw:end-glue-point="6" svg:d="M8121 19877h293v2h293" svg:viewBox="0 0 587 3">
          <text:p/>
        </draw:connector>
        <draw:custom-shape draw:style-name="gr2" draw:text-style-name="P1" xml:id="id498" draw:id="id498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9" draw:id="id499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4" draw:id="id494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5" draw:id="id495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494" draw:start-glue-point="10" draw:end-shape="id495" draw:end-glue-point="6" svg:d="M13019 19877h312v2h313" svg:viewBox="0 0 626 3">
          <text:p/>
        </draw:connector>
        <draw:custom-shape draw:style-name="gr2" draw:text-style-name="P1" xml:id="id496" draw:id="id496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7" draw:id="id497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496" draw:start-glue-point="10" draw:end-shape="id497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496" draw:start-glue-point="8" draw:end-shape="id498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496" draw:start-glue-point="8" draw:end-shape="id494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499" draw:start-glue-point="4" draw:end-shape="id497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497" draw:start-glue-point="8" draw:end-shape="id495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498" draw:start-glue-point="10" draw:end-shape="id499" draw:end-glue-point="6" svg:d="M11504 19877h292v2h292" svg:viewBox="0 0 585 3">
          <text:p/>
        </draw:connector>
        <draw:custom-shape draw:style-name="gr2" draw:text-style-name="P1" xml:id="id500" draw:id="id500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1" draw:id="id501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00" draw:start-glue-point="10" draw:end-shape="id501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00" draw:start-glue-point="8" draw:end-shape="id490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00" draw:start-glue-point="8" draw:end-shape="id496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491" draw:start-glue-point="4" draw:end-shape="id501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01" draw:start-glue-point="8" draw:end-shape="id497" draw:end-glue-point="4" svg:d="M11476 15345l1611 1573" svg:viewBox="0 0 1612 1574">
          <text:p/>
        </draw:connector>
        <draw:custom-shape draw:style-name="gr2" draw:text-style-name="P1" xml:id="id502" draw:id="id502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3" draw:id="id503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02" draw:start-glue-point="10" draw:end-shape="id503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02" draw:start-glue-point="8" draw:end-shape="id486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02" draw:start-glue-point="8" draw:end-shape="id500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487" draw:start-glue-point="4" draw:end-shape="id503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03" draw:start-glue-point="8" draw:end-shape="id501" draw:end-glue-point="11" svg:d="M8335 11973l3292 2619" svg:viewBox="0 0 3293 2620">
          <text:p/>
        </draw:connector>
        <draw:custom-shape draw:style-name="gr2" draw:text-style-name="P1" xml:id="id504" draw:id="id504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04" draw:start-glue-point="8" draw:end-shape="id502" draw:end-glue-point="4" svg:d="M13382 7372l-6101 3717" svg:viewBox="0 0 6102 3718">
          <text:p/>
        </draw:connector>
        <draw:connector draw:style-name="gr8" draw:text-style-name="P1" draw:layer="layout" draw:type="line" svg:x1="13.382cm" svg:y1="7.372cm" svg:x2="14.519cm" svg:y2="6.489cm" draw:start-shape="id504" draw:start-glue-point="8" draw:end-shape="id505" draw:end-glue-point="4" svg:d="M13382 7372l1137-883" svg:viewBox="0 0 1138 884">
          <text:p/>
        </draw:connector>
        <draw:connector draw:style-name="gr7" draw:text-style-name="P1" draw:layer="layout" draw:type="line" svg:x1="1.229cm" svg:y1="3.081cm" svg:x2="13.533cm" svg:y2="6.618cm" draw:start-shape="id472" draw:start-glue-point="8" draw:end-shape="id504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473" draw:start-glue-point="8" draw:end-shape="id505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505" draw:start-glue-point="8" draw:end-shape="id503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505" draw:start-glue-point="8" draw:end-shape="id471" draw:end-glue-point="11" svg:d="M14519 7372l7328 3847" svg:viewBox="0 0 7329 384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" draw:text-style-name="P1" xml:id="id510" draw:id="id510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1" draw:id="id511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6" draw:id="id506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7" draw:id="id507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06" draw:start-glue-point="10" draw:end-shape="id507" draw:end-glue-point="6" svg:d="M16404 19877h313v2h312" svg:viewBox="0 0 626 3">
          <text:p/>
        </draw:connector>
        <draw:custom-shape draw:style-name="gr2" draw:text-style-name="P1" xml:id="id508" draw:id="id508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9" draw:id="id509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08" draw:start-glue-point="10" draw:end-shape="id509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08" draw:start-glue-point="8" draw:end-shape="id510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08" draw:start-glue-point="8" draw:end-shape="id506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11" draw:start-glue-point="4" draw:end-shape="id509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09" draw:start-glue-point="8" draw:end-shape="id507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10" draw:start-glue-point="10" draw:end-shape="id511" draw:end-glue-point="6" svg:d="M14889 19877h292v2h292" svg:viewBox="0 0 585 3">
          <text:p/>
        </draw:connector>
        <draw:custom-shape draw:style-name="gr2" draw:text-style-name="P1" xml:id="id516" draw:id="id516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7" draw:id="id517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2" draw:id="id512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3" draw:id="id513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12" draw:start-glue-point="10" draw:end-shape="id513" draw:end-glue-point="6" svg:d="M19785 19877h314v2h313" svg:viewBox="0 0 628 3">
          <text:p/>
        </draw:connector>
        <draw:custom-shape draw:style-name="gr2" draw:text-style-name="P1" xml:id="id514" draw:id="id514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5" draw:id="id515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514" draw:start-glue-point="10" draw:end-shape="id515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514" draw:start-glue-point="8" draw:end-shape="id516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14" draw:start-glue-point="8" draw:end-shape="id512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517" draw:start-glue-point="4" draw:end-shape="id515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515" draw:start-glue-point="8" draw:end-shape="id513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516" draw:start-glue-point="10" draw:end-shape="id517" draw:end-glue-point="6" svg:d="M18270 19877h293v2h292" svg:viewBox="0 0 586 3">
          <text:p/>
        </draw:connector>
        <draw:custom-shape draw:style-name="gr2" draw:text-style-name="P1" xml:id="id518" draw:id="id518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19" draw:id="id519" draw:layer="Layout" svg:width="0.427cm" svg:height="0.882cm" svg:x="18.17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18.17cm" svg:y2="14.904cm" draw:start-shape="id518" draw:start-glue-point="10" draw:end-shape="id519" draw:end-glue-point="6" svg:d="M17544 14903h313v1h313" svg:viewBox="0 0 627 2">
          <text:p/>
        </draw:connector>
        <draw:connector draw:style-name="gr4" draw:text-style-name="P1" draw:layer="layout" draw:type="line" svg:x1="17.331cm" svg:y1="15.345cm" svg:x2="15.471cm" svg:y2="16.918cm" draw:start-shape="id518" draw:start-glue-point="8" draw:end-shape="id508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18" draw:start-glue-point="8" draw:end-shape="id514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18.384cm" svg:y2="15.345cm" draw:start-shape="id509" draw:start-glue-point="4" draw:end-shape="id519" draw:end-glue-point="8" svg:d="M16524 16918l1860-1573" svg:viewBox="0 0 1861 1574">
          <text:p/>
        </draw:connector>
        <draw:connector draw:style-name="gr4" draw:text-style-name="P1" draw:layer="layout" draw:type="line" svg:x1="18.384cm" svg:y1="15.345cm" svg:x2="19.854cm" svg:y2="16.918cm" draw:start-shape="id519" draw:start-glue-point="8" draw:end-shape="id515" draw:end-glue-point="4" svg:d="M18384 15345l1470 1573" svg:viewBox="0 0 1471 1574">
          <text:p/>
        </draw:connector>
        <draw:custom-shape draw:style-name="gr2" draw:text-style-name="P1" xml:id="id524" draw:id="id52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5" draw:id="id52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0" draw:id="id52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1" draw:id="id52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20" draw:start-glue-point="10" draw:end-shape="id521" draw:end-glue-point="6" svg:d="M22998 19877h312v2h313" svg:viewBox="0 0 626 3">
          <text:p/>
        </draw:connector>
        <draw:custom-shape draw:style-name="gr2" draw:text-style-name="P1" xml:id="id522" draw:id="id52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3" draw:id="id52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22" draw:start-glue-point="10" draw:end-shape="id52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22" draw:start-glue-point="8" draw:end-shape="id52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22" draw:start-glue-point="8" draw:end-shape="id52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25" draw:start-glue-point="4" draw:end-shape="id52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23" draw:start-glue-point="8" draw:end-shape="id52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24" draw:start-glue-point="10" draw:end-shape="id525" draw:end-glue-point="6" svg:d="M21482 19877h293v2h293" svg:viewBox="0 0 587 3">
          <text:p/>
        </draw:connector>
        <draw:custom-shape draw:style-name="gr2" draw:text-style-name="P1" xml:id="id530" draw:id="id53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1" draw:id="id53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6" draw:id="id52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7" draw:id="id52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26" draw:start-glue-point="10" draw:end-shape="id527" draw:end-glue-point="6" svg:d="M26380 19877h312v2h313" svg:viewBox="0 0 626 3">
          <text:p/>
        </draw:connector>
        <draw:custom-shape draw:style-name="gr2" draw:text-style-name="P1" xml:id="id528" draw:id="id52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9" draw:id="id52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28" draw:start-glue-point="10" draw:end-shape="id52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28" draw:start-glue-point="8" draw:end-shape="id53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28" draw:start-glue-point="8" draw:end-shape="id52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31" draw:start-glue-point="4" draw:end-shape="id52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29" draw:start-glue-point="8" draw:end-shape="id52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30" draw:start-glue-point="10" draw:end-shape="id531" draw:end-glue-point="6" svg:d="M24864 19877h293v2h292" svg:viewBox="0 0 586 3">
          <text:p/>
        </draw:connector>
        <draw:custom-shape draw:style-name="gr2" draw:text-style-name="P1" xml:id="id532" draw:id="id53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3" draw:id="id53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32" draw:start-glue-point="10" draw:end-shape="id53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32" draw:start-glue-point="8" draw:end-shape="id52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32" draw:start-glue-point="8" draw:end-shape="id52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23" draw:start-glue-point="4" draw:end-shape="id53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33" draw:start-glue-point="8" draw:end-shape="id529" draw:end-glue-point="4" svg:d="M24837 15345l1611 1573" svg:viewBox="0 0 1612 1574">
          <text:p/>
        </draw:connector>
        <draw:custom-shape draw:style-name="gr2" draw:text-style-name="P1" xml:id="id568" draw:id="id568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4" draw:id="id53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.384cm" svg:y1="14.463cm" svg:x2="21.695cm" svg:y2="11.973cm" draw:start-shape="id519" draw:start-glue-point="4" draw:end-shape="id534" draw:end-glue-point="8" svg:d="M18384 14463l3311-2490" svg:viewBox="0 0 3312 2491">
          <text:p/>
        </draw:connector>
        <draw:connector draw:style-name="gr4" draw:text-style-name="P1" draw:layer="layout" draw:type="line" svg:x1="21.695cm" svg:y1="11.973cm" svg:x2="24.988cm" svg:y2="14.592cm" draw:start-shape="id534" draw:start-glue-point="8" draw:end-shape="id533" draw:end-glue-point="11" svg:d="M21695 11973l3293 2619" svg:viewBox="0 0 3294 2620">
          <text:p/>
        </draw:connector>
        <draw:custom-shape draw:style-name="gr2" draw:text-style-name="P1" xml:id="id535" draw:id="id53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6" draw:id="id53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35" draw:start-glue-point="10" draw:end-shape="id53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53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3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3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536" draw:end-glue-point="4" svg:d="M-611-16l3898 2216" svg:viewBox="0 0 3899 2217">
          <text:p/>
        </draw:connector>
        <draw:custom-shape draw:style-name="gr2" draw:text-style-name="P1" xml:id="id541" draw:id="id54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2" draw:id="id54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7" draw:id="id53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38" draw:id="id53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537" draw:start-glue-point="10" draw:end-shape="id538" draw:end-glue-point="6" svg:d="M3043 19877h314v2h312" svg:viewBox="0 0 627 3">
          <text:p/>
        </draw:connector>
        <draw:custom-shape draw:style-name="gr2" draw:text-style-name="P1" xml:id="id539" draw:id="id53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0" draw:id="id54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539" draw:start-glue-point="10" draw:end-shape="id54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539" draw:start-glue-point="8" draw:end-shape="id54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539" draw:start-glue-point="8" draw:end-shape="id53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542" draw:start-glue-point="4" draw:end-shape="id54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540" draw:start-glue-point="8" draw:end-shape="id53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541" draw:start-glue-point="10" draw:end-shape="id542" draw:end-glue-point="6" svg:d="M1528 19877h292v2h292" svg:viewBox="0 0 585 3">
          <text:p/>
        </draw:connector>
        <draw:custom-shape draw:style-name="gr2" draw:text-style-name="P1" xml:id="id547" draw:id="id54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8" draw:id="id54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3" draw:id="id54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4" draw:id="id54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543" draw:start-glue-point="10" draw:end-shape="id544" draw:end-glue-point="6" svg:d="M6424 19877h314v2h313" svg:viewBox="0 0 628 3">
          <text:p/>
        </draw:connector>
        <draw:custom-shape draw:style-name="gr2" draw:text-style-name="P1" xml:id="id545" draw:id="id54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46" draw:id="id54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545" draw:start-glue-point="10" draw:end-shape="id54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545" draw:start-glue-point="8" draw:end-shape="id54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545" draw:start-glue-point="8" draw:end-shape="id54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548" draw:start-glue-point="4" draw:end-shape="id54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546" draw:start-glue-point="8" draw:end-shape="id54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547" draw:start-glue-point="10" draw:end-shape="id548" draw:end-glue-point="6" svg:d="M4910 19877h292v2h292" svg:viewBox="0 0 585 3">
          <text:p/>
        </draw:connector>
        <draw:custom-shape draw:style-name="gr2" draw:text-style-name="P1" xml:id="id549" draw:id="id54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0" draw:id="id55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549" draw:start-glue-point="10" draw:end-shape="id55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549" draw:start-glue-point="8" draw:end-shape="id53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549" draw:start-glue-point="8" draw:end-shape="id54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540" draw:start-glue-point="4" draw:end-shape="id55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550" draw:start-glue-point="8" draw:end-shape="id546" draw:end-glue-point="4" svg:d="M5023 15345l1470 1573" svg:viewBox="0 0 1471 1574">
          <text:p/>
        </draw:connector>
        <draw:custom-shape draw:style-name="gr2" draw:text-style-name="P1" xml:id="id555" draw:id="id55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6" draw:id="id55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1" draw:id="id55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2" draw:id="id55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551" draw:start-glue-point="10" draw:end-shape="id552" draw:end-glue-point="6" svg:d="M9637 19877h313v2h313" svg:viewBox="0 0 627 3">
          <text:p/>
        </draw:connector>
        <draw:custom-shape draw:style-name="gr2" draw:text-style-name="P1" xml:id="id553" draw:id="id55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4" draw:id="id55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553" draw:start-glue-point="10" draw:end-shape="id55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553" draw:start-glue-point="8" draw:end-shape="id55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553" draw:start-glue-point="8" draw:end-shape="id55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556" draw:start-glue-point="4" draw:end-shape="id55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554" draw:start-glue-point="8" draw:end-shape="id55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555" draw:start-glue-point="10" draw:end-shape="id556" draw:end-glue-point="6" svg:d="M8121 19877h293v2h293" svg:viewBox="0 0 587 3">
          <text:p/>
        </draw:connector>
        <draw:custom-shape draw:style-name="gr2" draw:text-style-name="P1" xml:id="id561" draw:id="id56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2" draw:id="id56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7" draw:id="id55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8" draw:id="id55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557" draw:start-glue-point="10" draw:end-shape="id558" draw:end-glue-point="6" svg:d="M13019 19877h312v2h313" svg:viewBox="0 0 626 3">
          <text:p/>
        </draw:connector>
        <draw:custom-shape draw:style-name="gr2" draw:text-style-name="P1" xml:id="id559" draw:id="id55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0" draw:id="id56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559" draw:start-glue-point="10" draw:end-shape="id56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559" draw:start-glue-point="8" draw:end-shape="id56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559" draw:start-glue-point="8" draw:end-shape="id55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562" draw:start-glue-point="4" draw:end-shape="id56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560" draw:start-glue-point="8" draw:end-shape="id55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561" draw:start-glue-point="10" draw:end-shape="id562" draw:end-glue-point="6" svg:d="M11504 19877h292v2h292" svg:viewBox="0 0 585 3">
          <text:p/>
        </draw:connector>
        <draw:custom-shape draw:style-name="gr2" draw:text-style-name="P1" xml:id="id563" draw:id="id56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4" draw:id="id56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563" draw:start-glue-point="10" draw:end-shape="id56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563" draw:start-glue-point="8" draw:end-shape="id55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563" draw:start-glue-point="8" draw:end-shape="id55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554" draw:start-glue-point="4" draw:end-shape="id56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564" draw:start-glue-point="8" draw:end-shape="id560" draw:end-glue-point="4" svg:d="M11476 15345l1611 1573" svg:viewBox="0 0 1612 1574">
          <text:p/>
        </draw:connector>
        <draw:custom-shape draw:style-name="gr2" draw:text-style-name="P1" xml:id="id565" draw:id="id56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6" draw:id="id56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565" draw:start-glue-point="10" draw:end-shape="id56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565" draw:start-glue-point="8" draw:end-shape="id54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565" draw:start-glue-point="8" draw:end-shape="id56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550" draw:start-glue-point="4" draw:end-shape="id56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566" draw:start-glue-point="8" draw:end-shape="id564" draw:end-glue-point="11" svg:d="M8335 11973l3292 2619" svg:viewBox="0 0 3293 2620">
          <text:p/>
        </draw:connector>
        <draw:custom-shape draw:style-name="gr2" draw:text-style-name="P1" xml:id="id567" draw:id="id56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567" draw:start-glue-point="8" draw:end-shape="id565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535" draw:start-glue-point="8" draw:end-shape="id567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536" draw:start-glue-point="8" draw:end-shape="id568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568" draw:start-glue-point="8" draw:end-shape="id566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568" draw:start-glue-point="8" draw:end-shape="id534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567" draw:start-glue-point="10" draw:end-shape="id568" draw:end-glue-point="6" svg:d="M13595 6931h711" svg:viewBox="0 0 712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2" draw:text-style-name="P1" xml:id="id573" draw:id="id573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4" draw:id="id574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9" draw:id="id569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0" draw:id="id570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569" draw:start-glue-point="10" draw:end-shape="id570" draw:end-glue-point="6" svg:d="M16404 19877h313v2h312" svg:viewBox="0 0 626 3">
          <text:p/>
        </draw:connector>
        <draw:custom-shape draw:style-name="gr2" draw:text-style-name="P1" xml:id="id571" draw:id="id571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2" draw:id="id572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571" draw:start-glue-point="10" draw:end-shape="id572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571" draw:start-glue-point="8" draw:end-shape="id573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571" draw:start-glue-point="8" draw:end-shape="id569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574" draw:start-glue-point="4" draw:end-shape="id572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572" draw:start-glue-point="8" draw:end-shape="id570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573" draw:start-glue-point="10" draw:end-shape="id574" draw:end-glue-point="6" svg:d="M14889 19877h292v2h292" svg:viewBox="0 0 585 3">
          <text:p/>
        </draw:connector>
        <draw:custom-shape draw:style-name="gr2" draw:text-style-name="P1" xml:id="id579" draw:id="id579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0" draw:id="id580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5" draw:id="id575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6" draw:id="id576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575" draw:start-glue-point="10" draw:end-shape="id576" draw:end-glue-point="6" svg:d="M19785 19877h314v2h313" svg:viewBox="0 0 628 3">
          <text:p/>
        </draw:connector>
        <draw:custom-shape draw:style-name="gr2" draw:text-style-name="P1" xml:id="id577" draw:id="id577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78" draw:id="id578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577" draw:start-glue-point="10" draw:end-shape="id578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577" draw:start-glue-point="8" draw:end-shape="id579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577" draw:start-glue-point="8" draw:end-shape="id575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580" draw:start-glue-point="4" draw:end-shape="id578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578" draw:start-glue-point="8" draw:end-shape="id576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579" draw:start-glue-point="10" draw:end-shape="id580" draw:end-glue-point="6" svg:d="M18270 19877h293v2h292" svg:viewBox="0 0 586 3">
          <text:p/>
        </draw:connector>
        <draw:custom-shape draw:style-name="gr2" draw:text-style-name="P1" xml:id="id581" draw:id="id581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2" draw:id="id582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401cm" svg:y2="11.66cm" draw:start-shape="id581" draw:start-glue-point="10" draw:end-shape="id582" draw:end-glue-point="6" svg:d="M17544 14903h1428v-3243h1429" svg:viewBox="0 0 2858 3244">
          <text:p/>
        </draw:connector>
        <draw:connector draw:style-name="gr4" draw:text-style-name="P1" draw:layer="layout" draw:type="line" svg:x1="17.331cm" svg:y1="15.345cm" svg:x2="15.471cm" svg:y2="16.918cm" draw:start-shape="id581" draw:start-glue-point="8" draw:end-shape="id571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581" draw:start-glue-point="8" draw:end-shape="id577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0.615cm" svg:y2="12.101cm" draw:start-shape="id572" draw:start-glue-point="4" draw:end-shape="id582" draw:end-glue-point="8" svg:d="M16524 16918l4091-4817" svg:viewBox="0 0 4092 4818">
          <text:p/>
        </draw:connector>
        <draw:connector draw:style-name="gr4" draw:text-style-name="P1" draw:layer="layout" draw:type="line" svg:x1="20.615cm" svg:y1="12.101cm" svg:x2="19.854cm" svg:y2="16.918cm" draw:start-shape="id582" draw:start-glue-point="8" draw:end-shape="id578" draw:end-glue-point="4" svg:d="M20615 12101l-761 4817" svg:viewBox="0 0 762 4818">
          <text:p/>
        </draw:connector>
        <draw:custom-shape draw:style-name="gr2" draw:text-style-name="P1" xml:id="id587" draw:id="id587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8" draw:id="id588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3" draw:id="id583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4" draw:id="id584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583" draw:start-glue-point="10" draw:end-shape="id584" draw:end-glue-point="6" svg:d="M22998 19877h312v2h313" svg:viewBox="0 0 626 3">
          <text:p/>
        </draw:connector>
        <draw:custom-shape draw:style-name="gr2" draw:text-style-name="P1" xml:id="id585" draw:id="id585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6" draw:id="id586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585" draw:start-glue-point="10" draw:end-shape="id586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585" draw:start-glue-point="8" draw:end-shape="id587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585" draw:start-glue-point="8" draw:end-shape="id583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588" draw:start-glue-point="4" draw:end-shape="id586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586" draw:start-glue-point="8" draw:end-shape="id584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587" draw:start-glue-point="10" draw:end-shape="id588" draw:end-glue-point="6" svg:d="M21482 19877h293v2h293" svg:viewBox="0 0 587 3">
          <text:p/>
        </draw:connector>
        <draw:custom-shape draw:style-name="gr2" draw:text-style-name="P1" xml:id="id593" draw:id="id593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4" draw:id="id594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89" draw:id="id589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0" draw:id="id590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589" draw:start-glue-point="10" draw:end-shape="id590" draw:end-glue-point="6" svg:d="M26380 19877h312v2h313" svg:viewBox="0 0 626 3">
          <text:p/>
        </draw:connector>
        <draw:custom-shape draw:style-name="gr2" draw:text-style-name="P1" xml:id="id591" draw:id="id591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2" draw:id="id592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591" draw:start-glue-point="10" draw:end-shape="id592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591" draw:start-glue-point="8" draw:end-shape="id593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591" draw:start-glue-point="8" draw:end-shape="id589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594" draw:start-glue-point="4" draw:end-shape="id592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592" draw:start-glue-point="8" draw:end-shape="id590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593" draw:start-glue-point="10" draw:end-shape="id594" draw:end-glue-point="6" svg:d="M24864 19877h293v2h292" svg:viewBox="0 0 586 3">
          <text:p/>
        </draw:connector>
        <draw:custom-shape draw:style-name="gr2" draw:text-style-name="P1" xml:id="id595" draw:id="id595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6" draw:id="id596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595" draw:start-glue-point="10" draw:end-shape="id596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595" draw:start-glue-point="8" draw:end-shape="id585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595" draw:start-glue-point="8" draw:end-shape="id591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586" draw:start-glue-point="4" draw:end-shape="id596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596" draw:start-glue-point="8" draw:end-shape="id592" draw:end-glue-point="4" svg:d="M24837 15345l1611 1573" svg:viewBox="0 0 1612 1574">
          <text:p/>
        </draw:connector>
        <draw:custom-shape draw:style-name="gr2" draw:text-style-name="P1" xml:id="id631" draw:id="id631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7" draw:id="id597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615cm" svg:y1="11.219cm" svg:x2="21.695cm" svg:y2="11.973cm" draw:start-shape="id582" draw:start-glue-point="4" draw:end-shape="id597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597" draw:start-glue-point="8" draw:end-shape="id596" draw:end-glue-point="11" svg:d="M21695 11973l3293 2619" svg:viewBox="0 0 3294 2620">
          <text:p/>
        </draw:connector>
        <draw:custom-shape draw:style-name="gr2" draw:text-style-name="P1" xml:id="id598" draw:id="id598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99" draw:id="id599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598" draw:start-glue-point="10" draw:end-shape="id599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599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598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598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599" draw:end-glue-point="4" svg:d="M-611-16l3898 2216" svg:viewBox="0 0 3899 2217">
          <text:p/>
        </draw:connector>
        <draw:custom-shape draw:style-name="gr2" draw:text-style-name="P1" xml:id="id604" draw:id="id604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5" draw:id="id605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0" draw:id="id600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1" draw:id="id601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00" draw:start-glue-point="10" draw:end-shape="id601" draw:end-glue-point="6" svg:d="M3043 19877h314v2h312" svg:viewBox="0 0 627 3">
          <text:p/>
        </draw:connector>
        <draw:custom-shape draw:style-name="gr2" draw:text-style-name="P1" xml:id="id602" draw:id="id602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3" draw:id="id603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02" draw:start-glue-point="10" draw:end-shape="id603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02" draw:start-glue-point="8" draw:end-shape="id604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02" draw:start-glue-point="8" draw:end-shape="id600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05" draw:start-glue-point="4" draw:end-shape="id603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03" draw:start-glue-point="8" draw:end-shape="id601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04" draw:start-glue-point="10" draw:end-shape="id605" draw:end-glue-point="6" svg:d="M1528 19877h292v2h292" svg:viewBox="0 0 585 3">
          <text:p/>
        </draw:connector>
        <draw:custom-shape draw:style-name="gr2" draw:text-style-name="P1" xml:id="id610" draw:id="id610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1" draw:id="id611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6" draw:id="id606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7" draw:id="id607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06" draw:start-glue-point="10" draw:end-shape="id607" draw:end-glue-point="6" svg:d="M6424 19877h314v2h313" svg:viewBox="0 0 628 3">
          <text:p/>
        </draw:connector>
        <draw:custom-shape draw:style-name="gr2" draw:text-style-name="P1" xml:id="id608" draw:id="id608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09" draw:id="id609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08" draw:start-glue-point="10" draw:end-shape="id609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08" draw:start-glue-point="8" draw:end-shape="id610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08" draw:start-glue-point="8" draw:end-shape="id606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11" draw:start-glue-point="4" draw:end-shape="id609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09" draw:start-glue-point="8" draw:end-shape="id607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10" draw:start-glue-point="10" draw:end-shape="id611" draw:end-glue-point="6" svg:d="M4910 19877h292v2h292" svg:viewBox="0 0 585 3">
          <text:p/>
        </draw:connector>
        <draw:custom-shape draw:style-name="gr2" draw:text-style-name="P1" xml:id="id612" draw:id="id612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3" draw:id="id613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12" draw:start-glue-point="10" draw:end-shape="id613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12" draw:start-glue-point="8" draw:end-shape="id602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12" draw:start-glue-point="8" draw:end-shape="id608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03" draw:start-glue-point="4" draw:end-shape="id613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13" draw:start-glue-point="8" draw:end-shape="id609" draw:end-glue-point="4" svg:d="M5023 15345l1470 1573" svg:viewBox="0 0 1471 1574">
          <text:p/>
        </draw:connector>
        <draw:custom-shape draw:style-name="gr2" draw:text-style-name="P1" xml:id="id618" draw:id="id618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9" draw:id="id619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4" draw:id="id614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5" draw:id="id615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14" draw:start-glue-point="10" draw:end-shape="id615" draw:end-glue-point="6" svg:d="M9637 19877h313v2h313" svg:viewBox="0 0 627 3">
          <text:p/>
        </draw:connector>
        <draw:custom-shape draw:style-name="gr2" draw:text-style-name="P1" xml:id="id616" draw:id="id616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17" draw:id="id617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16" draw:start-glue-point="10" draw:end-shape="id617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16" draw:start-glue-point="8" draw:end-shape="id618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16" draw:start-glue-point="8" draw:end-shape="id614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19" draw:start-glue-point="4" draw:end-shape="id617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17" draw:start-glue-point="8" draw:end-shape="id615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18" draw:start-glue-point="10" draw:end-shape="id619" draw:end-glue-point="6" svg:d="M8121 19877h293v2h293" svg:viewBox="0 0 587 3">
          <text:p/>
        </draw:connector>
        <draw:custom-shape draw:style-name="gr2" draw:text-style-name="P1" xml:id="id624" draw:id="id624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5" draw:id="id625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0" draw:id="id620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1" draw:id="id621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20" draw:start-glue-point="10" draw:end-shape="id621" draw:end-glue-point="6" svg:d="M13019 19877h312v2h313" svg:viewBox="0 0 626 3">
          <text:p/>
        </draw:connector>
        <draw:custom-shape draw:style-name="gr2" draw:text-style-name="P1" xml:id="id622" draw:id="id622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3" draw:id="id623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22" draw:start-glue-point="10" draw:end-shape="id623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22" draw:start-glue-point="8" draw:end-shape="id624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22" draw:start-glue-point="8" draw:end-shape="id620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25" draw:start-glue-point="4" draw:end-shape="id623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23" draw:start-glue-point="8" draw:end-shape="id621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24" draw:start-glue-point="10" draw:end-shape="id625" draw:end-glue-point="6" svg:d="M11504 19877h292v2h292" svg:viewBox="0 0 585 3">
          <text:p/>
        </draw:connector>
        <draw:custom-shape draw:style-name="gr2" draw:text-style-name="P1" xml:id="id626" draw:id="id626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7" draw:id="id627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26" draw:start-glue-point="10" draw:end-shape="id627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26" draw:start-glue-point="8" draw:end-shape="id616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26" draw:start-glue-point="8" draw:end-shape="id622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17" draw:start-glue-point="4" draw:end-shape="id627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27" draw:start-glue-point="8" draw:end-shape="id623" draw:end-glue-point="4" svg:d="M11476 15345l1611 1573" svg:viewBox="0 0 1612 1574">
          <text:p/>
        </draw:connector>
        <draw:custom-shape draw:style-name="gr2" draw:text-style-name="P1" xml:id="id628" draw:id="id628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9" draw:id="id629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28" draw:start-glue-point="10" draw:end-shape="id629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28" draw:start-glue-point="8" draw:end-shape="id612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28" draw:start-glue-point="8" draw:end-shape="id626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13" draw:start-glue-point="4" draw:end-shape="id629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29" draw:start-glue-point="8" draw:end-shape="id627" draw:end-glue-point="11" svg:d="M8335 11973l3292 2619" svg:viewBox="0 0 3293 2620">
          <text:p/>
        </draw:connector>
        <draw:custom-shape draw:style-name="gr2" draw:text-style-name="P1" xml:id="id630" draw:id="id630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30" draw:start-glue-point="8" draw:end-shape="id628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598" draw:start-glue-point="8" draw:end-shape="id630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599" draw:start-glue-point="8" draw:end-shape="id631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631" draw:start-glue-point="8" draw:end-shape="id629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631" draw:start-glue-point="8" draw:end-shape="id597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630" draw:start-glue-point="10" draw:end-shape="id631" draw:end-glue-point="6" svg:d="M13595 6931h711" svg:viewBox="0 0 712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2" draw:text-style-name="P1" xml:id="id636" draw:id="id636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7" draw:id="id637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2" draw:id="id632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3" draw:id="id633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32" draw:start-glue-point="10" draw:end-shape="id633" draw:end-glue-point="6" svg:d="M16404 19877h313v2h312" svg:viewBox="0 0 626 3">
          <text:p/>
        </draw:connector>
        <draw:custom-shape draw:style-name="gr2" draw:text-style-name="P1" xml:id="id634" draw:id="id634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5" draw:id="id635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34" draw:start-glue-point="10" draw:end-shape="id635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34" draw:start-glue-point="8" draw:end-shape="id636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34" draw:start-glue-point="8" draw:end-shape="id632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637" draw:start-glue-point="4" draw:end-shape="id635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35" draw:start-glue-point="8" draw:end-shape="id633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36" draw:start-glue-point="10" draw:end-shape="id637" draw:end-glue-point="6" svg:d="M14889 19877h292v2h292" svg:viewBox="0 0 585 3">
          <text:p/>
        </draw:connector>
        <draw:custom-shape draw:style-name="gr2" draw:text-style-name="P1" xml:id="id642" draw:id="id642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3" draw:id="id643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8" draw:id="id638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39" draw:id="id639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638" draw:start-glue-point="10" draw:end-shape="id639" draw:end-glue-point="6" svg:d="M19785 19877h314v2h313" svg:viewBox="0 0 628 3">
          <text:p/>
        </draw:connector>
        <draw:custom-shape draw:style-name="gr2" draw:text-style-name="P1" xml:id="id640" draw:id="id640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1" draw:id="id641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640" draw:start-glue-point="10" draw:end-shape="id641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640" draw:start-glue-point="8" draw:end-shape="id642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640" draw:start-glue-point="8" draw:end-shape="id638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643" draw:start-glue-point="4" draw:end-shape="id641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641" draw:start-glue-point="8" draw:end-shape="id639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642" draw:start-glue-point="10" draw:end-shape="id643" draw:end-glue-point="6" svg:d="M18270 19877h293v2h292" svg:viewBox="0 0 586 3">
          <text:p/>
        </draw:connector>
        <draw:custom-shape draw:style-name="gr2" draw:text-style-name="P1" xml:id="id644" draw:id="id644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5" draw:id="id645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401cm" svg:y2="11.66cm" draw:start-shape="id644" draw:start-glue-point="10" draw:end-shape="id645" draw:end-glue-point="6" svg:d="M17544 14903h1428v-3243h1429" svg:viewBox="0 0 2858 3244">
          <text:p/>
        </draw:connector>
        <draw:connector draw:style-name="gr4" draw:text-style-name="P1" draw:layer="layout" draw:type="line" svg:x1="17.331cm" svg:y1="15.345cm" svg:x2="15.471cm" svg:y2="16.918cm" draw:start-shape="id644" draw:start-glue-point="8" draw:end-shape="id634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644" draw:start-glue-point="8" draw:end-shape="id640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0.615cm" svg:y2="12.101cm" draw:start-shape="id635" draw:start-glue-point="4" draw:end-shape="id645" draw:end-glue-point="8" svg:d="M16524 16918l4091-4817" svg:viewBox="0 0 4092 4818">
          <text:p/>
        </draw:connector>
        <draw:connector draw:style-name="gr4" draw:text-style-name="P1" draw:layer="layout" draw:type="line" svg:x1="20.615cm" svg:y1="12.101cm" svg:x2="19.854cm" svg:y2="16.918cm" draw:start-shape="id645" draw:start-glue-point="8" draw:end-shape="id641" draw:end-glue-point="4" svg:d="M20615 12101l-761 4817" svg:viewBox="0 0 762 4818">
          <text:p/>
        </draw:connector>
        <draw:custom-shape draw:style-name="gr2" draw:text-style-name="P1" xml:id="id650" draw:id="id650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1" draw:id="id651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6" draw:id="id646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7" draw:id="id647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646" draw:start-glue-point="10" draw:end-shape="id647" draw:end-glue-point="6" svg:d="M22998 19877h312v2h313" svg:viewBox="0 0 626 3">
          <text:p/>
        </draw:connector>
        <draw:custom-shape draw:style-name="gr2" draw:text-style-name="P1" xml:id="id648" draw:id="id648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9" draw:id="id649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648" draw:start-glue-point="10" draw:end-shape="id649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648" draw:start-glue-point="8" draw:end-shape="id650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648" draw:start-glue-point="8" draw:end-shape="id646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651" draw:start-glue-point="4" draw:end-shape="id649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649" draw:start-glue-point="8" draw:end-shape="id647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650" draw:start-glue-point="10" draw:end-shape="id651" draw:end-glue-point="6" svg:d="M21482 19877h293v2h293" svg:viewBox="0 0 587 3">
          <text:p/>
        </draw:connector>
        <draw:custom-shape draw:style-name="gr2" draw:text-style-name="P1" xml:id="id656" draw:id="id656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7" draw:id="id657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2" draw:id="id652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3" draw:id="id653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652" draw:start-glue-point="10" draw:end-shape="id653" draw:end-glue-point="6" svg:d="M26380 19877h312v2h313" svg:viewBox="0 0 626 3">
          <text:p/>
        </draw:connector>
        <draw:custom-shape draw:style-name="gr2" draw:text-style-name="P1" xml:id="id654" draw:id="id654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5" draw:id="id655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654" draw:start-glue-point="10" draw:end-shape="id655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654" draw:start-glue-point="8" draw:end-shape="id656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654" draw:start-glue-point="8" draw:end-shape="id652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657" draw:start-glue-point="4" draw:end-shape="id655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655" draw:start-glue-point="8" draw:end-shape="id653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656" draw:start-glue-point="10" draw:end-shape="id657" draw:end-glue-point="6" svg:d="M24864 19877h293v2h292" svg:viewBox="0 0 586 3">
          <text:p/>
        </draw:connector>
        <draw:custom-shape draw:style-name="gr2" draw:text-style-name="P1" xml:id="id658" draw:id="id658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59" draw:id="id659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658" draw:start-glue-point="10" draw:end-shape="id659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658" draw:start-glue-point="8" draw:end-shape="id648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658" draw:start-glue-point="8" draw:end-shape="id654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649" draw:start-glue-point="4" draw:end-shape="id659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659" draw:start-glue-point="8" draw:end-shape="id655" draw:end-glue-point="4" svg:d="M24837 15345l1611 1573" svg:viewBox="0 0 1612 1574">
          <text:p/>
        </draw:connector>
        <draw:custom-shape draw:style-name="gr2" draw:text-style-name="P1" xml:id="id694" draw:id="id694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0" draw:id="id660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615cm" svg:y1="11.219cm" svg:x2="21.695cm" svg:y2="11.973cm" draw:start-shape="id645" draw:start-glue-point="4" draw:end-shape="id660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660" draw:start-glue-point="8" draw:end-shape="id659" draw:end-glue-point="11" svg:d="M21695 11973l3293 2619" svg:viewBox="0 0 3294 2620">
          <text:p/>
        </draw:connector>
        <draw:custom-shape draw:style-name="gr2" draw:text-style-name="P1" xml:id="id661" draw:id="id661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2" draw:id="id662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661" draw:start-glue-point="10" draw:end-shape="id662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662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661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661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662" draw:end-glue-point="4" svg:d="M-611-16l3898 2216" svg:viewBox="0 0 3899 2217">
          <text:p/>
        </draw:connector>
        <draw:custom-shape draw:style-name="gr2" draw:text-style-name="P1" xml:id="id667" draw:id="id667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8" draw:id="id668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3" draw:id="id663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4" draw:id="id664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663" draw:start-glue-point="10" draw:end-shape="id664" draw:end-glue-point="6" svg:d="M3043 19877h314v2h312" svg:viewBox="0 0 627 3">
          <text:p/>
        </draw:connector>
        <draw:custom-shape draw:style-name="gr2" draw:text-style-name="P1" xml:id="id665" draw:id="id665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6" draw:id="id666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665" draw:start-glue-point="10" draw:end-shape="id666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665" draw:start-glue-point="8" draw:end-shape="id667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665" draw:start-glue-point="8" draw:end-shape="id663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668" draw:start-glue-point="4" draw:end-shape="id666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666" draw:start-glue-point="8" draw:end-shape="id664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667" draw:start-glue-point="10" draw:end-shape="id668" draw:end-glue-point="6" svg:d="M1528 19877h292v2h292" svg:viewBox="0 0 585 3">
          <text:p/>
        </draw:connector>
        <draw:custom-shape draw:style-name="gr2" draw:text-style-name="P1" xml:id="id673" draw:id="id673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4" draw:id="id674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9" draw:id="id669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0" draw:id="id670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669" draw:start-glue-point="10" draw:end-shape="id670" draw:end-glue-point="6" svg:d="M6424 19877h314v2h313" svg:viewBox="0 0 628 3">
          <text:p/>
        </draw:connector>
        <draw:custom-shape draw:style-name="gr2" draw:text-style-name="P1" xml:id="id671" draw:id="id671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2" draw:id="id672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671" draw:start-glue-point="10" draw:end-shape="id672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671" draw:start-glue-point="8" draw:end-shape="id673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671" draw:start-glue-point="8" draw:end-shape="id669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674" draw:start-glue-point="4" draw:end-shape="id672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672" draw:start-glue-point="8" draw:end-shape="id670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673" draw:start-glue-point="10" draw:end-shape="id674" draw:end-glue-point="6" svg:d="M4910 19877h292v2h292" svg:viewBox="0 0 585 3">
          <text:p/>
        </draw:connector>
        <draw:custom-shape draw:style-name="gr2" draw:text-style-name="P1" xml:id="id675" draw:id="id675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6" draw:id="id676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675" draw:start-glue-point="10" draw:end-shape="id676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675" draw:start-glue-point="8" draw:end-shape="id665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675" draw:start-glue-point="8" draw:end-shape="id671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666" draw:start-glue-point="4" draw:end-shape="id676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676" draw:start-glue-point="8" draw:end-shape="id672" draw:end-glue-point="4" svg:d="M5023 15345l1470 1573" svg:viewBox="0 0 1471 1574">
          <text:p/>
        </draw:connector>
        <draw:custom-shape draw:style-name="gr2" draw:text-style-name="P1" xml:id="id681" draw:id="id681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2" draw:id="id682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7" draw:id="id677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78" draw:id="id678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677" draw:start-glue-point="10" draw:end-shape="id678" draw:end-glue-point="6" svg:d="M9637 19877h313v2h313" svg:viewBox="0 0 627 3">
          <text:p/>
        </draw:connector>
        <draw:custom-shape draw:style-name="gr2" draw:text-style-name="P1" xml:id="id679" draw:id="id679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0" draw:id="id680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679" draw:start-glue-point="10" draw:end-shape="id680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679" draw:start-glue-point="8" draw:end-shape="id681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679" draw:start-glue-point="8" draw:end-shape="id677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682" draw:start-glue-point="4" draw:end-shape="id680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680" draw:start-glue-point="8" draw:end-shape="id678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681" draw:start-glue-point="10" draw:end-shape="id682" draw:end-glue-point="6" svg:d="M8121 19877h293v2h293" svg:viewBox="0 0 587 3">
          <text:p/>
        </draw:connector>
        <draw:custom-shape draw:style-name="gr2" draw:text-style-name="P1" xml:id="id687" draw:id="id687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8" draw:id="id688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3" draw:id="id683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4" draw:id="id684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683" draw:start-glue-point="10" draw:end-shape="id684" draw:end-glue-point="6" svg:d="M13019 19877h312v2h313" svg:viewBox="0 0 626 3">
          <text:p/>
        </draw:connector>
        <draw:custom-shape draw:style-name="gr2" draw:text-style-name="P1" xml:id="id685" draw:id="id685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86" draw:id="id686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685" draw:start-glue-point="10" draw:end-shape="id686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685" draw:start-glue-point="8" draw:end-shape="id687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685" draw:start-glue-point="8" draw:end-shape="id683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688" draw:start-glue-point="4" draw:end-shape="id686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686" draw:start-glue-point="8" draw:end-shape="id684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687" draw:start-glue-point="10" draw:end-shape="id688" draw:end-glue-point="6" svg:d="M11504 19877h292v2h292" svg:viewBox="0 0 585 3">
          <text:p/>
        </draw:connector>
        <draw:custom-shape draw:style-name="gr2" draw:text-style-name="P1" xml:id="id689" draw:id="id689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0" draw:id="id690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689" draw:start-glue-point="10" draw:end-shape="id690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689" draw:start-glue-point="8" draw:end-shape="id679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689" draw:start-glue-point="8" draw:end-shape="id685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680" draw:start-glue-point="4" draw:end-shape="id690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690" draw:start-glue-point="8" draw:end-shape="id686" draw:end-glue-point="4" svg:d="M11476 15345l1611 1573" svg:viewBox="0 0 1612 1574">
          <text:p/>
        </draw:connector>
        <draw:custom-shape draw:style-name="gr2" draw:text-style-name="P1" xml:id="id691" draw:id="id691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2" draw:id="id692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691" draw:start-glue-point="10" draw:end-shape="id692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691" draw:start-glue-point="8" draw:end-shape="id675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691" draw:start-glue-point="8" draw:end-shape="id689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676" draw:start-glue-point="4" draw:end-shape="id692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692" draw:start-glue-point="8" draw:end-shape="id690" draw:end-glue-point="11" svg:d="M8335 11973l3292 2619" svg:viewBox="0 0 3293 2620">
          <text:p/>
        </draw:connector>
        <draw:custom-shape draw:style-name="gr2" draw:text-style-name="P1" xml:id="id693" draw:id="id693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693" draw:start-glue-point="8" draw:end-shape="id691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661" draw:start-glue-point="8" draw:end-shape="id693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662" draw:start-glue-point="8" draw:end-shape="id694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694" draw:start-glue-point="8" draw:end-shape="id692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694" draw:start-glue-point="8" draw:end-shape="id660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693" draw:start-glue-point="10" draw:end-shape="id694" draw:end-glue-point="6" svg:d="M13595 6931h711" svg:viewBox="0 0 712 1">
          <text:p/>
        </draw:connector>
        <draw:connector draw:style-name="gr7" draw:text-style-name="P1" draw:layer="layout" draw:type="line" svg:x1="13.382cm" svg:y1="7.372cm" svg:x2="20.766cm" svg:y2="11.348cm" draw:start-shape="id693" draw:start-glue-point="8" draw:end-shape="id645" draw:end-glue-point="11" svg:d="M13382 7372l7384 3976" svg:viewBox="0 0 7385 397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2" draw:text-style-name="P1" xml:id="id699" draw:id="id699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0" draw:id="id700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5" draw:id="id695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6" draw:id="id696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695" draw:start-glue-point="10" draw:end-shape="id696" draw:end-glue-point="6" svg:d="M16404 19877h313v2h312" svg:viewBox="0 0 626 3">
          <text:p/>
        </draw:connector>
        <draw:custom-shape draw:style-name="gr2" draw:text-style-name="P1" xml:id="id697" draw:id="id697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98" draw:id="id698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697" draw:start-glue-point="10" draw:end-shape="id698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697" draw:start-glue-point="8" draw:end-shape="id699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697" draw:start-glue-point="8" draw:end-shape="id695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00" draw:start-glue-point="4" draw:end-shape="id698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698" draw:start-glue-point="8" draw:end-shape="id696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699" draw:start-glue-point="10" draw:end-shape="id700" draw:end-glue-point="6" svg:d="M14889 19877h292v2h292" svg:viewBox="0 0 585 3">
          <text:p/>
        </draw:connector>
        <draw:custom-shape draw:style-name="gr2" draw:text-style-name="P1" xml:id="id705" draw:id="id705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6" draw:id="id706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1" draw:id="id701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2" draw:id="id702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01" draw:start-glue-point="10" draw:end-shape="id702" draw:end-glue-point="6" svg:d="M19785 19877h314v2h313" svg:viewBox="0 0 628 3">
          <text:p/>
        </draw:connector>
        <draw:custom-shape draw:style-name="gr2" draw:text-style-name="P1" xml:id="id703" draw:id="id703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4" draw:id="id704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03" draw:start-glue-point="10" draw:end-shape="id704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03" draw:start-glue-point="8" draw:end-shape="id705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03" draw:start-glue-point="8" draw:end-shape="id701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06" draw:start-glue-point="4" draw:end-shape="id704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04" draw:start-glue-point="8" draw:end-shape="id702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05" draw:start-glue-point="10" draw:end-shape="id706" draw:end-glue-point="6" svg:d="M18270 19877h293v2h292" svg:viewBox="0 0 586 3">
          <text:p/>
        </draw:connector>
        <draw:custom-shape draw:style-name="gr2" draw:text-style-name="P1" xml:id="id707" draw:id="id707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8" draw:id="id708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401cm" svg:y2="11.66cm" draw:start-shape="id707" draw:start-glue-point="10" draw:end-shape="id708" draw:end-glue-point="6" svg:d="M17544 14903h1428v-3243h1429" svg:viewBox="0 0 2858 3244">
          <text:p/>
        </draw:connector>
        <draw:connector draw:style-name="gr4" draw:text-style-name="P1" draw:layer="layout" draw:type="line" svg:x1="17.331cm" svg:y1="15.345cm" svg:x2="15.471cm" svg:y2="16.918cm" draw:start-shape="id707" draw:start-glue-point="8" draw:end-shape="id697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07" draw:start-glue-point="8" draw:end-shape="id703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0.615cm" svg:y2="12.101cm" draw:start-shape="id698" draw:start-glue-point="4" draw:end-shape="id708" draw:end-glue-point="8" svg:d="M16524 16918l4091-4817" svg:viewBox="0 0 4092 4818">
          <text:p/>
        </draw:connector>
        <draw:custom-shape draw:style-name="gr2" draw:text-style-name="P1" xml:id="id713" draw:id="id713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4" draw:id="id714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09" draw:id="id709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0" draw:id="id710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09" draw:start-glue-point="10" draw:end-shape="id710" draw:end-glue-point="6" svg:d="M22998 19877h312v2h313" svg:viewBox="0 0 626 3">
          <text:p/>
        </draw:connector>
        <draw:custom-shape draw:style-name="gr2" draw:text-style-name="P1" xml:id="id711" draw:id="id711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2" draw:id="id712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11" draw:start-glue-point="10" draw:end-shape="id712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11" draw:start-glue-point="8" draw:end-shape="id713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11" draw:start-glue-point="8" draw:end-shape="id709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14" draw:start-glue-point="4" draw:end-shape="id712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12" draw:start-glue-point="8" draw:end-shape="id710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13" draw:start-glue-point="10" draw:end-shape="id714" draw:end-glue-point="6" svg:d="M21482 19877h293v2h293" svg:viewBox="0 0 587 3">
          <text:p/>
        </draw:connector>
        <draw:custom-shape draw:style-name="gr2" draw:text-style-name="P1" xml:id="id719" draw:id="id719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0" draw:id="id720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5" draw:id="id715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6" draw:id="id716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15" draw:start-glue-point="10" draw:end-shape="id716" draw:end-glue-point="6" svg:d="M26380 19877h312v2h313" svg:viewBox="0 0 626 3">
          <text:p/>
        </draw:connector>
        <draw:custom-shape draw:style-name="gr2" draw:text-style-name="P1" xml:id="id717" draw:id="id717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18" draw:id="id718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17" draw:start-glue-point="10" draw:end-shape="id718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17" draw:start-glue-point="8" draw:end-shape="id719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17" draw:start-glue-point="8" draw:end-shape="id715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20" draw:start-glue-point="4" draw:end-shape="id718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18" draw:start-glue-point="8" draw:end-shape="id716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19" draw:start-glue-point="10" draw:end-shape="id720" draw:end-glue-point="6" svg:d="M24864 19877h293v2h292" svg:viewBox="0 0 586 3">
          <text:p/>
        </draw:connector>
        <draw:custom-shape draw:style-name="gr2" draw:text-style-name="P1" xml:id="id721" draw:id="id721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2" draw:id="id722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21" draw:start-glue-point="10" draw:end-shape="id722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21" draw:start-glue-point="8" draw:end-shape="id711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21" draw:start-glue-point="8" draw:end-shape="id717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12" draw:start-glue-point="4" draw:end-shape="id722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22" draw:start-glue-point="8" draw:end-shape="id718" draw:end-glue-point="4" svg:d="M24837 15345l1611 1573" svg:viewBox="0 0 1612 1574">
          <text:p/>
        </draw:connector>
        <draw:custom-shape draw:style-name="gr2" draw:text-style-name="P1" xml:id="id757" draw:id="id757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3" draw:id="id723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615cm" svg:y1="11.219cm" svg:x2="21.695cm" svg:y2="11.973cm" draw:start-shape="id708" draw:start-glue-point="4" draw:end-shape="id723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723" draw:start-glue-point="8" draw:end-shape="id722" draw:end-glue-point="11" svg:d="M21695 11973l3293 2619" svg:viewBox="0 0 3294 2620">
          <text:p/>
        </draw:connector>
        <draw:custom-shape draw:style-name="gr2" draw:text-style-name="P1" xml:id="id724" draw:id="id724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5" draw:id="id725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24" draw:start-glue-point="10" draw:end-shape="id725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25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24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24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25" draw:end-glue-point="4" svg:d="M-611-16l3898 2216" svg:viewBox="0 0 3899 2217">
          <text:p/>
        </draw:connector>
        <draw:custom-shape draw:style-name="gr2" draw:text-style-name="P1" xml:id="id730" draw:id="id730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1" draw:id="id731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6" draw:id="id726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7" draw:id="id727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26" draw:start-glue-point="10" draw:end-shape="id727" draw:end-glue-point="6" svg:d="M3043 19877h314v2h312" svg:viewBox="0 0 627 3">
          <text:p/>
        </draw:connector>
        <draw:custom-shape draw:style-name="gr2" draw:text-style-name="P1" xml:id="id728" draw:id="id728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29" draw:id="id729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28" draw:start-glue-point="10" draw:end-shape="id729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28" draw:start-glue-point="8" draw:end-shape="id730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28" draw:start-glue-point="8" draw:end-shape="id726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31" draw:start-glue-point="4" draw:end-shape="id729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29" draw:start-glue-point="8" draw:end-shape="id727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30" draw:start-glue-point="10" draw:end-shape="id731" draw:end-glue-point="6" svg:d="M1528 19877h292v2h292" svg:viewBox="0 0 585 3">
          <text:p/>
        </draw:connector>
        <draw:custom-shape draw:style-name="gr2" draw:text-style-name="P1" xml:id="id736" draw:id="id736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7" draw:id="id737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2" draw:id="id732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3" draw:id="id733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32" draw:start-glue-point="10" draw:end-shape="id733" draw:end-glue-point="6" svg:d="M6424 19877h314v2h313" svg:viewBox="0 0 628 3">
          <text:p/>
        </draw:connector>
        <draw:custom-shape draw:style-name="gr2" draw:text-style-name="P1" xml:id="id734" draw:id="id734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5" draw:id="id735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34" draw:start-glue-point="10" draw:end-shape="id735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34" draw:start-glue-point="8" draw:end-shape="id736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34" draw:start-glue-point="8" draw:end-shape="id732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737" draw:start-glue-point="4" draw:end-shape="id735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35" draw:start-glue-point="8" draw:end-shape="id733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736" draw:start-glue-point="10" draw:end-shape="id737" draw:end-glue-point="6" svg:d="M4910 19877h292v2h292" svg:viewBox="0 0 585 3">
          <text:p/>
        </draw:connector>
        <draw:custom-shape draw:style-name="gr2" draw:text-style-name="P1" xml:id="id738" draw:id="id738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39" draw:id="id739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738" draw:start-glue-point="10" draw:end-shape="id739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738" draw:start-glue-point="8" draw:end-shape="id728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738" draw:start-glue-point="8" draw:end-shape="id734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29" draw:start-glue-point="4" draw:end-shape="id739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739" draw:start-glue-point="8" draw:end-shape="id735" draw:end-glue-point="4" svg:d="M5023 15345l1470 1573" svg:viewBox="0 0 1471 1574">
          <text:p/>
        </draw:connector>
        <draw:custom-shape draw:style-name="gr2" draw:text-style-name="P1" xml:id="id744" draw:id="id744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5" draw:id="id745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0" draw:id="id740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1" draw:id="id741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740" draw:start-glue-point="10" draw:end-shape="id741" draw:end-glue-point="6" svg:d="M9637 19877h313v2h313" svg:viewBox="0 0 627 3">
          <text:p/>
        </draw:connector>
        <draw:custom-shape draw:style-name="gr2" draw:text-style-name="P1" xml:id="id742" draw:id="id742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3" draw:id="id743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742" draw:start-glue-point="10" draw:end-shape="id743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742" draw:start-glue-point="8" draw:end-shape="id744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742" draw:start-glue-point="8" draw:end-shape="id740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745" draw:start-glue-point="4" draw:end-shape="id743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743" draw:start-glue-point="8" draw:end-shape="id741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744" draw:start-glue-point="10" draw:end-shape="id745" draw:end-glue-point="6" svg:d="M8121 19877h293v2h293" svg:viewBox="0 0 587 3">
          <text:p/>
        </draw:connector>
        <draw:custom-shape draw:style-name="gr2" draw:text-style-name="P1" xml:id="id750" draw:id="id750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1" draw:id="id751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6" draw:id="id746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7" draw:id="id747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746" draw:start-glue-point="10" draw:end-shape="id747" draw:end-glue-point="6" svg:d="M13019 19877h312v2h313" svg:viewBox="0 0 626 3">
          <text:p/>
        </draw:connector>
        <draw:custom-shape draw:style-name="gr2" draw:text-style-name="P1" xml:id="id748" draw:id="id748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49" draw:id="id749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748" draw:start-glue-point="10" draw:end-shape="id749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748" draw:start-glue-point="8" draw:end-shape="id750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748" draw:start-glue-point="8" draw:end-shape="id746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751" draw:start-glue-point="4" draw:end-shape="id749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749" draw:start-glue-point="8" draw:end-shape="id747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750" draw:start-glue-point="10" draw:end-shape="id751" draw:end-glue-point="6" svg:d="M11504 19877h292v2h292" svg:viewBox="0 0 585 3">
          <text:p/>
        </draw:connector>
        <draw:custom-shape draw:style-name="gr2" draw:text-style-name="P1" xml:id="id752" draw:id="id752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3" draw:id="id753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752" draw:start-glue-point="10" draw:end-shape="id753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752" draw:start-glue-point="8" draw:end-shape="id742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752" draw:start-glue-point="8" draw:end-shape="id748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743" draw:start-glue-point="4" draw:end-shape="id753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753" draw:start-glue-point="8" draw:end-shape="id749" draw:end-glue-point="4" svg:d="M11476 15345l1611 1573" svg:viewBox="0 0 1612 1574">
          <text:p/>
        </draw:connector>
        <draw:custom-shape draw:style-name="gr2" draw:text-style-name="P1" xml:id="id754" draw:id="id754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5" draw:id="id755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754" draw:start-glue-point="10" draw:end-shape="id755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754" draw:start-glue-point="8" draw:end-shape="id738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754" draw:start-glue-point="8" draw:end-shape="id752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739" draw:start-glue-point="4" draw:end-shape="id755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755" draw:start-glue-point="8" draw:end-shape="id753" draw:end-glue-point="11" svg:d="M8335 11973l3292 2619" svg:viewBox="0 0 3293 2620">
          <text:p/>
        </draw:connector>
        <draw:custom-shape draw:style-name="gr2" draw:text-style-name="P1" xml:id="id756" draw:id="id756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756" draw:start-glue-point="8" draw:end-shape="id754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724" draw:start-glue-point="8" draw:end-shape="id756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725" draw:start-glue-point="8" draw:end-shape="id757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757" draw:start-glue-point="8" draw:end-shape="id755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757" draw:start-glue-point="8" draw:end-shape="id723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756" draw:start-glue-point="10" draw:end-shape="id757" draw:end-glue-point="6" svg:d="M13595 6931h711" svg:viewBox="0 0 712 1">
          <text:p/>
        </draw:connector>
        <draw:connector draw:style-name="gr7" draw:text-style-name="P1" draw:layer="layout" draw:type="line" svg:x1="13.382cm" svg:y1="7.372cm" svg:x2="20.766cm" svg:y2="11.348cm" draw:start-shape="id756" draw:start-glue-point="8" draw:end-shape="id708" draw:end-glue-point="11" svg:d="M13382 7372l7384 3976" svg:viewBox="0 0 7385 397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2" draw:text-style-name="P1" xml:id="id762" draw:id="id762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3" draw:id="id763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8" draw:id="id758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59" draw:id="id759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758" draw:start-glue-point="10" draw:end-shape="id759" draw:end-glue-point="6" svg:d="M16404 19877h313v2h312" svg:viewBox="0 0 626 3">
          <text:p/>
        </draw:connector>
        <draw:custom-shape draw:style-name="gr2" draw:text-style-name="P1" xml:id="id760" draw:id="id760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1" draw:id="id761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760" draw:start-glue-point="10" draw:end-shape="id761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760" draw:start-glue-point="8" draw:end-shape="id762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760" draw:start-glue-point="8" draw:end-shape="id758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763" draw:start-glue-point="4" draw:end-shape="id761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761" draw:start-glue-point="8" draw:end-shape="id759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762" draw:start-glue-point="10" draw:end-shape="id763" draw:end-glue-point="6" svg:d="M14889 19877h292v2h292" svg:viewBox="0 0 585 3">
          <text:p/>
        </draw:connector>
        <draw:custom-shape draw:style-name="gr2" draw:text-style-name="P1" xml:id="id768" draw:id="id768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9" draw:id="id769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4" draw:id="id764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5" draw:id="id765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764" draw:start-glue-point="10" draw:end-shape="id765" draw:end-glue-point="6" svg:d="M19785 19877h314v2h313" svg:viewBox="0 0 628 3">
          <text:p/>
        </draw:connector>
        <draw:custom-shape draw:style-name="gr2" draw:text-style-name="P1" xml:id="id766" draw:id="id766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67" draw:id="id767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766" draw:start-glue-point="10" draw:end-shape="id767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766" draw:start-glue-point="8" draw:end-shape="id768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766" draw:start-glue-point="8" draw:end-shape="id764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769" draw:start-glue-point="4" draw:end-shape="id767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767" draw:start-glue-point="8" draw:end-shape="id765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768" draw:start-glue-point="10" draw:end-shape="id769" draw:end-glue-point="6" svg:d="M18270 19877h293v2h292" svg:viewBox="0 0 586 3">
          <text:p/>
        </draw:connector>
        <draw:custom-shape draw:style-name="gr2" draw:text-style-name="P1" xml:id="id770" draw:id="id770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1" draw:id="id771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401cm" svg:y2="11.66cm" draw:start-shape="id770" draw:start-glue-point="10" draw:end-shape="id771" draw:end-glue-point="6" svg:d="M17544 14903h1428v-3243h1429" svg:viewBox="0 0 2858 3244">
          <text:p/>
        </draw:connector>
        <draw:connector draw:style-name="gr4" draw:text-style-name="P1" draw:layer="layout" draw:type="line" svg:x1="17.331cm" svg:y1="15.345cm" svg:x2="15.471cm" svg:y2="16.918cm" draw:start-shape="id770" draw:start-glue-point="8" draw:end-shape="id760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770" draw:start-glue-point="8" draw:end-shape="id766" draw:end-glue-point="4" svg:d="M17331 15345l1471 1573" svg:viewBox="0 0 1472 1574">
          <text:p/>
        </draw:connector>
        <draw:connector draw:style-name="gr5" draw:text-style-name="P1" draw:layer="layout" draw:type="line" svg:x1="16.524cm" svg:y1="16.918cm" svg:x2="20.615cm" svg:y2="12.101cm" draw:start-shape="id761" draw:start-glue-point="4" draw:end-shape="id771" draw:end-glue-point="8" svg:d="M16524 16918l4091-4817" svg:viewBox="0 0 4092 4818">
          <text:p/>
        </draw:connector>
        <draw:custom-shape draw:style-name="gr2" draw:text-style-name="P1" xml:id="id776" draw:id="id776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7" draw:id="id777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2" draw:id="id772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3" draw:id="id773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772" draw:start-glue-point="10" draw:end-shape="id773" draw:end-glue-point="6" svg:d="M22998 19877h312v2h313" svg:viewBox="0 0 626 3">
          <text:p/>
        </draw:connector>
        <draw:custom-shape draw:style-name="gr2" draw:text-style-name="P1" xml:id="id774" draw:id="id774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5" draw:id="id775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774" draw:start-glue-point="10" draw:end-shape="id775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774" draw:start-glue-point="8" draw:end-shape="id776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774" draw:start-glue-point="8" draw:end-shape="id772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777" draw:start-glue-point="4" draw:end-shape="id775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775" draw:start-glue-point="8" draw:end-shape="id773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776" draw:start-glue-point="10" draw:end-shape="id777" draw:end-glue-point="6" svg:d="M21482 19877h293v2h293" svg:viewBox="0 0 587 3">
          <text:p/>
        </draw:connector>
        <draw:custom-shape draw:style-name="gr2" draw:text-style-name="P1" xml:id="id782" draw:id="id782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3" draw:id="id783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8" draw:id="id778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79" draw:id="id779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778" draw:start-glue-point="10" draw:end-shape="id779" draw:end-glue-point="6" svg:d="M26380 19877h312v2h313" svg:viewBox="0 0 626 3">
          <text:p/>
        </draw:connector>
        <draw:custom-shape draw:style-name="gr2" draw:text-style-name="P1" xml:id="id780" draw:id="id780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1" draw:id="id781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780" draw:start-glue-point="10" draw:end-shape="id781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780" draw:start-glue-point="8" draw:end-shape="id782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780" draw:start-glue-point="8" draw:end-shape="id778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783" draw:start-glue-point="4" draw:end-shape="id781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781" draw:start-glue-point="8" draw:end-shape="id779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782" draw:start-glue-point="10" draw:end-shape="id783" draw:end-glue-point="6" svg:d="M24864 19877h293v2h292" svg:viewBox="0 0 586 3">
          <text:p/>
        </draw:connector>
        <draw:custom-shape draw:style-name="gr2" draw:text-style-name="P1" xml:id="id784" draw:id="id784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5" draw:id="id785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784" draw:start-glue-point="10" draw:end-shape="id785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784" draw:start-glue-point="8" draw:end-shape="id774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784" draw:start-glue-point="8" draw:end-shape="id780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775" draw:start-glue-point="4" draw:end-shape="id785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785" draw:start-glue-point="8" draw:end-shape="id781" draw:end-glue-point="4" svg:d="M24837 15345l1611 1573" svg:viewBox="0 0 1612 1574">
          <text:p/>
        </draw:connector>
        <draw:custom-shape draw:style-name="gr2" draw:text-style-name="P1" xml:id="id820" draw:id="id820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6" draw:id="id786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615cm" svg:y1="11.219cm" svg:x2="21.695cm" svg:y2="11.973cm" draw:start-shape="id771" draw:start-glue-point="4" draw:end-shape="id786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786" draw:start-glue-point="8" draw:end-shape="id785" draw:end-glue-point="11" svg:d="M21695 11973l3293 2619" svg:viewBox="0 0 3294 2620">
          <text:p/>
        </draw:connector>
        <draw:custom-shape draw:style-name="gr2" draw:text-style-name="P1" xml:id="id787" draw:id="id787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8" draw:id="id788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787" draw:start-glue-point="10" draw:end-shape="id788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788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787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787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788" draw:end-glue-point="4" svg:d="M-611-16l3898 2216" svg:viewBox="0 0 3899 2217">
          <text:p/>
        </draw:connector>
        <draw:custom-shape draw:style-name="gr2" draw:text-style-name="P1" xml:id="id793" draw:id="id793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4" draw:id="id794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89" draw:id="id789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0" draw:id="id790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789" draw:start-glue-point="10" draw:end-shape="id790" draw:end-glue-point="6" svg:d="M3043 19877h314v2h312" svg:viewBox="0 0 627 3">
          <text:p/>
        </draw:connector>
        <draw:custom-shape draw:style-name="gr2" draw:text-style-name="P1" xml:id="id791" draw:id="id791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2" draw:id="id792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791" draw:start-glue-point="10" draw:end-shape="id792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791" draw:start-glue-point="8" draw:end-shape="id793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791" draw:start-glue-point="8" draw:end-shape="id789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794" draw:start-glue-point="4" draw:end-shape="id792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792" draw:start-glue-point="8" draw:end-shape="id790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793" draw:start-glue-point="10" draw:end-shape="id794" draw:end-glue-point="6" svg:d="M1528 19877h292v2h292" svg:viewBox="0 0 585 3">
          <text:p/>
        </draw:connector>
        <draw:custom-shape draw:style-name="gr2" draw:text-style-name="P1" xml:id="id799" draw:id="id799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0" draw:id="id800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5" draw:id="id795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6" draw:id="id796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795" draw:start-glue-point="10" draw:end-shape="id796" draw:end-glue-point="6" svg:d="M6424 19877h314v2h313" svg:viewBox="0 0 628 3">
          <text:p/>
        </draw:connector>
        <draw:custom-shape draw:style-name="gr2" draw:text-style-name="P1" xml:id="id797" draw:id="id797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98" draw:id="id798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797" draw:start-glue-point="10" draw:end-shape="id798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797" draw:start-glue-point="8" draw:end-shape="id799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797" draw:start-glue-point="8" draw:end-shape="id795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00" draw:start-glue-point="4" draw:end-shape="id798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798" draw:start-glue-point="8" draw:end-shape="id796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799" draw:start-glue-point="10" draw:end-shape="id800" draw:end-glue-point="6" svg:d="M4910 19877h292v2h292" svg:viewBox="0 0 585 3">
          <text:p/>
        </draw:connector>
        <draw:custom-shape draw:style-name="gr2" draw:text-style-name="P1" xml:id="id801" draw:id="id801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2" draw:id="id802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01" draw:start-glue-point="10" draw:end-shape="id802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01" draw:start-glue-point="8" draw:end-shape="id791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01" draw:start-glue-point="8" draw:end-shape="id797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792" draw:start-glue-point="4" draw:end-shape="id802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02" draw:start-glue-point="8" draw:end-shape="id798" draw:end-glue-point="4" svg:d="M5023 15345l1470 1573" svg:viewBox="0 0 1471 1574">
          <text:p/>
        </draw:connector>
        <draw:custom-shape draw:style-name="gr2" draw:text-style-name="P1" xml:id="id807" draw:id="id807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8" draw:id="id808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3" draw:id="id803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4" draw:id="id804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03" draw:start-glue-point="10" draw:end-shape="id804" draw:end-glue-point="6" svg:d="M9637 19877h313v2h313" svg:viewBox="0 0 627 3">
          <text:p/>
        </draw:connector>
        <draw:custom-shape draw:style-name="gr2" draw:text-style-name="P1" xml:id="id805" draw:id="id805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6" draw:id="id806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05" draw:start-glue-point="10" draw:end-shape="id806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05" draw:start-glue-point="8" draw:end-shape="id807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05" draw:start-glue-point="8" draw:end-shape="id803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08" draw:start-glue-point="4" draw:end-shape="id806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06" draw:start-glue-point="8" draw:end-shape="id804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07" draw:start-glue-point="10" draw:end-shape="id808" draw:end-glue-point="6" svg:d="M8121 19877h293v2h293" svg:viewBox="0 0 587 3">
          <text:p/>
        </draw:connector>
        <draw:custom-shape draw:style-name="gr2" draw:text-style-name="P1" xml:id="id813" draw:id="id813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4" draw:id="id814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09" draw:id="id809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0" draw:id="id810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09" draw:start-glue-point="10" draw:end-shape="id810" draw:end-glue-point="6" svg:d="M13019 19877h312v2h313" svg:viewBox="0 0 626 3">
          <text:p/>
        </draw:connector>
        <draw:custom-shape draw:style-name="gr2" draw:text-style-name="P1" xml:id="id811" draw:id="id811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2" draw:id="id812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11" draw:start-glue-point="10" draw:end-shape="id812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11" draw:start-glue-point="8" draw:end-shape="id813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11" draw:start-glue-point="8" draw:end-shape="id809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14" draw:start-glue-point="4" draw:end-shape="id812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12" draw:start-glue-point="8" draw:end-shape="id810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13" draw:start-glue-point="10" draw:end-shape="id814" draw:end-glue-point="6" svg:d="M11504 19877h292v2h292" svg:viewBox="0 0 585 3">
          <text:p/>
        </draw:connector>
        <draw:custom-shape draw:style-name="gr2" draw:text-style-name="P1" xml:id="id815" draw:id="id815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6" draw:id="id816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15" draw:start-glue-point="10" draw:end-shape="id816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15" draw:start-glue-point="8" draw:end-shape="id805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15" draw:start-glue-point="8" draw:end-shape="id811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06" draw:start-glue-point="4" draw:end-shape="id816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16" draw:start-glue-point="8" draw:end-shape="id812" draw:end-glue-point="4" svg:d="M11476 15345l1611 1573" svg:viewBox="0 0 1612 1574">
          <text:p/>
        </draw:connector>
        <draw:custom-shape draw:style-name="gr2" draw:text-style-name="P1" xml:id="id817" draw:id="id817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18" draw:id="id818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17" draw:start-glue-point="10" draw:end-shape="id818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17" draw:start-glue-point="8" draw:end-shape="id801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17" draw:start-glue-point="8" draw:end-shape="id815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02" draw:start-glue-point="4" draw:end-shape="id818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18" draw:start-glue-point="8" draw:end-shape="id816" draw:end-glue-point="11" svg:d="M8335 11973l3292 2619" svg:viewBox="0 0 3293 2620">
          <text:p/>
        </draw:connector>
        <draw:custom-shape draw:style-name="gr2" draw:text-style-name="P1" xml:id="id819" draw:id="id819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819" draw:start-glue-point="8" draw:end-shape="id817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787" draw:start-glue-point="8" draw:end-shape="id819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788" draw:start-glue-point="8" draw:end-shape="id820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820" draw:start-glue-point="8" draw:end-shape="id818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820" draw:start-glue-point="8" draw:end-shape="id786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819" draw:start-glue-point="10" draw:end-shape="id820" draw:end-glue-point="6" svg:d="M13595 6931h711" svg:viewBox="0 0 712 1">
          <text:p/>
        </draw:connector>
        <draw:connector draw:style-name="gr7" draw:text-style-name="P1" draw:layer="layout" draw:type="line" svg:x1="13.382cm" svg:y1="7.372cm" svg:x2="20.766cm" svg:y2="11.348cm" draw:start-shape="id819" draw:start-glue-point="8" draw:end-shape="id771" draw:end-glue-point="11" svg:d="M13382 7372l7384 3976" svg:viewBox="0 0 7385 3977">
          <text:p/>
        </draw:connector>
        <draw:connector draw:style-name="gr7" draw:text-style-name="P1" draw:layer="layout" draw:type="line" svg:x1="20.615cm" svg:y1="12.101cm" svg:x2="23.784cm" svg:y2="14.461cm" draw:start-shape="id771" draw:start-glue-point="8" draw:end-shape="id784" draw:end-glue-point="4" svg:d="M20615 12101l3169 2360" svg:viewBox="0 0 3170 236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2" draw:text-style-name="P1" xml:id="id825" draw:id="id825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6" draw:id="id826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1" draw:id="id821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2" draw:id="id822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21" draw:start-glue-point="10" draw:end-shape="id822" draw:end-glue-point="6" svg:d="M16404 19877h313v2h312" svg:viewBox="0 0 626 3">
          <text:p/>
        </draw:connector>
        <draw:custom-shape draw:style-name="gr2" draw:text-style-name="P1" xml:id="id823" draw:id="id823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4" draw:id="id824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23" draw:start-glue-point="10" draw:end-shape="id824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23" draw:start-glue-point="8" draw:end-shape="id825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23" draw:start-glue-point="8" draw:end-shape="id821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26" draw:start-glue-point="4" draw:end-shape="id824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24" draw:start-glue-point="8" draw:end-shape="id822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25" draw:start-glue-point="10" draw:end-shape="id826" draw:end-glue-point="6" svg:d="M14889 19877h292v2h292" svg:viewBox="0 0 585 3">
          <text:p/>
        </draw:connector>
        <draw:custom-shape draw:style-name="gr2" draw:text-style-name="P1" xml:id="id831" draw:id="id831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2" draw:id="id832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7" draw:id="id827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28" draw:id="id828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27" draw:start-glue-point="10" draw:end-shape="id828" draw:end-glue-point="6" svg:d="M19785 19877h314v2h313" svg:viewBox="0 0 628 3">
          <text:p/>
        </draw:connector>
        <draw:custom-shape draw:style-name="gr2" draw:text-style-name="P1" xml:id="id829" draw:id="id829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0" draw:id="id830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829" draw:start-glue-point="10" draw:end-shape="id830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829" draw:start-glue-point="8" draw:end-shape="id831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29" draw:start-glue-point="8" draw:end-shape="id827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832" draw:start-glue-point="4" draw:end-shape="id830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830" draw:start-glue-point="8" draw:end-shape="id828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831" draw:start-glue-point="10" draw:end-shape="id832" draw:end-glue-point="6" svg:d="M18270 19877h293v2h292" svg:viewBox="0 0 586 3">
          <text:p/>
        </draw:connector>
        <draw:custom-shape draw:style-name="gr2" draw:text-style-name="P1" xml:id="id833" draw:id="id833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4" draw:id="id834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544cm" svg:y1="14.903cm" svg:x2="20.401cm" svg:y2="11.66cm" draw:start-shape="id833" draw:start-glue-point="10" draw:end-shape="id834" draw:end-glue-point="6" svg:d="M17544 14903h1428v-3243h1429" svg:viewBox="0 0 2858 3244">
          <text:p/>
        </draw:connector>
        <draw:connector draw:style-name="gr4" draw:text-style-name="P1" draw:layer="layout" draw:type="line" svg:x1="17.331cm" svg:y1="15.345cm" svg:x2="15.471cm" svg:y2="16.918cm" draw:start-shape="id833" draw:start-glue-point="8" draw:end-shape="id823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33" draw:start-glue-point="8" draw:end-shape="id829" draw:end-glue-point="4" svg:d="M17331 15345l1471 1573" svg:viewBox="0 0 1472 1574">
          <text:p/>
        </draw:connector>
        <draw:custom-shape draw:style-name="gr2" draw:text-style-name="P1" xml:id="id839" draw:id="id839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0" draw:id="id840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5" draw:id="id835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6" draw:id="id836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835" draw:start-glue-point="10" draw:end-shape="id836" draw:end-glue-point="6" svg:d="M22998 19877h312v2h313" svg:viewBox="0 0 626 3">
          <text:p/>
        </draw:connector>
        <draw:custom-shape draw:style-name="gr2" draw:text-style-name="P1" xml:id="id837" draw:id="id837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38" draw:id="id838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37" draw:start-glue-point="10" draw:end-shape="id838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37" draw:start-glue-point="8" draw:end-shape="id839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37" draw:start-glue-point="8" draw:end-shape="id835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840" draw:start-glue-point="4" draw:end-shape="id838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838" draw:start-glue-point="8" draw:end-shape="id836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839" draw:start-glue-point="10" draw:end-shape="id840" draw:end-glue-point="6" svg:d="M21482 19877h293v2h293" svg:viewBox="0 0 587 3">
          <text:p/>
        </draw:connector>
        <draw:custom-shape draw:style-name="gr2" draw:text-style-name="P1" xml:id="id845" draw:id="id845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6" draw:id="id846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1" draw:id="id841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2" draw:id="id842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841" draw:start-glue-point="10" draw:end-shape="id842" draw:end-glue-point="6" svg:d="M26380 19877h312v2h313" svg:viewBox="0 0 626 3">
          <text:p/>
        </draw:connector>
        <draw:custom-shape draw:style-name="gr2" draw:text-style-name="P1" xml:id="id843" draw:id="id843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4" draw:id="id844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843" draw:start-glue-point="10" draw:end-shape="id844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843" draw:start-glue-point="8" draw:end-shape="id845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843" draw:start-glue-point="8" draw:end-shape="id841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846" draw:start-glue-point="4" draw:end-shape="id844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844" draw:start-glue-point="8" draw:end-shape="id842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845" draw:start-glue-point="10" draw:end-shape="id846" draw:end-glue-point="6" svg:d="M24864 19877h293v2h292" svg:viewBox="0 0 586 3">
          <text:p/>
        </draw:connector>
        <draw:custom-shape draw:style-name="gr2" draw:text-style-name="P1" xml:id="id847" draw:id="id847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8" draw:id="id848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847" draw:start-glue-point="10" draw:end-shape="id848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847" draw:start-glue-point="8" draw:end-shape="id837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847" draw:start-glue-point="8" draw:end-shape="id843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838" draw:start-glue-point="4" draw:end-shape="id848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848" draw:start-glue-point="8" draw:end-shape="id844" draw:end-glue-point="4" svg:d="M24837 15345l1611 1573" svg:viewBox="0 0 1612 1574">
          <text:p/>
        </draw:connector>
        <draw:custom-shape draw:style-name="gr2" draw:text-style-name="P1" xml:id="id883" draw:id="id883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49" draw:id="id849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615cm" svg:y1="11.219cm" svg:x2="21.695cm" svg:y2="11.973cm" draw:start-shape="id834" draw:start-glue-point="4" draw:end-shape="id849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849" draw:start-glue-point="8" draw:end-shape="id848" draw:end-glue-point="11" svg:d="M21695 11973l3293 2619" svg:viewBox="0 0 3294 2620">
          <text:p/>
        </draw:connector>
        <draw:custom-shape draw:style-name="gr2" draw:text-style-name="P1" xml:id="id850" draw:id="id850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1" draw:id="id851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850" draw:start-glue-point="10" draw:end-shape="id851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851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850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850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851" draw:end-glue-point="4" svg:d="M-611-16l3898 2216" svg:viewBox="0 0 3899 2217">
          <text:p/>
        </draw:connector>
        <draw:custom-shape draw:style-name="gr2" draw:text-style-name="P1" xml:id="id856" draw:id="id856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7" draw:id="id857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2" draw:id="id852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3" draw:id="id853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852" draw:start-glue-point="10" draw:end-shape="id853" draw:end-glue-point="6" svg:d="M3043 19877h314v2h312" svg:viewBox="0 0 627 3">
          <text:p/>
        </draw:connector>
        <draw:custom-shape draw:style-name="gr2" draw:text-style-name="P1" xml:id="id854" draw:id="id854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5" draw:id="id855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854" draw:start-glue-point="10" draw:end-shape="id855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854" draw:start-glue-point="8" draw:end-shape="id856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854" draw:start-glue-point="8" draw:end-shape="id852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857" draw:start-glue-point="4" draw:end-shape="id855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855" draw:start-glue-point="8" draw:end-shape="id853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856" draw:start-glue-point="10" draw:end-shape="id857" draw:end-glue-point="6" svg:d="M1528 19877h292v2h292" svg:viewBox="0 0 585 3">
          <text:p/>
        </draw:connector>
        <draw:custom-shape draw:style-name="gr2" draw:text-style-name="P1" xml:id="id862" draw:id="id862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3" draw:id="id863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8" draw:id="id858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59" draw:id="id859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858" draw:start-glue-point="10" draw:end-shape="id859" draw:end-glue-point="6" svg:d="M6424 19877h314v2h313" svg:viewBox="0 0 628 3">
          <text:p/>
        </draw:connector>
        <draw:custom-shape draw:style-name="gr2" draw:text-style-name="P1" xml:id="id860" draw:id="id860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1" draw:id="id861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860" draw:start-glue-point="10" draw:end-shape="id861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860" draw:start-glue-point="8" draw:end-shape="id862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860" draw:start-glue-point="8" draw:end-shape="id858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863" draw:start-glue-point="4" draw:end-shape="id861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861" draw:start-glue-point="8" draw:end-shape="id859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862" draw:start-glue-point="10" draw:end-shape="id863" draw:end-glue-point="6" svg:d="M4910 19877h292v2h292" svg:viewBox="0 0 585 3">
          <text:p/>
        </draw:connector>
        <draw:custom-shape draw:style-name="gr2" draw:text-style-name="P1" xml:id="id864" draw:id="id864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5" draw:id="id865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864" draw:start-glue-point="10" draw:end-shape="id865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864" draw:start-glue-point="8" draw:end-shape="id854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864" draw:start-glue-point="8" draw:end-shape="id860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855" draw:start-glue-point="4" draw:end-shape="id865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865" draw:start-glue-point="8" draw:end-shape="id861" draw:end-glue-point="4" svg:d="M5023 15345l1470 1573" svg:viewBox="0 0 1471 1574">
          <text:p/>
        </draw:connector>
        <draw:custom-shape draw:style-name="gr2" draw:text-style-name="P1" xml:id="id870" draw:id="id870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1" draw:id="id871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6" draw:id="id866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7" draw:id="id867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866" draw:start-glue-point="10" draw:end-shape="id867" draw:end-glue-point="6" svg:d="M9637 19877h313v2h313" svg:viewBox="0 0 627 3">
          <text:p/>
        </draw:connector>
        <draw:custom-shape draw:style-name="gr2" draw:text-style-name="P1" xml:id="id868" draw:id="id868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69" draw:id="id869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868" draw:start-glue-point="10" draw:end-shape="id869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868" draw:start-glue-point="8" draw:end-shape="id870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868" draw:start-glue-point="8" draw:end-shape="id866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871" draw:start-glue-point="4" draw:end-shape="id869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869" draw:start-glue-point="8" draw:end-shape="id867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870" draw:start-glue-point="10" draw:end-shape="id871" draw:end-glue-point="6" svg:d="M8121 19877h293v2h293" svg:viewBox="0 0 587 3">
          <text:p/>
        </draw:connector>
        <draw:custom-shape draw:style-name="gr2" draw:text-style-name="P1" xml:id="id876" draw:id="id876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7" draw:id="id877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2" draw:id="id872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3" draw:id="id873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872" draw:start-glue-point="10" draw:end-shape="id873" draw:end-glue-point="6" svg:d="M13019 19877h312v2h313" svg:viewBox="0 0 626 3">
          <text:p/>
        </draw:connector>
        <draw:custom-shape draw:style-name="gr2" draw:text-style-name="P1" xml:id="id874" draw:id="id874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5" draw:id="id875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874" draw:start-glue-point="10" draw:end-shape="id875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874" draw:start-glue-point="8" draw:end-shape="id876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874" draw:start-glue-point="8" draw:end-shape="id872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877" draw:start-glue-point="4" draw:end-shape="id875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875" draw:start-glue-point="8" draw:end-shape="id873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876" draw:start-glue-point="10" draw:end-shape="id877" draw:end-glue-point="6" svg:d="M11504 19877h292v2h292" svg:viewBox="0 0 585 3">
          <text:p/>
        </draw:connector>
        <draw:custom-shape draw:style-name="gr2" draw:text-style-name="P1" xml:id="id878" draw:id="id878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79" draw:id="id879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878" draw:start-glue-point="10" draw:end-shape="id879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878" draw:start-glue-point="8" draw:end-shape="id868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878" draw:start-glue-point="8" draw:end-shape="id874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869" draw:start-glue-point="4" draw:end-shape="id879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879" draw:start-glue-point="8" draw:end-shape="id875" draw:end-glue-point="4" svg:d="M11476 15345l1611 1573" svg:viewBox="0 0 1612 1574">
          <text:p/>
        </draw:connector>
        <draw:custom-shape draw:style-name="gr2" draw:text-style-name="P1" xml:id="id880" draw:id="id880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1" draw:id="id881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880" draw:start-glue-point="10" draw:end-shape="id881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880" draw:start-glue-point="8" draw:end-shape="id864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880" draw:start-glue-point="8" draw:end-shape="id878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865" draw:start-glue-point="4" draw:end-shape="id881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881" draw:start-glue-point="8" draw:end-shape="id879" draw:end-glue-point="11" svg:d="M8335 11973l3292 2619" svg:viewBox="0 0 3293 2620">
          <text:p/>
        </draw:connector>
        <draw:custom-shape draw:style-name="gr2" draw:text-style-name="P1" xml:id="id882" draw:id="id882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882" draw:start-glue-point="8" draw:end-shape="id880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850" draw:start-glue-point="8" draw:end-shape="id882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851" draw:start-glue-point="8" draw:end-shape="id883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883" draw:start-glue-point="8" draw:end-shape="id881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883" draw:start-glue-point="8" draw:end-shape="id849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882" draw:start-glue-point="10" draw:end-shape="id883" draw:end-glue-point="6" svg:d="M13595 6931h711" svg:viewBox="0 0 712 1">
          <text:p/>
        </draw:connector>
        <draw:connector draw:style-name="gr7" draw:text-style-name="P1" draw:layer="layout" draw:type="line" svg:x1="13.382cm" svg:y1="7.372cm" svg:x2="20.766cm" svg:y2="11.348cm" draw:start-shape="id882" draw:start-glue-point="8" draw:end-shape="id834" draw:end-glue-point="11" svg:d="M13382 7372l7384 3976" svg:viewBox="0 0 7385 3977">
          <text:p/>
        </draw:connector>
        <draw:connector draw:style-name="gr7" draw:text-style-name="P1" draw:layer="layout" draw:type="line" svg:x1="20.615cm" svg:y1="12.101cm" svg:x2="23.784cm" svg:y2="14.461cm" draw:start-shape="id834" draw:start-glue-point="8" draw:end-shape="id847" draw:end-glue-point="4" svg:d="M20615 12101l3169 2360" svg:viewBox="0 0 3170 236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2" draw:text-style-name="P1" xml:id="id888" draw:id="id888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9" draw:id="id889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4" draw:id="id884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5" draw:id="id885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884" draw:start-glue-point="10" draw:end-shape="id885" draw:end-glue-point="6" svg:d="M16404 19877h313v2h312" svg:viewBox="0 0 626 3">
          <text:p/>
        </draw:connector>
        <draw:custom-shape draw:style-name="gr2" draw:text-style-name="P1" xml:id="id886" draw:id="id886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87" draw:id="id887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886" draw:start-glue-point="10" draw:end-shape="id887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886" draw:start-glue-point="8" draw:end-shape="id888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886" draw:start-glue-point="8" draw:end-shape="id884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889" draw:start-glue-point="4" draw:end-shape="id887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887" draw:start-glue-point="8" draw:end-shape="id885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888" draw:start-glue-point="10" draw:end-shape="id889" draw:end-glue-point="6" svg:d="M14889 19877h292v2h292" svg:viewBox="0 0 585 3">
          <text:p/>
        </draw:connector>
        <draw:custom-shape draw:style-name="gr2" draw:text-style-name="P1" xml:id="id894" draw:id="id894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5" draw:id="id895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0" draw:id="id890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1" draw:id="id891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890" draw:start-glue-point="10" draw:end-shape="id891" draw:end-glue-point="6" svg:d="M19785 19877h314v2h313" svg:viewBox="0 0 628 3">
          <text:p/>
        </draw:connector>
        <draw:custom-shape draw:style-name="gr2" draw:text-style-name="P1" xml:id="id892" draw:id="id892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3" draw:id="id893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892" draw:start-glue-point="10" draw:end-shape="id893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892" draw:start-glue-point="8" draw:end-shape="id894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892" draw:start-glue-point="8" draw:end-shape="id890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895" draw:start-glue-point="4" draw:end-shape="id893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893" draw:start-glue-point="8" draw:end-shape="id891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894" draw:start-glue-point="10" draw:end-shape="id895" draw:end-glue-point="6" svg:d="M18270 19877h293v2h292" svg:viewBox="0 0 586 3">
          <text:p/>
        </draw:connector>
        <draw:custom-shape draw:style-name="gr2" draw:text-style-name="P1" xml:id="id896" draw:id="id896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1" draw:id="id911" draw:layer="Layout" svg:width="0.427cm" svg:height="0.882cm" svg:x="20.401cm" svg:y="11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896" draw:start-glue-point="8" draw:end-shape="id886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896" draw:start-glue-point="8" draw:end-shape="id892" draw:end-glue-point="4" svg:d="M17331 15345l1471 1573" svg:viewBox="0 0 1472 1574">
          <text:p/>
        </draw:connector>
        <draw:custom-shape draw:style-name="gr2" draw:text-style-name="P1" xml:id="id901" draw:id="id901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2" draw:id="id902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7" draw:id="id897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98" draw:id="id898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897" draw:start-glue-point="10" draw:end-shape="id898" draw:end-glue-point="6" svg:d="M22998 19877h312v2h313" svg:viewBox="0 0 626 3">
          <text:p/>
        </draw:connector>
        <draw:custom-shape draw:style-name="gr2" draw:text-style-name="P1" xml:id="id899" draw:id="id899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0" draw:id="id900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899" draw:start-glue-point="10" draw:end-shape="id900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899" draw:start-glue-point="8" draw:end-shape="id901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899" draw:start-glue-point="8" draw:end-shape="id897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02" draw:start-glue-point="4" draw:end-shape="id900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00" draw:start-glue-point="8" draw:end-shape="id898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01" draw:start-glue-point="10" draw:end-shape="id902" draw:end-glue-point="6" svg:d="M21482 19877h293v2h293" svg:viewBox="0 0 587 3">
          <text:p/>
        </draw:connector>
        <draw:custom-shape draw:style-name="gr2" draw:text-style-name="P1" xml:id="id907" draw:id="id907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8" draw:id="id908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3" draw:id="id903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4" draw:id="id904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03" draw:start-glue-point="10" draw:end-shape="id904" draw:end-glue-point="6" svg:d="M26380 19877h312v2h313" svg:viewBox="0 0 626 3">
          <text:p/>
        </draw:connector>
        <draw:custom-shape draw:style-name="gr2" draw:text-style-name="P1" xml:id="id905" draw:id="id905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06" draw:id="id906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05" draw:start-glue-point="10" draw:end-shape="id906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05" draw:start-glue-point="8" draw:end-shape="id907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05" draw:start-glue-point="8" draw:end-shape="id903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08" draw:start-glue-point="4" draw:end-shape="id906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06" draw:start-glue-point="8" draw:end-shape="id904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07" draw:start-glue-point="10" draw:end-shape="id908" draw:end-glue-point="6" svg:d="M24864 19877h293v2h292" svg:viewBox="0 0 586 3">
          <text:p/>
        </draw:connector>
        <draw:custom-shape draw:style-name="gr2" draw:text-style-name="P1" xml:id="id909" draw:id="id909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0" draw:id="id910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09" draw:start-glue-point="10" draw:end-shape="id910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09" draw:start-glue-point="8" draw:end-shape="id899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09" draw:start-glue-point="8" draw:end-shape="id905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00" draw:start-glue-point="4" draw:end-shape="id910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10" draw:start-glue-point="8" draw:end-shape="id906" draw:end-glue-point="4" svg:d="M24837 15345l1611 1573" svg:viewBox="0 0 1612 1574">
          <text:p/>
        </draw:connector>
        <draw:custom-shape draw:style-name="gr2" draw:text-style-name="P1" xml:id="id946" draw:id="id946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2" draw:id="id912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0.615cm" svg:y1="11.219cm" svg:x2="21.695cm" svg:y2="11.973cm" draw:start-shape="id911" draw:start-glue-point="4" draw:end-shape="id912" draw:end-glue-point="8" svg:d="M20615 11219l1080 754" svg:viewBox="0 0 1081 755">
          <text:p/>
        </draw:connector>
        <draw:connector draw:style-name="gr4" draw:text-style-name="P1" draw:layer="layout" draw:type="line" svg:x1="21.695cm" svg:y1="11.973cm" svg:x2="24.988cm" svg:y2="14.592cm" draw:start-shape="id912" draw:start-glue-point="8" draw:end-shape="id910" draw:end-glue-point="11" svg:d="M21695 11973l3293 2619" svg:viewBox="0 0 3294 2620">
          <text:p/>
        </draw:connector>
        <draw:custom-shape draw:style-name="gr2" draw:text-style-name="P1" xml:id="id913" draw:id="id913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4" draw:id="id914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13" draw:start-glue-point="10" draw:end-shape="id914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14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13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13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14" draw:end-glue-point="4" svg:d="M-611-16l3898 2216" svg:viewBox="0 0 3899 2217">
          <text:p/>
        </draw:connector>
        <draw:custom-shape draw:style-name="gr2" draw:text-style-name="P1" xml:id="id919" draw:id="id919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0" draw:id="id920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5" draw:id="id915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6" draw:id="id916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15" draw:start-glue-point="10" draw:end-shape="id916" draw:end-glue-point="6" svg:d="M3043 19877h314v2h312" svg:viewBox="0 0 627 3">
          <text:p/>
        </draw:connector>
        <draw:custom-shape draw:style-name="gr2" draw:text-style-name="P1" xml:id="id917" draw:id="id917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18" draw:id="id918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17" draw:start-glue-point="10" draw:end-shape="id918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17" draw:start-glue-point="8" draw:end-shape="id919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17" draw:start-glue-point="8" draw:end-shape="id915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20" draw:start-glue-point="4" draw:end-shape="id918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18" draw:start-glue-point="8" draw:end-shape="id916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19" draw:start-glue-point="10" draw:end-shape="id920" draw:end-glue-point="6" svg:d="M1528 19877h292v2h292" svg:viewBox="0 0 585 3">
          <text:p/>
        </draw:connector>
        <draw:custom-shape draw:style-name="gr2" draw:text-style-name="P1" xml:id="id925" draw:id="id925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6" draw:id="id926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1" draw:id="id921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2" draw:id="id922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21" draw:start-glue-point="10" draw:end-shape="id922" draw:end-glue-point="6" svg:d="M6424 19877h314v2h313" svg:viewBox="0 0 628 3">
          <text:p/>
        </draw:connector>
        <draw:custom-shape draw:style-name="gr2" draw:text-style-name="P1" xml:id="id923" draw:id="id923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4" draw:id="id924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23" draw:start-glue-point="10" draw:end-shape="id924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23" draw:start-glue-point="8" draw:end-shape="id925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23" draw:start-glue-point="8" draw:end-shape="id921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26" draw:start-glue-point="4" draw:end-shape="id924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24" draw:start-glue-point="8" draw:end-shape="id922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25" draw:start-glue-point="10" draw:end-shape="id926" draw:end-glue-point="6" svg:d="M4910 19877h292v2h292" svg:viewBox="0 0 585 3">
          <text:p/>
        </draw:connector>
        <draw:custom-shape draw:style-name="gr2" draw:text-style-name="P1" xml:id="id927" draw:id="id927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8" draw:id="id928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27" draw:start-glue-point="10" draw:end-shape="id928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27" draw:start-glue-point="8" draw:end-shape="id917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27" draw:start-glue-point="8" draw:end-shape="id923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18" draw:start-glue-point="4" draw:end-shape="id928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28" draw:start-glue-point="8" draw:end-shape="id924" draw:end-glue-point="4" svg:d="M5023 15345l1470 1573" svg:viewBox="0 0 1471 1574">
          <text:p/>
        </draw:connector>
        <draw:custom-shape draw:style-name="gr2" draw:text-style-name="P1" xml:id="id933" draw:id="id933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4" draw:id="id934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29" draw:id="id929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0" draw:id="id930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29" draw:start-glue-point="10" draw:end-shape="id930" draw:end-glue-point="6" svg:d="M9637 19877h313v2h313" svg:viewBox="0 0 627 3">
          <text:p/>
        </draw:connector>
        <draw:custom-shape draw:style-name="gr2" draw:text-style-name="P1" xml:id="id931" draw:id="id931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2" draw:id="id932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31" draw:start-glue-point="10" draw:end-shape="id932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31" draw:start-glue-point="8" draw:end-shape="id933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31" draw:start-glue-point="8" draw:end-shape="id929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934" draw:start-glue-point="4" draw:end-shape="id932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32" draw:start-glue-point="8" draw:end-shape="id930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33" draw:start-glue-point="10" draw:end-shape="id934" draw:end-glue-point="6" svg:d="M8121 19877h293v2h293" svg:viewBox="0 0 587 3">
          <text:p/>
        </draw:connector>
        <draw:custom-shape draw:style-name="gr2" draw:text-style-name="P1" xml:id="id939" draw:id="id939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0" draw:id="id940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5" draw:id="id935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6" draw:id="id936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935" draw:start-glue-point="10" draw:end-shape="id936" draw:end-glue-point="6" svg:d="M13019 19877h312v2h313" svg:viewBox="0 0 626 3">
          <text:p/>
        </draw:connector>
        <draw:custom-shape draw:style-name="gr2" draw:text-style-name="P1" xml:id="id937" draw:id="id937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38" draw:id="id938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937" draw:start-glue-point="10" draw:end-shape="id938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937" draw:start-glue-point="8" draw:end-shape="id939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937" draw:start-glue-point="8" draw:end-shape="id935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940" draw:start-glue-point="4" draw:end-shape="id938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938" draw:start-glue-point="8" draw:end-shape="id936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939" draw:start-glue-point="10" draw:end-shape="id940" draw:end-glue-point="6" svg:d="M11504 19877h292v2h292" svg:viewBox="0 0 585 3">
          <text:p/>
        </draw:connector>
        <draw:custom-shape draw:style-name="gr2" draw:text-style-name="P1" xml:id="id941" draw:id="id941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2" draw:id="id942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941" draw:start-glue-point="10" draw:end-shape="id942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941" draw:start-glue-point="8" draw:end-shape="id931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941" draw:start-glue-point="8" draw:end-shape="id937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32" draw:start-glue-point="4" draw:end-shape="id942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942" draw:start-glue-point="8" draw:end-shape="id938" draw:end-glue-point="4" svg:d="M11476 15345l1611 1573" svg:viewBox="0 0 1612 1574">
          <text:p/>
        </draw:connector>
        <draw:custom-shape draw:style-name="gr2" draw:text-style-name="P1" xml:id="id943" draw:id="id943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4" draw:id="id944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943" draw:start-glue-point="10" draw:end-shape="id944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943" draw:start-glue-point="8" draw:end-shape="id927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943" draw:start-glue-point="8" draw:end-shape="id941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28" draw:start-glue-point="4" draw:end-shape="id944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944" draw:start-glue-point="8" draw:end-shape="id942" draw:end-glue-point="11" svg:d="M8335 11973l3292 2619" svg:viewBox="0 0 3293 2620">
          <text:p/>
        </draw:connector>
        <draw:custom-shape draw:style-name="gr2" draw:text-style-name="P1" xml:id="id945" draw:id="id945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945" draw:start-glue-point="8" draw:end-shape="id943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913" draw:start-glue-point="8" draw:end-shape="id945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914" draw:start-glue-point="8" draw:end-shape="id946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946" draw:start-glue-point="8" draw:end-shape="id944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946" draw:start-glue-point="8" draw:end-shape="id912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945" draw:start-glue-point="10" draw:end-shape="id946" draw:end-glue-point="6" svg:d="M13595 6931h711" svg:viewBox="0 0 712 1">
          <text:p/>
        </draw:connector>
        <draw:connector draw:style-name="gr7" draw:text-style-name="P1" draw:layer="layout" draw:type="line" svg:x1="13.382cm" svg:y1="7.372cm" svg:x2="20.766cm" svg:y2="11.348cm" draw:start-shape="id945" draw:start-glue-point="8" draw:end-shape="id911" draw:end-glue-point="11" svg:d="M13382 7372l7384 3976" svg:viewBox="0 0 7385 3977">
          <text:p/>
        </draw:connector>
        <draw:connector draw:style-name="gr7" draw:text-style-name="P1" draw:layer="layout" draw:type="line" svg:x1="20.615cm" svg:y1="12.101cm" svg:x2="23.784cm" svg:y2="14.461cm" draw:start-shape="id911" draw:start-glue-point="8" draw:end-shape="id909" draw:end-glue-point="4" svg:d="M20615 12101l3169 2360" svg:viewBox="0 0 3170 2361">
          <text:p/>
        </draw:connector>
        <draw:connector draw:style-name="gr7" draw:text-style-name="P1" draw:layer="layout" draw:type="line" svg:x1="20.615cm" svg:y1="12.101cm" svg:x2="17.331cm" svg:y2="14.461cm" draw:start-shape="id911" draw:start-glue-point="8" draw:end-shape="id896" draw:end-glue-point="4" svg:d="M20615 12101l-3284 2360" svg:viewBox="0 0 3285 236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2" draw:text-style-name="P1" xml:id="id951" draw:id="id951" draw:layer="Layout" svg:width="0.427cm" svg:height="0.882cm" svg:x="14.46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2" draw:id="id952" draw:layer="Layout" svg:width="0.427cm" svg:height="0.883cm" svg:x="15.47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7" draw:id="id947" draw:layer="Layout" svg:width="0.426cm" svg:height="0.882cm" svg:x="15.97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48" draw:id="id948" draw:layer="Layout" svg:width="0.427cm" svg:height="0.883cm" svg:x="17.02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404cm" svg:y1="19.877cm" svg:x2="17.029cm" svg:y2="19.879cm" draw:start-shape="id947" draw:start-glue-point="10" draw:end-shape="id948" draw:end-glue-point="6" svg:d="M16404 19877h313v2h312" svg:viewBox="0 0 626 3">
          <text:p/>
        </draw:connector>
        <draw:custom-shape draw:style-name="gr2" draw:text-style-name="P1" xml:id="id949" draw:id="id949" draw:layer="Layout" svg:width="0.427cm" svg:height="0.882cm" svg:x="15.25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0" draw:id="id950" draw:layer="Layout" svg:width="0.428cm" svg:height="0.882cm" svg:x="16.3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684cm" svg:y1="17.359cm" svg:x2="16.31cm" svg:y2="17.359cm" draw:start-shape="id949" draw:start-glue-point="10" draw:end-shape="id950" draw:end-glue-point="6" svg:d="M15684 17359h626" svg:viewBox="0 0 627 1">
          <text:p/>
        </draw:connector>
        <draw:connector draw:style-name="gr4" draw:text-style-name="P1" draw:layer="layout" draw:type="line" svg:x1="15.471cm" svg:y1="17.8cm" svg:x2="14.676cm" svg:y2="19.436cm" draw:start-shape="id949" draw:start-glue-point="8" draw:end-shape="id951" draw:end-glue-point="4" svg:d="M15471 17800l-795 1636" svg:viewBox="0 0 796 1637">
          <text:p/>
        </draw:connector>
        <draw:connector draw:style-name="gr4" draw:text-style-name="P1" draw:layer="layout" draw:type="line" svg:x1="15.471cm" svg:y1="17.8cm" svg:x2="16.191cm" svg:y2="19.436cm" draw:start-shape="id949" draw:start-glue-point="8" draw:end-shape="id947" draw:end-glue-point="4" svg:d="M15471 17800l720 1636" svg:viewBox="0 0 721 1637">
          <text:p/>
        </draw:connector>
        <draw:connector draw:style-name="gr5" draw:text-style-name="P1" draw:layer="layout" draw:type="line" svg:x1="15.687cm" svg:y1="19.437cm" svg:x2="16.524cm" svg:y2="17.8cm" draw:start-shape="id952" draw:start-glue-point="4" draw:end-shape="id950" draw:end-glue-point="8" svg:d="M15687 19437l837-1637" svg:viewBox="0 0 838 1638">
          <text:p/>
        </draw:connector>
        <draw:connector draw:style-name="gr4" draw:text-style-name="P1" draw:layer="layout" draw:type="line" svg:x1="16.524cm" svg:y1="17.8cm" svg:x2="17.243cm" svg:y2="19.437cm" draw:start-shape="id950" draw:start-glue-point="8" draw:end-shape="id948" draw:end-glue-point="4" svg:d="M16524 17800l719 1637" svg:viewBox="0 0 720 1638">
          <text:p/>
        </draw:connector>
        <draw:connector draw:style-name="gr3" draw:text-style-name="P1" draw:layer="layout" svg:x1="14.889cm" svg:y1="19.877cm" svg:x2="15.473cm" svg:y2="19.879cm" draw:start-shape="id951" draw:start-glue-point="10" draw:end-shape="id952" draw:end-glue-point="6" svg:d="M14889 19877h292v2h292" svg:viewBox="0 0 585 3">
          <text:p/>
        </draw:connector>
        <draw:custom-shape draw:style-name="gr2" draw:text-style-name="P1" xml:id="id957" draw:id="id957" draw:layer="Layout" svg:width="0.426cm" svg:height="0.882cm" svg:x="17.844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8" draw:id="id958" draw:layer="Layout" svg:width="0.427cm" svg:height="0.883cm" svg:x="18.85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3" draw:id="id953" draw:layer="Layout" svg:width="0.427cm" svg:height="0.882cm" svg:x="19.35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4" draw:id="id954" draw:layer="Layout" svg:width="0.426cm" svg:height="0.883cm" svg:x="20.4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785cm" svg:y1="19.877cm" svg:x2="20.412cm" svg:y2="19.879cm" draw:start-shape="id953" draw:start-glue-point="10" draw:end-shape="id954" draw:end-glue-point="6" svg:d="M19785 19877h314v2h313" svg:viewBox="0 0 628 3">
          <text:p/>
        </draw:connector>
        <draw:custom-shape draw:style-name="gr2" draw:text-style-name="P1" xml:id="id955" draw:id="id955" draw:layer="Layout" svg:width="0.427cm" svg:height="0.882cm" svg:x="18.588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56" draw:id="id956" draw:layer="Layout" svg:width="0.427cm" svg:height="0.882cm" svg:x="19.6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015cm" svg:y1="17.359cm" svg:x2="19.64cm" svg:y2="17.359cm" draw:start-shape="id955" draw:start-glue-point="10" draw:end-shape="id956" draw:end-glue-point="6" svg:d="M19015 17359h625" svg:viewBox="0 0 626 1">
          <text:p/>
        </draw:connector>
        <draw:connector draw:style-name="gr4" draw:text-style-name="P1" draw:layer="layout" draw:type="line" svg:x1="18.802cm" svg:y1="17.8cm" svg:x2="18.057cm" svg:y2="19.436cm" draw:start-shape="id955" draw:start-glue-point="8" draw:end-shape="id957" draw:end-glue-point="4" svg:d="M18802 17800l-745 1636" svg:viewBox="0 0 746 1637">
          <text:p/>
        </draw:connector>
        <draw:connector draw:style-name="gr4" draw:text-style-name="P1" draw:layer="layout" draw:type="line" svg:x1="18.802cm" svg:y1="17.8cm" svg:x2="19.572cm" svg:y2="19.436cm" draw:start-shape="id955" draw:start-glue-point="8" draw:end-shape="id953" draw:end-glue-point="4" svg:d="M18802 17800l770 1636" svg:viewBox="0 0 771 1637">
          <text:p/>
        </draw:connector>
        <draw:connector draw:style-name="gr5" draw:text-style-name="P1" draw:layer="layout" draw:type="line" svg:x1="19.069cm" svg:y1="19.437cm" svg:x2="19.854cm" svg:y2="17.8cm" draw:start-shape="id958" draw:start-glue-point="4" draw:end-shape="id956" draw:end-glue-point="8" svg:d="M19069 19437l785-1637" svg:viewBox="0 0 786 1638">
          <text:p/>
        </draw:connector>
        <draw:connector draw:style-name="gr4" draw:text-style-name="P1" draw:layer="layout" draw:type="line" svg:x1="19.854cm" svg:y1="17.8cm" svg:x2="20.625cm" svg:y2="19.437cm" draw:start-shape="id956" draw:start-glue-point="8" draw:end-shape="id954" draw:end-glue-point="4" svg:d="M19854 17800l771 1637" svg:viewBox="0 0 772 1638">
          <text:p/>
        </draw:connector>
        <draw:connector draw:style-name="gr3" draw:text-style-name="P1" draw:layer="layout" svg:x1="18.27cm" svg:y1="19.877cm" svg:x2="18.855cm" svg:y2="19.879cm" draw:start-shape="id957" draw:start-glue-point="10" draw:end-shape="id958" draw:end-glue-point="6" svg:d="M18270 19877h293v2h292" svg:viewBox="0 0 586 3">
          <text:p/>
        </draw:connector>
        <draw:custom-shape draw:style-name="gr2" draw:text-style-name="P1" xml:id="id959" draw:id="id959" draw:layer="Layout" svg:width="0.427cm" svg:height="0.884cm" svg:x="17.11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9" draw:id="id1009" draw:layer="Layout" svg:width="0.427cm" svg:height="0.882cm" svg:x="20.066cm" svg:y="11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331cm" svg:y1="15.345cm" svg:x2="15.471cm" svg:y2="16.918cm" draw:start-shape="id959" draw:start-glue-point="8" draw:end-shape="id949" draw:end-glue-point="4" svg:d="M17331 15345l-1860 1573" svg:viewBox="0 0 1861 1574">
          <text:p/>
        </draw:connector>
        <draw:connector draw:style-name="gr4" draw:text-style-name="P1" draw:layer="layout" draw:type="line" svg:x1="17.331cm" svg:y1="15.345cm" svg:x2="18.802cm" svg:y2="16.918cm" draw:start-shape="id959" draw:start-glue-point="8" draw:end-shape="id955" draw:end-glue-point="4" svg:d="M17331 15345l1471 1573" svg:viewBox="0 0 1472 1574">
          <text:p/>
        </draw:connector>
        <draw:custom-shape draw:style-name="gr2" draw:text-style-name="P1" xml:id="id964" draw:id="id964" draw:layer="Layout" svg:width="0.426cm" svg:height="0.882cm" svg:x="21.056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5" draw:id="id965" draw:layer="Layout" svg:width="0.427cm" svg:height="0.883cm" svg:x="22.06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0" draw:id="id960" draw:layer="Layout" svg:width="0.427cm" svg:height="0.882cm" svg:x="22.57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1" draw:id="id961" draw:layer="Layout" svg:width="0.427cm" svg:height="0.883cm" svg:x="23.62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998cm" svg:y1="19.877cm" svg:x2="23.623cm" svg:y2="19.879cm" draw:start-shape="id960" draw:start-glue-point="10" draw:end-shape="id961" draw:end-glue-point="6" svg:d="M22998 19877h312v2h313" svg:viewBox="0 0 626 3">
          <text:p/>
        </draw:connector>
        <draw:custom-shape draw:style-name="gr2" draw:text-style-name="P1" xml:id="id962" draw:id="id962" draw:layer="Layout" svg:width="0.426cm" svg:height="0.882cm" svg:x="21.80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3" draw:id="id963" draw:layer="Layout" svg:width="0.428cm" svg:height="0.882cm" svg:x="22.85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2.227cm" svg:y1="17.359cm" svg:x2="22.852cm" svg:y2="17.359cm" draw:start-shape="id962" draw:start-glue-point="10" draw:end-shape="id963" draw:end-glue-point="6" svg:d="M22227 17359h625" svg:viewBox="0 0 626 1">
          <text:p/>
        </draw:connector>
        <draw:connector draw:style-name="gr4" draw:text-style-name="P1" draw:layer="layout" draw:type="line" svg:x1="22.014cm" svg:y1="17.8cm" svg:x2="21.269cm" svg:y2="19.436cm" draw:start-shape="id962" draw:start-glue-point="8" draw:end-shape="id964" draw:end-glue-point="4" svg:d="M22014 17800l-745 1636" svg:viewBox="0 0 746 1637">
          <text:p/>
        </draw:connector>
        <draw:connector draw:style-name="gr4" draw:text-style-name="P1" draw:layer="layout" draw:type="line" svg:x1="22.014cm" svg:y1="17.8cm" svg:x2="22.785cm" svg:y2="19.436cm" draw:start-shape="id962" draw:start-glue-point="8" draw:end-shape="id960" draw:end-glue-point="4" svg:d="M22014 17800l771 1636" svg:viewBox="0 0 772 1637">
          <text:p/>
        </draw:connector>
        <draw:connector draw:style-name="gr5" draw:text-style-name="P1" draw:layer="layout" draw:type="line" svg:x1="22.282cm" svg:y1="19.437cm" svg:x2="23.066cm" svg:y2="17.8cm" draw:start-shape="id965" draw:start-glue-point="4" draw:end-shape="id963" draw:end-glue-point="8" svg:d="M22282 19437l784-1637" svg:viewBox="0 0 785 1638">
          <text:p/>
        </draw:connector>
        <draw:connector draw:style-name="gr4" draw:text-style-name="P1" draw:layer="layout" draw:type="line" svg:x1="23.066cm" svg:y1="17.8cm" svg:x2="23.837cm" svg:y2="19.437cm" draw:start-shape="id963" draw:start-glue-point="8" draw:end-shape="id961" draw:end-glue-point="4" svg:d="M23066 17800l771 1637" svg:viewBox="0 0 772 1638">
          <text:p/>
        </draw:connector>
        <draw:connector draw:style-name="gr3" draw:text-style-name="P1" draw:layer="layout" svg:x1="21.482cm" svg:y1="19.877cm" svg:x2="22.068cm" svg:y2="19.879cm" draw:start-shape="id964" draw:start-glue-point="10" draw:end-shape="id965" draw:end-glue-point="6" svg:d="M21482 19877h293v2h293" svg:viewBox="0 0 587 3">
          <text:p/>
        </draw:connector>
        <draw:custom-shape draw:style-name="gr2" draw:text-style-name="P1" xml:id="id970" draw:id="id970" draw:layer="Layout" svg:width="0.426cm" svg:height="0.882cm" svg:x="24.438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1" draw:id="id971" draw:layer="Layout" svg:width="0.426cm" svg:height="0.883cm" svg:x="25.44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6" draw:id="id966" draw:layer="Layout" svg:width="0.427cm" svg:height="0.882cm" svg:x="25.95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7" draw:id="id967" draw:layer="Layout" svg:width="0.427cm" svg:height="0.883cm" svg:x="27.005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38cm" svg:y1="19.877cm" svg:x2="27.005cm" svg:y2="19.879cm" draw:start-shape="id966" draw:start-glue-point="10" draw:end-shape="id967" draw:end-glue-point="6" svg:d="M26380 19877h312v2h313" svg:viewBox="0 0 626 3">
          <text:p/>
        </draw:connector>
        <draw:custom-shape draw:style-name="gr2" draw:text-style-name="P1" xml:id="id968" draw:id="id968" draw:layer="Layout" svg:width="0.427cm" svg:height="0.882cm" svg:x="25.181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69" draw:id="id969" draw:layer="Layout" svg:width="0.426cm" svg:height="0.882cm" svg:x="26.23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5.608cm" svg:y1="17.359cm" svg:x2="26.235cm" svg:y2="17.359cm" draw:start-shape="id968" draw:start-glue-point="10" draw:end-shape="id969" draw:end-glue-point="6" svg:d="M25608 17359h627" svg:viewBox="0 0 628 1">
          <text:p/>
        </draw:connector>
        <draw:connector draw:style-name="gr4" draw:text-style-name="P1" draw:layer="layout" draw:type="line" svg:x1="25.395cm" svg:y1="17.8cm" svg:x2="24.651cm" svg:y2="19.436cm" draw:start-shape="id968" draw:start-glue-point="8" draw:end-shape="id970" draw:end-glue-point="4" svg:d="M25395 17800l-744 1636" svg:viewBox="0 0 745 1637">
          <text:p/>
        </draw:connector>
        <draw:connector draw:style-name="gr4" draw:text-style-name="P1" draw:layer="layout" draw:type="line" svg:x1="25.395cm" svg:y1="17.8cm" svg:x2="26.167cm" svg:y2="19.436cm" draw:start-shape="id968" draw:start-glue-point="8" draw:end-shape="id966" draw:end-glue-point="4" svg:d="M25395 17800l772 1636" svg:viewBox="0 0 773 1637">
          <text:p/>
        </draw:connector>
        <draw:connector draw:style-name="gr5" draw:text-style-name="P1" draw:layer="layout" draw:type="line" svg:x1="25.662cm" svg:y1="19.437cm" svg:x2="26.448cm" svg:y2="17.8cm" draw:start-shape="id971" draw:start-glue-point="4" draw:end-shape="id969" draw:end-glue-point="8" svg:d="M25662 19437l786-1637" svg:viewBox="0 0 787 1638">
          <text:p/>
        </draw:connector>
        <draw:connector draw:style-name="gr4" draw:text-style-name="P1" draw:layer="layout" draw:type="line" svg:x1="26.448cm" svg:y1="17.8cm" svg:x2="27.219cm" svg:y2="19.437cm" draw:start-shape="id969" draw:start-glue-point="8" draw:end-shape="id967" draw:end-glue-point="4" svg:d="M26448 17800l771 1637" svg:viewBox="0 0 772 1638">
          <text:p/>
        </draw:connector>
        <draw:connector draw:style-name="gr3" draw:text-style-name="P1" draw:layer="layout" svg:x1="24.864cm" svg:y1="19.877cm" svg:x2="25.449cm" svg:y2="19.879cm" draw:start-shape="id970" draw:start-glue-point="10" draw:end-shape="id971" draw:end-glue-point="6" svg:d="M24864 19877h293v2h292" svg:viewBox="0 0 586 3">
          <text:p/>
        </draw:connector>
        <draw:custom-shape draw:style-name="gr2" draw:text-style-name="P1" xml:id="id972" draw:id="id972" draw:layer="Layout" svg:width="0.427cm" svg:height="0.884cm" svg:x="23.57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3" draw:id="id973" draw:layer="Layout" svg:width="0.427cm" svg:height="0.882cm" svg:x="24.62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3.997cm" svg:y1="14.903cm" svg:x2="24.623cm" svg:y2="14.904cm" draw:start-shape="id972" draw:start-glue-point="10" draw:end-shape="id973" draw:end-glue-point="6" svg:d="M23997 14903h313v1h313" svg:viewBox="0 0 627 2">
          <text:p/>
        </draw:connector>
        <draw:connector draw:style-name="gr4" draw:text-style-name="P1" draw:layer="layout" draw:type="line" svg:x1="23.784cm" svg:y1="15.345cm" svg:x2="22.014cm" svg:y2="16.918cm" draw:start-shape="id972" draw:start-glue-point="8" draw:end-shape="id962" draw:end-glue-point="4" svg:d="M23784 15345l-1770 1573" svg:viewBox="0 0 1771 1574">
          <text:p/>
        </draw:connector>
        <draw:connector draw:style-name="gr4" draw:text-style-name="P1" draw:layer="layout" draw:type="line" svg:x1="23.784cm" svg:y1="15.345cm" svg:x2="25.395cm" svg:y2="16.918cm" draw:start-shape="id972" draw:start-glue-point="8" draw:end-shape="id968" draw:end-glue-point="4" svg:d="M23784 15345l1611 1573" svg:viewBox="0 0 1612 1574">
          <text:p/>
        </draw:connector>
        <draw:connector draw:style-name="gr5" draw:text-style-name="P1" draw:layer="layout" draw:type="line" svg:x1="23.066cm" svg:y1="16.918cm" svg:x2="24.837cm" svg:y2="15.345cm" draw:start-shape="id963" draw:start-glue-point="4" draw:end-shape="id973" draw:end-glue-point="8" svg:d="M23066 16918l1771-1573" svg:viewBox="0 0 1772 1574">
          <text:p/>
        </draw:connector>
        <draw:connector draw:style-name="gr4" draw:text-style-name="P1" draw:layer="layout" draw:type="line" svg:x1="24.837cm" svg:y1="15.345cm" svg:x2="26.448cm" svg:y2="16.918cm" draw:start-shape="id973" draw:start-glue-point="8" draw:end-shape="id969" draw:end-glue-point="4" svg:d="M24837 15345l1611 1573" svg:viewBox="0 0 1612 1574">
          <text:p/>
        </draw:connector>
        <draw:custom-shape draw:style-name="gr2" draw:text-style-name="P1" xml:id="id1008" draw:id="id1008" draw:layer="Layout" svg:width="0.426cm" svg:height="0.883cm" svg:x="14.306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4" draw:id="id974" draw:layer="Layout" svg:width="0.428cm" svg:height="0.883cm" svg:x="21.48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695cm" svg:y1="11.973cm" svg:x2="24.988cm" svg:y2="14.592cm" draw:start-shape="id974" draw:start-glue-point="8" draw:end-shape="id973" draw:end-glue-point="11" svg:d="M21695 11973l3293 2619" svg:viewBox="0 0 3294 2620">
          <text:p/>
        </draw:connector>
        <draw:custom-shape draw:style-name="gr2" draw:text-style-name="P1" xml:id="id975" draw:id="id975" draw:layer="Layout" svg:width="0.834cm" svg:height="0.883cm" svg:x="0.812cm" svg:y="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6" draw:id="id976" draw:layer="Layout" svg:width="0.834cm" svg:height="0.883cm" svg:x="2.87cm" svg:y="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646cm" svg:y1="2.64cm" svg:x2="2.87cm" svg:y2="2.642cm" draw:start-shape="id975" draw:start-glue-point="10" draw:end-shape="id976" draw:end-glue-point="6" svg:d="M1646 2640h613v2h611" svg:viewBox="0 0 1225 3">
          <text:p/>
        </draw:connector>
        <draw:connector draw:style-name="gr6" draw:text-style-name="P1" draw:layer="layout" draw:type="line" svg:x1="3.287cm" svg:y1="3.083cm" svg:x2="-0.684cm" svg:y2="3.715cm" draw:start-shape="id976" draw:start-glue-point="8" svg:d="M3287 3083l-3971 632" svg:viewBox="0 0 3972 633">
          <text:p/>
        </draw:connector>
        <draw:connector draw:style-name="gr6" draw:text-style-name="P1" draw:layer="layout" draw:type="line" svg:x1="1.229cm" svg:y1="3.081cm" svg:x2="-1.522cm" svg:y2="3.509cm" draw:start-shape="id975" draw:start-glue-point="8" svg:d="M1229 3081l-2751 428" svg:viewBox="0 0 2752 429">
          <text:p/>
        </draw:connector>
        <draw:connector draw:style-name="gr7" draw:text-style-name="P1" draw:layer="layout" draw:type="line" svg:x1="-2.143cm" svg:y1="0.19cm" svg:x2="1.229cm" svg:y2="2.198cm" draw:end-shape="id975" draw:end-glue-point="4" svg:d="M-2143 190l3372 2008" svg:viewBox="0 0 3373 2009">
          <text:p/>
        </draw:connector>
        <draw:connector draw:style-name="gr7" draw:text-style-name="P1" draw:layer="layout" draw:type="line" svg:x1="-0.611cm" svg:y1="-0.016cm" svg:x2="3.287cm" svg:y2="2.2cm" draw:end-shape="id976" draw:end-glue-point="4" svg:d="M-611-16l3898 2216" svg:viewBox="0 0 3899 2217">
          <text:p/>
        </draw:connector>
        <draw:custom-shape draw:style-name="gr2" draw:text-style-name="P1" xml:id="id981" draw:id="id981" draw:layer="Layout" svg:width="0.427cm" svg:height="0.882cm" svg:x="1.10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2" draw:id="id982" draw:layer="Layout" svg:width="0.427cm" svg:height="0.883cm" svg:x="2.112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7" draw:id="id977" draw:layer="Layout" svg:width="0.426cm" svg:height="0.882cm" svg:x="2.61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78" draw:id="id978" draw:layer="Layout" svg:width="0.426cm" svg:height="0.883cm" svg:x="3.669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043cm" svg:y1="19.877cm" svg:x2="3.669cm" svg:y2="19.879cm" draw:start-shape="id977" draw:start-glue-point="10" draw:end-shape="id978" draw:end-glue-point="6" svg:d="M3043 19877h314v2h312" svg:viewBox="0 0 627 3">
          <text:p/>
        </draw:connector>
        <draw:custom-shape draw:style-name="gr2" draw:text-style-name="P1" xml:id="id979" draw:id="id979" draw:layer="Layout" svg:width="0.427cm" svg:height="0.882cm" svg:x="1.896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0" draw:id="id980" draw:layer="Layout" svg:width="0.427cm" svg:height="0.882cm" svg:x="2.95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.323cm" svg:y1="17.359cm" svg:x2="2.95cm" svg:y2="17.359cm" draw:start-shape="id979" draw:start-glue-point="10" draw:end-shape="id980" draw:end-glue-point="6" svg:d="M2323 17359h627" svg:viewBox="0 0 628 1">
          <text:p/>
        </draw:connector>
        <draw:connector draw:style-name="gr4" draw:text-style-name="P1" draw:layer="layout" draw:type="line" svg:x1="2.11cm" svg:y1="17.8cm" svg:x2="1.315cm" svg:y2="19.436cm" draw:start-shape="id979" draw:start-glue-point="8" draw:end-shape="id981" draw:end-glue-point="4" svg:d="M2110 17800l-795 1636" svg:viewBox="0 0 796 1637">
          <text:p/>
        </draw:connector>
        <draw:connector draw:style-name="gr4" draw:text-style-name="P1" draw:layer="layout" draw:type="line" svg:x1="2.11cm" svg:y1="17.8cm" svg:x2="2.83cm" svg:y2="19.436cm" draw:start-shape="id979" draw:start-glue-point="8" draw:end-shape="id977" draw:end-glue-point="4" svg:d="M2110 17800l720 1636" svg:viewBox="0 0 721 1637">
          <text:p/>
        </draw:connector>
        <draw:connector draw:style-name="gr5" draw:text-style-name="P1" draw:layer="layout" draw:type="line" svg:x1="2.326cm" svg:y1="19.437cm" svg:x2="3.164cm" svg:y2="17.8cm" draw:start-shape="id982" draw:start-glue-point="4" draw:end-shape="id980" draw:end-glue-point="8" svg:d="M2326 19437l838-1637" svg:viewBox="0 0 839 1638">
          <text:p/>
        </draw:connector>
        <draw:connector draw:style-name="gr4" draw:text-style-name="P1" draw:layer="layout" draw:type="line" svg:x1="3.164cm" svg:y1="17.8cm" svg:x2="3.882cm" svg:y2="19.437cm" draw:start-shape="id980" draw:start-glue-point="8" draw:end-shape="id978" draw:end-glue-point="4" svg:d="M3164 17800l718 1637" svg:viewBox="0 0 719 1638">
          <text:p/>
        </draw:connector>
        <draw:connector draw:style-name="gr3" draw:text-style-name="P1" draw:layer="layout" svg:x1="1.528cm" svg:y1="19.877cm" svg:x2="2.112cm" svg:y2="19.879cm" draw:start-shape="id981" draw:start-glue-point="10" draw:end-shape="id982" draw:end-glue-point="6" svg:d="M1528 19877h292v2h292" svg:viewBox="0 0 585 3">
          <text:p/>
        </draw:connector>
        <draw:custom-shape draw:style-name="gr2" draw:text-style-name="P1" xml:id="id987" draw:id="id987" draw:layer="Layout" svg:width="0.427cm" svg:height="0.882cm" svg:x="4.483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8" draw:id="id988" draw:layer="Layout" svg:width="0.427cm" svg:height="0.883cm" svg:x="5.49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3" draw:id="id983" draw:layer="Layout" svg:width="0.427cm" svg:height="0.882cm" svg:x="5.99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4" draw:id="id984" draw:layer="Layout" svg:width="0.426cm" svg:height="0.883cm" svg:x="7.051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424cm" svg:y1="19.877cm" svg:x2="7.051cm" svg:y2="19.879cm" draw:start-shape="id983" draw:start-glue-point="10" draw:end-shape="id984" draw:end-glue-point="6" svg:d="M6424 19877h314v2h313" svg:viewBox="0 0 628 3">
          <text:p/>
        </draw:connector>
        <draw:custom-shape draw:style-name="gr2" draw:text-style-name="P1" xml:id="id985" draw:id="id985" draw:layer="Layout" svg:width="0.427cm" svg:height="0.882cm" svg:x="5.227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86" draw:id="id986" draw:layer="Layout" svg:width="0.427cm" svg:height="0.882cm" svg:x="6.279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54cm" svg:y1="17.359cm" svg:x2="6.279cm" svg:y2="17.359cm" draw:start-shape="id985" draw:start-glue-point="10" draw:end-shape="id986" draw:end-glue-point="6" svg:d="M5654 17359h625" svg:viewBox="0 0 626 1">
          <text:p/>
        </draw:connector>
        <draw:connector draw:style-name="gr4" draw:text-style-name="P1" draw:layer="layout" draw:type="line" svg:x1="5.441cm" svg:y1="17.8cm" svg:x2="4.697cm" svg:y2="19.436cm" draw:start-shape="id985" draw:start-glue-point="8" draw:end-shape="id987" draw:end-glue-point="4" svg:d="M5441 17800l-744 1636" svg:viewBox="0 0 745 1637">
          <text:p/>
        </draw:connector>
        <draw:connector draw:style-name="gr4" draw:text-style-name="P1" draw:layer="layout" draw:type="line" svg:x1="5.441cm" svg:y1="17.8cm" svg:x2="6.211cm" svg:y2="19.436cm" draw:start-shape="id985" draw:start-glue-point="8" draw:end-shape="id983" draw:end-glue-point="4" svg:d="M5441 17800l770 1636" svg:viewBox="0 0 771 1637">
          <text:p/>
        </draw:connector>
        <draw:connector draw:style-name="gr5" draw:text-style-name="P1" draw:layer="layout" draw:type="line" svg:x1="5.708cm" svg:y1="19.437cm" svg:x2="6.493cm" svg:y2="17.8cm" draw:start-shape="id988" draw:start-glue-point="4" draw:end-shape="id986" draw:end-glue-point="8" svg:d="M5708 19437l785-1637" svg:viewBox="0 0 786 1638">
          <text:p/>
        </draw:connector>
        <draw:connector draw:style-name="gr4" draw:text-style-name="P1" draw:layer="layout" draw:type="line" svg:x1="6.493cm" svg:y1="17.8cm" svg:x2="7.264cm" svg:y2="19.437cm" draw:start-shape="id986" draw:start-glue-point="8" draw:end-shape="id984" draw:end-glue-point="4" svg:d="M6493 17800l771 1637" svg:viewBox="0 0 772 1638">
          <text:p/>
        </draw:connector>
        <draw:connector draw:style-name="gr3" draw:text-style-name="P1" draw:layer="layout" svg:x1="4.91cm" svg:y1="19.877cm" svg:x2="5.494cm" svg:y2="19.879cm" draw:start-shape="id987" draw:start-glue-point="10" draw:end-shape="id988" draw:end-glue-point="6" svg:d="M4910 19877h292v2h292" svg:viewBox="0 0 585 3">
          <text:p/>
        </draw:connector>
        <draw:custom-shape draw:style-name="gr2" draw:text-style-name="P1" xml:id="id989" draw:id="id989" draw:layer="Layout" svg:width="0.428cm" svg:height="0.884cm" svg:x="3.756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0" draw:id="id990" draw:layer="Layout" svg:width="0.427cm" svg:height="0.882cm" svg:x="4.809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.184cm" svg:y1="14.903cm" svg:x2="4.809cm" svg:y2="14.904cm" draw:start-shape="id989" draw:start-glue-point="10" draw:end-shape="id990" draw:end-glue-point="6" svg:d="M4184 14903h313v1h312" svg:viewBox="0 0 626 2">
          <text:p/>
        </draw:connector>
        <draw:connector draw:style-name="gr4" draw:text-style-name="P1" draw:layer="layout" draw:type="line" svg:x1="3.97cm" svg:y1="15.345cm" svg:x2="2.11cm" svg:y2="16.918cm" draw:start-shape="id989" draw:start-glue-point="8" draw:end-shape="id979" draw:end-glue-point="4" svg:d="M3970 15345l-1860 1573" svg:viewBox="0 0 1861 1574">
          <text:p/>
        </draw:connector>
        <draw:connector draw:style-name="gr4" draw:text-style-name="P1" draw:layer="layout" draw:type="line" svg:x1="3.97cm" svg:y1="15.345cm" svg:x2="5.441cm" svg:y2="16.918cm" draw:start-shape="id989" draw:start-glue-point="8" draw:end-shape="id985" draw:end-glue-point="4" svg:d="M3970 15345l1471 1573" svg:viewBox="0 0 1472 1574">
          <text:p/>
        </draw:connector>
        <draw:connector draw:style-name="gr5" draw:text-style-name="P1" draw:layer="layout" draw:type="line" svg:x1="3.164cm" svg:y1="16.918cm" svg:x2="5.023cm" svg:y2="15.345cm" draw:start-shape="id980" draw:start-glue-point="4" draw:end-shape="id990" draw:end-glue-point="8" svg:d="M3164 16918l1859-1573" svg:viewBox="0 0 1860 1574">
          <text:p/>
        </draw:connector>
        <draw:connector draw:style-name="gr4" draw:text-style-name="P1" draw:layer="layout" draw:type="line" svg:x1="5.023cm" svg:y1="15.345cm" svg:x2="6.493cm" svg:y2="16.918cm" draw:start-shape="id990" draw:start-glue-point="8" draw:end-shape="id986" draw:end-glue-point="4" svg:d="M5023 15345l1470 1573" svg:viewBox="0 0 1471 1574">
          <text:p/>
        </draw:connector>
        <draw:custom-shape draw:style-name="gr2" draw:text-style-name="P1" xml:id="id995" draw:id="id995" draw:layer="Layout" svg:width="0.426cm" svg:height="0.882cm" svg:x="7.695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6" draw:id="id996" draw:layer="Layout" svg:width="0.427cm" svg:height="0.883cm" svg:x="8.707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1" draw:id="id991" draw:layer="Layout" svg:width="0.427cm" svg:height="0.882cm" svg:x="9.21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2" draw:id="id992" draw:layer="Layout" svg:width="0.426cm" svg:height="0.883cm" svg:x="10.263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637cm" svg:y1="19.877cm" svg:x2="10.263cm" svg:y2="19.879cm" draw:start-shape="id991" draw:start-glue-point="10" draw:end-shape="id992" draw:end-glue-point="6" svg:d="M9637 19877h313v2h313" svg:viewBox="0 0 627 3">
          <text:p/>
        </draw:connector>
        <draw:custom-shape draw:style-name="gr2" draw:text-style-name="P1" xml:id="id993" draw:id="id993" draw:layer="Layout" svg:width="0.426cm" svg:height="0.882cm" svg:x="8.4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4" draw:id="id994" draw:layer="Layout" svg:width="0.427cm" svg:height="0.882cm" svg:x="9.49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866cm" svg:y1="17.359cm" svg:x2="9.492cm" svg:y2="17.359cm" draw:start-shape="id993" draw:start-glue-point="10" draw:end-shape="id994" draw:end-glue-point="6" svg:d="M8866 17359h626" svg:viewBox="0 0 627 1">
          <text:p/>
        </draw:connector>
        <draw:connector draw:style-name="gr4" draw:text-style-name="P1" draw:layer="layout" draw:type="line" svg:x1="8.653cm" svg:y1="17.8cm" svg:x2="7.908cm" svg:y2="19.436cm" draw:start-shape="id993" draw:start-glue-point="8" draw:end-shape="id995" draw:end-glue-point="4" svg:d="M8653 17800l-745 1636" svg:viewBox="0 0 746 1637">
          <text:p/>
        </draw:connector>
        <draw:connector draw:style-name="gr4" draw:text-style-name="P1" draw:layer="layout" draw:type="line" svg:x1="8.653cm" svg:y1="17.8cm" svg:x2="9.424cm" svg:y2="19.436cm" draw:start-shape="id993" draw:start-glue-point="8" draw:end-shape="id991" draw:end-glue-point="4" svg:d="M8653 17800l771 1636" svg:viewBox="0 0 772 1637">
          <text:p/>
        </draw:connector>
        <draw:connector draw:style-name="gr5" draw:text-style-name="P1" draw:layer="layout" draw:type="line" svg:x1="8.921cm" svg:y1="19.437cm" svg:x2="9.706cm" svg:y2="17.8cm" draw:start-shape="id996" draw:start-glue-point="4" draw:end-shape="id994" draw:end-glue-point="8" svg:d="M8921 19437l785-1637" svg:viewBox="0 0 786 1638">
          <text:p/>
        </draw:connector>
        <draw:connector draw:style-name="gr4" draw:text-style-name="P1" draw:layer="layout" draw:type="line" svg:x1="9.706cm" svg:y1="17.8cm" svg:x2="10.476cm" svg:y2="19.437cm" draw:start-shape="id994" draw:start-glue-point="8" draw:end-shape="id992" draw:end-glue-point="4" svg:d="M9706 17800l770 1637" svg:viewBox="0 0 771 1638">
          <text:p/>
        </draw:connector>
        <draw:connector draw:style-name="gr3" draw:text-style-name="P1" draw:layer="layout" svg:x1="8.121cm" svg:y1="19.877cm" svg:x2="8.707cm" svg:y2="19.879cm" draw:start-shape="id995" draw:start-glue-point="10" draw:end-shape="id996" draw:end-glue-point="6" svg:d="M8121 19877h293v2h293" svg:viewBox="0 0 587 3">
          <text:p/>
        </draw:connector>
        <draw:custom-shape draw:style-name="gr2" draw:text-style-name="P1" xml:id="id1001" draw:id="id1001" draw:layer="Layout" svg:width="0.427cm" svg:height="0.882cm" svg:x="11.077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2" draw:id="id1002" draw:layer="Layout" svg:width="0.427cm" svg:height="0.883cm" svg:x="12.088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7" draw:id="id997" draw:layer="Layout" svg:width="0.427cm" svg:height="0.882cm" svg:x="12.592cm" svg:y="19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98" draw:id="id998" draw:layer="Layout" svg:width="0.427cm" svg:height="0.883cm" svg:x="13.644cm" svg:y="1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19cm" svg:y1="19.877cm" svg:x2="13.644cm" svg:y2="19.879cm" draw:start-shape="id997" draw:start-glue-point="10" draw:end-shape="id998" draw:end-glue-point="6" svg:d="M13019 19877h312v2h313" svg:viewBox="0 0 626 3">
          <text:p/>
        </draw:connector>
        <draw:custom-shape draw:style-name="gr2" draw:text-style-name="P1" xml:id="id999" draw:id="id999" draw:layer="Layout" svg:width="0.427cm" svg:height="0.882cm" svg:x="11.82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0" draw:id="id1000" draw:layer="Layout" svg:width="0.426cm" svg:height="0.882cm" svg:x="12.874cm" svg:y="16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247cm" svg:y1="17.359cm" svg:x2="12.874cm" svg:y2="17.359cm" draw:start-shape="id999" draw:start-glue-point="10" draw:end-shape="id1000" draw:end-glue-point="6" svg:d="M12247 17359h627" svg:viewBox="0 0 628 1">
          <text:p/>
        </draw:connector>
        <draw:connector draw:style-name="gr4" draw:text-style-name="P1" draw:layer="layout" draw:type="line" svg:x1="12.034cm" svg:y1="17.8cm" svg:x2="11.291cm" svg:y2="19.436cm" draw:start-shape="id999" draw:start-glue-point="8" draw:end-shape="id1001" draw:end-glue-point="4" svg:d="M12034 17800l-743 1636" svg:viewBox="0 0 744 1637">
          <text:p/>
        </draw:connector>
        <draw:connector draw:style-name="gr4" draw:text-style-name="P1" draw:layer="layout" draw:type="line" svg:x1="12.034cm" svg:y1="17.8cm" svg:x2="12.806cm" svg:y2="19.436cm" draw:start-shape="id999" draw:start-glue-point="8" draw:end-shape="id997" draw:end-glue-point="4" svg:d="M12034 17800l772 1636" svg:viewBox="0 0 773 1637">
          <text:p/>
        </draw:connector>
        <draw:connector draw:style-name="gr5" draw:text-style-name="P1" draw:layer="layout" draw:type="line" svg:x1="12.302cm" svg:y1="19.437cm" svg:x2="13.087cm" svg:y2="17.8cm" draw:start-shape="id1002" draw:start-glue-point="4" draw:end-shape="id1000" draw:end-glue-point="8" svg:d="M12302 19437l785-1637" svg:viewBox="0 0 786 1638">
          <text:p/>
        </draw:connector>
        <draw:connector draw:style-name="gr4" draw:text-style-name="P1" draw:layer="layout" draw:type="line" svg:x1="13.087cm" svg:y1="17.8cm" svg:x2="13.858cm" svg:y2="19.437cm" draw:start-shape="id1000" draw:start-glue-point="8" draw:end-shape="id998" draw:end-glue-point="4" svg:d="M13087 17800l771 1637" svg:viewBox="0 0 772 1638">
          <text:p/>
        </draw:connector>
        <draw:connector draw:style-name="gr3" draw:text-style-name="P1" draw:layer="layout" svg:x1="11.504cm" svg:y1="19.877cm" svg:x2="12.088cm" svg:y2="19.879cm" draw:start-shape="id1001" draw:start-glue-point="10" draw:end-shape="id1002" draw:end-glue-point="6" svg:d="M11504 19877h292v2h292" svg:viewBox="0 0 585 3">
          <text:p/>
        </draw:connector>
        <draw:custom-shape draw:style-name="gr2" draw:text-style-name="P1" xml:id="id1003" draw:id="id1003" draw:layer="Layout" svg:width="0.427cm" svg:height="0.884cm" svg:x="10.209cm" svg:y="14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4" draw:id="id1004" draw:layer="Layout" svg:width="0.426cm" svg:height="0.882cm" svg:x="11.263cm" svg:y="14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6cm" svg:y1="14.903cm" svg:x2="11.263cm" svg:y2="14.904cm" draw:start-shape="id1003" draw:start-glue-point="10" draw:end-shape="id1004" draw:end-glue-point="6" svg:d="M10636 14903h314v1h313" svg:viewBox="0 0 628 2">
          <text:p/>
        </draw:connector>
        <draw:connector draw:style-name="gr4" draw:text-style-name="P1" draw:layer="layout" draw:type="line" svg:x1="10.423cm" svg:y1="15.345cm" svg:x2="8.653cm" svg:y2="16.918cm" draw:start-shape="id1003" draw:start-glue-point="8" draw:end-shape="id993" draw:end-glue-point="4" svg:d="M10423 15345l-1770 1573" svg:viewBox="0 0 1771 1574">
          <text:p/>
        </draw:connector>
        <draw:connector draw:style-name="gr4" draw:text-style-name="P1" draw:layer="layout" draw:type="line" svg:x1="10.423cm" svg:y1="15.345cm" svg:x2="12.034cm" svg:y2="16.918cm" draw:start-shape="id1003" draw:start-glue-point="8" draw:end-shape="id999" draw:end-glue-point="4" svg:d="M10423 15345l1611 1573" svg:viewBox="0 0 1612 1574">
          <text:p/>
        </draw:connector>
        <draw:connector draw:style-name="gr5" draw:text-style-name="P1" draw:layer="layout" draw:type="line" svg:x1="9.706cm" svg:y1="16.918cm" svg:x2="11.476cm" svg:y2="15.345cm" draw:start-shape="id994" draw:start-glue-point="4" draw:end-shape="id1004" draw:end-glue-point="8" svg:d="M9706 16918l1770-1573" svg:viewBox="0 0 1771 1574">
          <text:p/>
        </draw:connector>
        <draw:connector draw:style-name="gr4" draw:text-style-name="P1" draw:layer="layout" draw:type="line" svg:x1="11.476cm" svg:y1="15.345cm" svg:x2="13.087cm" svg:y2="16.918cm" draw:start-shape="id1004" draw:start-glue-point="8" draw:end-shape="id1000" draw:end-glue-point="4" svg:d="M11476 15345l1611 1573" svg:viewBox="0 0 1612 1574">
          <text:p/>
        </draw:connector>
        <draw:custom-shape draw:style-name="gr2" draw:text-style-name="P1" xml:id="id1005" draw:id="id1005" draw:layer="Layout" svg:width="0.426cm" svg:height="0.883cm" svg:x="7.068cm" svg:y="1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06" draw:id="id1006" draw:layer="Layout" svg:width="0.427cm" svg:height="0.883cm" svg:x="8.121cm" svg:y="11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494cm" svg:y1="11.531cm" svg:x2="8.121cm" svg:y2="11.532cm" draw:start-shape="id1005" draw:start-glue-point="10" draw:end-shape="id1006" draw:end-glue-point="6" svg:d="M7494 11531h314v1h313" svg:viewBox="0 0 628 2">
          <text:p/>
        </draw:connector>
        <draw:connector draw:style-name="gr4" draw:text-style-name="P1" draw:layer="layout" draw:type="line" svg:x1="7.281cm" svg:y1="11.972cm" svg:x2="3.97cm" svg:y2="14.461cm" draw:start-shape="id1005" draw:start-glue-point="8" draw:end-shape="id989" draw:end-glue-point="4" svg:d="M7281 11972l-3311 2489" svg:viewBox="0 0 3312 2490">
          <text:p/>
        </draw:connector>
        <draw:connector draw:style-name="gr4" draw:text-style-name="P1" draw:layer="layout" draw:type="line" svg:x1="7.281cm" svg:y1="11.972cm" svg:x2="10.423cm" svg:y2="14.461cm" draw:start-shape="id1005" draw:start-glue-point="8" draw:end-shape="id1003" draw:end-glue-point="4" svg:d="M7281 11972l3142 2489" svg:viewBox="0 0 3143 2490">
          <text:p/>
        </draw:connector>
        <draw:connector draw:style-name="gr5" draw:text-style-name="P1" draw:layer="layout" draw:type="line" svg:x1="5.023cm" svg:y1="14.463cm" svg:x2="8.335cm" svg:y2="11.973cm" draw:start-shape="id990" draw:start-glue-point="4" draw:end-shape="id1006" draw:end-glue-point="8" svg:d="M5023 14463l3312-2490" svg:viewBox="0 0 3313 2491">
          <text:p/>
        </draw:connector>
        <draw:connector draw:style-name="gr4" draw:text-style-name="P1" draw:layer="layout" draw:type="line" svg:x1="8.335cm" svg:y1="11.973cm" svg:x2="11.627cm" svg:y2="14.592cm" draw:start-shape="id1006" draw:start-glue-point="8" draw:end-shape="id1004" draw:end-glue-point="11" svg:d="M8335 11973l3292 2619" svg:viewBox="0 0 3293 2620">
          <text:p/>
        </draw:connector>
        <draw:custom-shape draw:style-name="gr2" draw:text-style-name="P1" xml:id="id1007" draw:id="id1007" draw:layer="Layout" svg:width="0.426cm" svg:height="0.883cm" svg:x="13.169cm" svg:y="6.4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82cm" svg:y1="7.372cm" svg:x2="7.281cm" svg:y2="11.089cm" draw:start-shape="id1007" draw:start-glue-point="8" draw:end-shape="id1005" draw:end-glue-point="4" svg:d="M13382 7372l-6101 3717" svg:viewBox="0 0 6102 3718">
          <text:p/>
        </draw:connector>
        <draw:connector draw:style-name="gr7" draw:text-style-name="P1" draw:layer="layout" draw:type="line" svg:x1="1.229cm" svg:y1="3.081cm" svg:x2="13.533cm" svg:y2="6.618cm" draw:start-shape="id975" draw:start-glue-point="8" draw:end-shape="id1007" draw:end-glue-point="11" svg:d="M1229 3081l12304 3537" svg:viewBox="0 0 12305 3538">
          <text:p/>
        </draw:connector>
        <draw:connector draw:style-name="gr7" draw:text-style-name="P1" draw:layer="layout" draw:type="line" svg:x1="3.287cm" svg:y1="3.083cm" svg:x2="14.67cm" svg:y2="6.618cm" draw:start-shape="id976" draw:start-glue-point="8" draw:end-shape="id1008" draw:end-glue-point="11" svg:d="M3287 3083l11383 3535" svg:viewBox="0 0 11384 3536">
          <text:p/>
        </draw:connector>
        <draw:connector draw:style-name="gr7" draw:text-style-name="P1" draw:layer="layout" draw:type="line" svg:x1="14.519cm" svg:y1="7.372cm" svg:x2="8.335cm" svg:y2="11.09cm" draw:start-shape="id1008" draw:start-glue-point="8" draw:end-shape="id1006" draw:end-glue-point="4" svg:d="M14519 7372l-6184 3718" svg:viewBox="0 0 6185 3719">
          <text:p/>
        </draw:connector>
        <draw:connector draw:style-name="gr7" draw:text-style-name="P1" draw:layer="layout" draw:type="line" svg:x1="14.519cm" svg:y1="7.372cm" svg:x2="21.847cm" svg:y2="11.219cm" draw:start-shape="id1008" draw:start-glue-point="8" draw:end-shape="id974" draw:end-glue-point="11" svg:d="M14519 7372l7328 3847" svg:viewBox="0 0 7329 3848">
          <text:p/>
        </draw:connector>
        <draw:connector draw:style-name="gr9" draw:text-style-name="P1" draw:layer="layout" draw:type="line" svg:x1="13.595cm" svg:y1="6.931cm" svg:x2="14.306cm" svg:y2="6.931cm" draw:start-shape="id1007" draw:start-glue-point="10" draw:end-shape="id1008" draw:end-glue-point="6" svg:d="M13595 6931h711" svg:viewBox="0 0 712 1">
          <text:p/>
        </draw:connector>
        <draw:connector draw:style-name="gr7" draw:text-style-name="P1" draw:layer="layout" draw:type="line" svg:x1="13.382cm" svg:y1="7.372cm" svg:x2="20.431cm" svg:y2="11.248cm" draw:start-shape="id1007" draw:start-glue-point="8" draw:end-shape="id1009" draw:end-glue-point="11" svg:d="M13382 7372l7049 3876" svg:viewBox="0 0 7050 3877">
          <text:p/>
        </draw:connector>
        <draw:connector draw:style-name="gr7" draw:text-style-name="P1" draw:layer="layout" draw:type="line" svg:x1="20.28cm" svg:y1="12.001cm" svg:x2="23.784cm" svg:y2="14.461cm" draw:start-shape="id1009" draw:start-glue-point="8" draw:end-shape="id972" draw:end-glue-point="4" svg:d="M20280 12001l3504 2460" svg:viewBox="0 0 3505 2461">
          <text:p/>
        </draw:connector>
        <draw:connector draw:style-name="gr7" draw:text-style-name="P1" draw:layer="layout" draw:type="line" svg:x1="20.28cm" svg:y1="12.001cm" svg:x2="17.331cm" svg:y2="14.461cm" draw:start-shape="id1009" draw:start-glue-point="8" draw:end-shape="id959" draw:end-glue-point="4" svg:d="M20280 12001l-2949 2460" svg:viewBox="0 0 2950 2461">
          <text:p/>
        </draw:connector>
        <draw:connector draw:style-name="gr9" draw:text-style-name="P1" draw:layer="layout" svg:x1="20.493cm" svg:y1="11.56cm" svg:x2="21.481cm" svg:y2="11.532cm" draw:start-shape="id1009" draw:start-glue-point="10" draw:end-shape="id974" draw:end-glue-point="6" svg:d="M20493 11560h494v-28h494" svg:viewBox="0 0 989 2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leaf node scenari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cenario handling is symmetrical left to righ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leaf node scenario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aturated leaf lay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custom-shape draw:style-name="gr2" draw:text-style-name="P1" xml:id="id1010" draw:id="id1010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11" draw:id="id1011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10" draw:start-glue-point="10" draw:end-shape="id1011" draw:end-glue-point="6" svg:d="M17497 15619h-1539" svg:viewBox="0 0 1540 1">
          <text:p/>
        </draw:connector>
        <draw:custom-shape draw:style-name="gr2" draw:text-style-name="P1" xml:id="id1012" draw:id="id1012" draw:layer="Layout" svg:width="1.05cm" svg:height="1.782cm" svg:x="9.3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13" draw:id="id1013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306cm" svg:y1="15.619cm" svg:x2="7.769cm" svg:y2="15.619cm" draw:start-shape="id1012" draw:start-glue-point="10" draw:end-shape="id1013" draw:end-glue-point="6" svg:d="M9306 15619h-1537" svg:viewBox="0 0 1538 1">
          <text:p/>
        </draw:connector>
        <draw:custom-shape draw:style-name="gr2" draw:text-style-name="P1" xml:id="id1014" draw:id="id1014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16" draw:id="id1016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14" draw:start-glue-point="8" draw:end-shape="id1010" draw:end-glue-point="4" svg:d="M13450 11547l4573 3181" svg:viewBox="0 0 4574 3182">
          <text:p/>
        </draw:connector>
        <draw:connector draw:style-name="gr4" draw:text-style-name="P1" draw:layer="layout" draw:type="line" svg:x1="13.45cm" svg:y1="11.547cm" svg:x2="9.832cm" svg:y2="14.728cm" draw:start-shape="id1014" draw:start-glue-point="8" draw:end-shape="id1012" draw:end-glue-point="4" svg:d="M13450 11547l-3618 3181" svg:viewBox="0 0 3619 3182">
          <text:p/>
        </draw:connector>
        <draw:custom-shape draw:style-name="gr2" draw:text-style-name="P1" xml:id="id1015" draw:id="id1015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15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16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16" draw:start-glue-point="8" draw:end-shape="id1014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15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15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custom-shape draw:style-name="gr2" draw:text-style-name="P1" xml:id="id1017" draw:id="id1017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18" draw:id="id1018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17" draw:start-glue-point="10" draw:end-shape="id1018" draw:end-glue-point="6" svg:d="M17497 15619h-1539" svg:viewBox="0 0 1540 1">
          <text:p/>
        </draw:connector>
        <draw:custom-shape draw:style-name="gr2" draw:text-style-name="P1" xml:id="id1019" draw:id="id1019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0" draw:id="id1020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4cm" svg:y1="10.589cm" svg:x2="7.769cm" svg:y2="15.619cm" draw:start-shape="id1019" draw:start-glue-point="10" draw:end-shape="id1020" draw:end-glue-point="6" svg:d="M10634 10589h-1433v5030h-1432" svg:viewBox="0 0 2866 5031">
          <text:p/>
        </draw:connector>
        <draw:custom-shape draw:style-name="gr2" draw:text-style-name="P1" xml:id="id1021" draw:id="id1021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3" draw:id="id1023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21" draw:start-glue-point="8" draw:end-shape="id1017" draw:end-glue-point="4" svg:d="M13450 11547l4573 3181" svg:viewBox="0 0 4574 3182">
          <text:p/>
        </draw:connector>
        <draw:connector draw:style-name="gr4" draw:text-style-name="P1" draw:layer="layout" draw:type="line" svg:x1="13.45cm" svg:y1="11.547cm" svg:x2="11.16cm" svg:y2="9.698cm" draw:start-shape="id1021" draw:start-glue-point="8" draw:end-shape="id1019" draw:end-glue-point="4" svg:d="M13450 11547l-2290-1849" svg:viewBox="0 0 2291 1850">
          <text:p/>
        </draw:connector>
        <draw:custom-shape draw:style-name="gr2" draw:text-style-name="P1" xml:id="id1022" draw:id="id1022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22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23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23" draw:start-glue-point="8" draw:end-shape="id1021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22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22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ustom-shape draw:style-name="gr2" draw:text-style-name="P1" xml:id="id1024" draw:id="id1024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5" draw:id="id1025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24" draw:start-glue-point="10" draw:end-shape="id1025" draw:end-glue-point="6" svg:d="M17497 15619h-1539" svg:viewBox="0 0 1540 1">
          <text:p/>
        </draw:connector>
        <draw:custom-shape draw:style-name="gr2" draw:text-style-name="P1" xml:id="id1026" draw:id="id1026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27" draw:id="id1027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634cm" svg:y1="10.589cm" svg:x2="7.769cm" svg:y2="15.619cm" draw:start-shape="id1026" draw:start-glue-point="10" draw:end-shape="id1027" draw:end-glue-point="6" svg:d="M10634 10589h-1433v5030h-1432" svg:viewBox="0 0 2866 5031">
          <text:p/>
        </draw:connector>
        <draw:custom-shape draw:style-name="gr2" draw:text-style-name="P1" xml:id="id1028" draw:id="id1028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0" draw:id="id1030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28" draw:start-glue-point="8" draw:end-shape="id1024" draw:end-glue-point="4" svg:d="M13450 11547l4573 3181" svg:viewBox="0 0 4574 3182">
          <text:p/>
        </draw:connector>
        <draw:connector draw:style-name="gr8" draw:text-style-name="P1" draw:layer="layout" draw:type="line" svg:x1="13.45cm" svg:y1="11.547cm" svg:x2="11.16cm" svg:y2="9.698cm" draw:start-shape="id1028" draw:start-glue-point="8" draw:end-shape="id1026" draw:end-glue-point="4" svg:d="M13450 11547l-2290-1849" svg:viewBox="0 0 2291 1850">
          <text:p/>
        </draw:connector>
        <draw:custom-shape draw:style-name="gr2" draw:text-style-name="P1" xml:id="id1029" draw:id="id1029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29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30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30" draw:start-glue-point="8" draw:end-shape="id1028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29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29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7" draw:text-style-name="P1" draw:layer="layout" draw:type="line" svg:x1="2.716cm" svg:y1="4.73cm" svg:x2="11.16cm" svg:y2="9.698cm" draw:start-shape="id1029" draw:start-glue-point="8" draw:end-shape="id1026" draw:end-glue-point="4" svg:d="M2716 4730l8444 4968" svg:viewBox="0 0 8445 496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custom-shape draw:style-name="gr2" draw:text-style-name="P1" xml:id="id1031" draw:id="id1031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2" draw:id="id1032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31" draw:start-glue-point="10" draw:end-shape="id1032" draw:end-glue-point="6" svg:d="M17497 15619h-1539" svg:viewBox="0 0 1540 1">
          <text:p/>
        </draw:connector>
        <draw:custom-shape draw:style-name="gr2" draw:text-style-name="P1" xml:id="id1034" draw:id="id1034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7" draw:id="id1037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3" draw:id="id1033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6" draw:id="id1036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33" draw:start-glue-point="8" draw:end-shape="id1031" draw:end-glue-point="4" svg:d="M13450 11547l4573 3181" svg:viewBox="0 0 4574 3182">
          <text:p/>
        </draw:connector>
        <draw:connector draw:style-name="gr8" draw:text-style-name="P1" draw:layer="layout" draw:type="line" svg:x1="13.45cm" svg:y1="11.547cm" svg:x2="11.16cm" svg:y2="9.698cm" draw:start-shape="id1033" draw:start-glue-point="8" draw:end-shape="id1034" draw:end-glue-point="4" svg:d="M13450 11547l-2290-1849" svg:viewBox="0 0 2291 1850">
          <text:p/>
        </draw:connector>
        <draw:custom-shape draw:style-name="gr2" draw:text-style-name="P1" xml:id="id1035" draw:id="id1035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35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36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36" draw:start-glue-point="8" draw:end-shape="id1033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35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35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7" draw:text-style-name="P1" draw:layer="layout" draw:type="line" svg:x1="2.716cm" svg:y1="4.73cm" svg:x2="11.16cm" svg:y2="9.698cm" draw:start-shape="id1035" draw:start-glue-point="8" draw:end-shape="id1034" draw:end-glue-point="4" svg:d="M2716 4730l8444 4968" svg:viewBox="0 0 8445 4969">
          <text:p/>
        </draw:connector>
        <draw:connector draw:style-name="gr7" draw:text-style-name="P1" draw:layer="layout" draw:type="line" svg:x1="11.16cm" svg:y1="11.48cm" svg:x2="7.244cm" svg:y2="14.728cm" draw:start-shape="id1034" draw:start-glue-point="8" draw:end-shape="id1037" draw:end-glue-point="4" svg:d="M11160 11480l-3916 3248" svg:viewBox="0 0 3917 324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custom-shape draw:style-name="gr2" draw:text-style-name="P1" xml:id="id1038" draw:id="id1038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39" draw:id="id1039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38" draw:start-glue-point="10" draw:end-shape="id1039" draw:end-glue-point="6" svg:d="M17497 15619h-1539" svg:viewBox="0 0 1540 1">
          <text:p/>
        </draw:connector>
        <draw:custom-shape draw:style-name="gr2" draw:text-style-name="P1" xml:id="id1043" draw:id="id1043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4" draw:id="id1044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0" draw:id="id1040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2" draw:id="id1042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40" draw:start-glue-point="8" draw:end-shape="id1038" draw:end-glue-point="4" svg:d="M13450 11547l4573 3181" svg:viewBox="0 0 4574 3182">
          <text:p/>
        </draw:connector>
        <draw:custom-shape draw:style-name="gr2" draw:text-style-name="P1" xml:id="id1041" draw:id="id1041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41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42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42" draw:start-glue-point="8" draw:end-shape="id1040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41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41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7" draw:text-style-name="P1" draw:layer="layout" draw:type="line" svg:x1="2.716cm" svg:y1="4.73cm" svg:x2="11.16cm" svg:y2="9.698cm" draw:start-shape="id1041" draw:start-glue-point="8" draw:end-shape="id1043" draw:end-glue-point="4" svg:d="M2716 4730l8444 4968" svg:viewBox="0 0 8445 4969">
          <text:p/>
        </draw:connector>
        <draw:connector draw:style-name="gr7" draw:text-style-name="P1" draw:layer="layout" draw:type="line" svg:x1="11.16cm" svg:y1="11.48cm" svg:x2="7.244cm" svg:y2="14.728cm" draw:start-shape="id1043" draw:start-glue-point="8" draw:end-shape="id1044" draw:end-glue-point="4" svg:d="M11160 11480l-3916 3248" svg:viewBox="0 0 3917 3249">
          <text:p/>
        </draw:connector>
        <draw:connector draw:style-name="gr9" draw:text-style-name="P1" draw:layer="layout" draw:type="line" svg:x1="11.684cm" svg:y1="10.589cm" svg:x2="12.924cm" svg:y2="10.653cm" draw:start-shape="id1043" draw:start-glue-point="6" draw:end-shape="id1040" draw:end-glue-point="10" svg:d="M11684 10589l1240 64" svg:viewBox="0 0 1241 65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custom-shape draw:style-name="gr2" draw:text-style-name="P1" xml:id="id1045" draw:id="id1045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6" draw:id="id1046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45" draw:start-glue-point="10" draw:end-shape="id1046" draw:end-glue-point="6" svg:d="M17497 15619h-1539" svg:viewBox="0 0 1540 1">
          <text:p/>
        </draw:connector>
        <draw:custom-shape draw:style-name="gr2" draw:text-style-name="P1" xml:id="id1050" draw:id="id1050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51" draw:id="id1051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7" draw:id="id1047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49" draw:id="id1049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47" draw:start-glue-point="8" draw:end-shape="id1045" draw:end-glue-point="4" svg:d="M13450 11547l4573 3181" svg:viewBox="0 0 4574 3182">
          <text:p/>
        </draw:connector>
        <draw:custom-shape draw:style-name="gr2" draw:text-style-name="P1" xml:id="id1048" draw:id="id1048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48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49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49" draw:start-glue-point="8" draw:end-shape="id1047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48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48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7" draw:text-style-name="P1" draw:layer="layout" draw:type="line" svg:x1="2.716cm" svg:y1="4.73cm" svg:x2="11.16cm" svg:y2="9.698cm" draw:start-shape="id1048" draw:start-glue-point="8" draw:end-shape="id1050" draw:end-glue-point="4" svg:d="M2716 4730l8444 4968" svg:viewBox="0 0 8445 4969">
          <text:p/>
        </draw:connector>
        <draw:connector draw:style-name="gr7" draw:text-style-name="P1" draw:layer="layout" draw:type="line" svg:x1="11.16cm" svg:y1="11.48cm" svg:x2="7.244cm" svg:y2="14.728cm" draw:start-shape="id1050" draw:start-glue-point="8" draw:end-shape="id1051" draw:end-glue-point="4" svg:d="M11160 11480l-3916 3248" svg:viewBox="0 0 3917 3249">
          <text:p/>
        </draw:connector>
        <draw:connector draw:style-name="gr9" draw:text-style-name="P1" draw:layer="layout" draw:type="line" svg:x1="11.684cm" svg:y1="10.589cm" svg:x2="12.924cm" svg:y2="10.653cm" draw:start-shape="id1050" draw:start-glue-point="6" draw:end-shape="id1047" draw:end-glue-point="10" svg:d="M11684 10589l1240 64" svg:viewBox="0 0 1241 65">
          <text:p/>
        </draw:connector>
        <draw:connector draw:style-name="gr7" draw:text-style-name="P1" draw:layer="layout" draw:type="line" svg:x1="11.16cm" svg:y1="11.48cm" svg:x2="15.433cm" svg:y2="14.728cm" draw:start-shape="id1050" draw:start-glue-point="8" draw:end-shape="id1046" draw:end-glue-point="4" svg:d="M11160 11480l4273 3248" svg:viewBox="0 0 4274 324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custom-shape draw:style-name="gr2" draw:text-style-name="P1" xml:id="id1052" draw:id="id1052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53" draw:id="id1053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52" draw:start-glue-point="10" draw:end-shape="id1053" draw:end-glue-point="6" svg:d="M17497 15619h-1539" svg:viewBox="0 0 1540 1">
          <text:p/>
        </draw:connector>
        <draw:custom-shape draw:style-name="gr2" draw:text-style-name="P1" xml:id="id1057" draw:id="id1057" draw:layer="Layout" svg:width="1.05cm" svg:height="1.782cm" svg:x="10.634cm" svg:y="9.69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58" draw:id="id1058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54" draw:id="id1054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56" draw:id="id1056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54" draw:start-glue-point="8" draw:end-shape="id1052" draw:end-glue-point="4" svg:d="M13450 11547l4573 3181" svg:viewBox="0 0 4574 3182">
          <text:p/>
        </draw:connector>
        <draw:custom-shape draw:style-name="gr2" draw:text-style-name="P1" xml:id="id1055" draw:id="id1055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55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56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56" draw:start-glue-point="8" draw:end-shape="id1054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55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55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7" draw:text-style-name="P1" draw:layer="layout" draw:type="line" svg:x1="2.716cm" svg:y1="4.73cm" svg:x2="11.16cm" svg:y2="9.698cm" draw:start-shape="id1055" draw:start-glue-point="8" draw:end-shape="id1057" draw:end-glue-point="4" svg:d="M2716 4730l8444 4968" svg:viewBox="0 0 8445 4969">
          <text:p/>
        </draw:connector>
        <draw:connector draw:style-name="gr7" draw:text-style-name="P1" draw:layer="layout" draw:type="line" svg:x1="11.16cm" svg:y1="11.48cm" svg:x2="7.244cm" svg:y2="14.728cm" draw:start-shape="id1057" draw:start-glue-point="8" draw:end-shape="id1058" draw:end-glue-point="4" svg:d="M11160 11480l-3916 3248" svg:viewBox="0 0 3917 3249">
          <text:p/>
        </draw:connector>
        <draw:connector draw:style-name="gr9" draw:text-style-name="P1" draw:layer="layout" draw:type="line" svg:x1="11.684cm" svg:y1="10.589cm" svg:x2="12.924cm" svg:y2="10.653cm" draw:start-shape="id1057" draw:start-glue-point="6" draw:end-shape="id1054" draw:end-glue-point="10" svg:d="M11684 10589l1240 64" svg:viewBox="0 0 1241 65">
          <text:p/>
        </draw:connector>
        <draw:connector draw:style-name="gr7" draw:text-style-name="P1" draw:layer="layout" draw:type="line" svg:x1="11.16cm" svg:y1="11.48cm" svg:x2="15.433cm" svg:y2="14.728cm" draw:start-shape="id1057" draw:start-glue-point="8" draw:end-shape="id1053" draw:end-glue-point="4" svg:d="M11160 11480l4273 3248" svg:viewBox="0 0 4274 3249">
          <text:p/>
        </draw:connector>
        <draw:connector draw:style-name="gr11" draw:text-style-name="P1" draw:layer="layout" draw:type="line" svg:x1="13.45cm" svg:y1="11.547cm" svg:x2="7.244cm" svg:y2="14.728cm" draw:start-shape="id1054" draw:start-glue-point="8" draw:end-shape="id1058" draw:end-glue-point="4" svg:d="M13450 11547l-6206 3181" svg:viewBox="0 0 6207 318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inode loss <text:line-break/>leaf node scenario 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saturated leaf lay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custom-shape draw:style-name="gr2" draw:text-style-name="P1" xml:id="id1059" draw:id="id1059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0" draw:id="id1060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59" draw:start-glue-point="10" draw:end-shape="id1060" draw:end-glue-point="6" svg:d="M17497 15619h-1539" svg:viewBox="0 0 1540 1">
          <text:p/>
        </draw:connector>
        <draw:custom-shape draw:style-name="gr2" draw:text-style-name="P1" xml:id="id1064" draw:id="id1064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1" draw:id="id1061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3" draw:id="id1063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61" draw:start-glue-point="8" draw:end-shape="id1059" draw:end-glue-point="4" svg:d="M13450 11547l4573 3181" svg:viewBox="0 0 4574 3182">
          <text:p/>
        </draw:connector>
        <draw:custom-shape draw:style-name="gr2" draw:text-style-name="P1" xml:id="id1062" draw:id="id1062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62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63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63" draw:start-glue-point="8" draw:end-shape="id1061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62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62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11" draw:text-style-name="P1" draw:layer="layout" draw:type="line" svg:x1="13.45cm" svg:y1="11.547cm" svg:x2="7.244cm" svg:y2="14.728cm" draw:start-shape="id1061" draw:start-glue-point="8" draw:end-shape="id1064" draw:end-glue-point="4" svg:d="M13450 11547l-6206 3181" svg:viewBox="0 0 6207 318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custom-shape draw:style-name="gr2" draw:text-style-name="P1" xml:id="id1065" draw:id="id1065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6" draw:id="id1066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65" draw:start-glue-point="10" draw:end-shape="id1066" draw:end-glue-point="6" svg:d="M17497 15619h-1539" svg:viewBox="0 0 1540 1">
          <text:p/>
        </draw:connector>
        <draw:custom-shape draw:style-name="gr2" draw:text-style-name="P1" xml:id="id1070" draw:id="id1070" draw:layer="Layout" svg:width="1.051cm" svg:height="1.782cm" svg:x="6.71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7" draw:id="id1067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69" draw:id="id1069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67" draw:start-glue-point="8" draw:end-shape="id1065" draw:end-glue-point="4" svg:d="M13450 11547l4573 3181" svg:viewBox="0 0 4574 3182">
          <text:p/>
        </draw:connector>
        <draw:custom-shape draw:style-name="gr2" draw:text-style-name="P1" xml:id="id1068" draw:id="id1068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68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69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69" draw:start-glue-point="8" draw:end-shape="id1067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68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68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12" draw:text-style-name="P1" draw:layer="layout" draw:type="line" svg:x1="13.45cm" svg:y1="11.547cm" svg:x2="7.244cm" svg:y2="14.728cm" draw:start-shape="id1067" draw:start-glue-point="8" draw:end-shape="id1070" draw:end-glue-point="4" svg:d="M13450 11547l-6206 3181" svg:viewBox="0 0 6207 3182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2" draw:text-style-name="P1" xml:id="id1071" draw:id="id1071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72" draw:id="id1072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71" draw:start-glue-point="10" draw:end-shape="id1072" draw:end-glue-point="6" svg:d="M17497 15619h-1539" svg:viewBox="0 0 1540 1">
          <text:p/>
        </draw:connector>
        <draw:custom-shape draw:style-name="gr2" draw:text-style-name="P1" xml:id="id1076" draw:id="id1076" draw:layer="Layout" svg:width="1.051cm" svg:height="1.782cm" svg:x="10.105cm" svg:y="9.5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73" draw:id="id1073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75" draw:id="id1075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73" draw:start-glue-point="8" draw:end-shape="id1071" draw:end-glue-point="4" svg:d="M13450 11547l4573 3181" svg:viewBox="0 0 4574 3182">
          <text:p/>
        </draw:connector>
        <draw:custom-shape draw:style-name="gr2" draw:text-style-name="P1" xml:id="id1074" draw:id="id1074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74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75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75" draw:start-glue-point="8" draw:end-shape="id1073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74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74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12" draw:text-style-name="P1" draw:layer="layout" draw:type="line" svg:x1="13.45cm" svg:y1="11.547cm" svg:x2="10.632cm" svg:y2="9.594cm" draw:start-shape="id1073" draw:start-glue-point="8" draw:end-shape="id1076" draw:end-glue-point="4" svg:d="M13450 11547l-2818-1953" svg:viewBox="0 0 2819 1954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custom-shape draw:style-name="gr2" draw:text-style-name="P1" xml:id="id1077" draw:id="id1077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78" draw:id="id1078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77" draw:start-glue-point="10" draw:end-shape="id1078" draw:end-glue-point="6" svg:d="M17497 15619h-1539" svg:viewBox="0 0 1540 1">
          <text:p/>
        </draw:connector>
        <draw:custom-shape draw:style-name="gr2" draw:text-style-name="P1" xml:id="id1082" draw:id="id1082" draw:layer="Layout" svg:width="1.051cm" svg:height="1.782cm" svg:x="10.305cm" svg:y="9.6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79" draw:id="id1079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1" draw:id="id1081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79" draw:start-glue-point="8" draw:end-shape="id1077" draw:end-glue-point="4" svg:d="M13450 11547l4573 3181" svg:viewBox="0 0 4574 3182">
          <text:p/>
        </draw:connector>
        <draw:custom-shape draw:style-name="gr2" draw:text-style-name="P1" xml:id="id1080" draw:id="id1080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80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81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81" draw:start-glue-point="8" draw:end-shape="id1079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80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80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9" draw:text-style-name="P1" draw:layer="layout" draw:type="line" svg:x1="11.357cm" svg:y1="10.585cm" svg:x2="12.924cm" svg:y2="10.653cm" draw:start-shape="id1082" draw:start-glue-point="6" draw:end-shape="id1079" draw:end-glue-point="10" svg:d="M11357 10585l1567 68" svg:viewBox="0 0 1568 6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2" draw:text-style-name="P1" xml:id="id1083" draw:id="id1083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4" draw:id="id1084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83" draw:start-glue-point="10" draw:end-shape="id1084" draw:end-glue-point="6" svg:d="M17497 15619h-1539" svg:viewBox="0 0 1540 1">
          <text:p/>
        </draw:connector>
        <draw:custom-shape draw:style-name="gr2" draw:text-style-name="P1" xml:id="id1088" draw:id="id1088" draw:layer="Layout" svg:width="1.051cm" svg:height="1.782cm" svg:x="10.305cm" svg:y="9.6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5" draw:id="id1085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87" draw:id="id1087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85" draw:start-glue-point="8" draw:end-shape="id1083" draw:end-glue-point="4" svg:d="M13450 11547l4573 3181" svg:viewBox="0 0 4574 3182">
          <text:p/>
        </draw:connector>
        <draw:custom-shape draw:style-name="gr2" draw:text-style-name="P1" xml:id="id1086" draw:id="id1086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86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87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87" draw:start-glue-point="8" draw:end-shape="id1085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86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86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9" draw:text-style-name="P1" draw:layer="layout" draw:type="line" svg:x1="11.357cm" svg:y1="10.585cm" svg:x2="12.924cm" svg:y2="10.653cm" draw:start-shape="id1088" draw:start-glue-point="6" draw:end-shape="id1085" draw:end-glue-point="10" svg:d="M11357 10585l1567 68" svg:viewBox="0 0 1568 69">
          <text:p/>
        </draw:connector>
        <draw:connector draw:style-name="gr7" draw:text-style-name="P1" draw:layer="layout" draw:type="line" svg:x1="2.716cm" svg:y1="4.73cm" svg:x2="10.832cm" svg:y2="9.694cm" draw:start-shape="id1086" draw:start-glue-point="8" draw:end-shape="id1088" draw:end-glue-point="4" svg:d="M2716 4730l8116 4964" svg:viewBox="0 0 8117 4965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2" draw:text-style-name="P1" xml:id="id1089" draw:id="id1089" draw:layer="Layout" svg:width="1.05cm" svg:height="1.782cm" svg:x="17.497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90" draw:id="id1090" draw:layer="Layout" svg:width="1.052cm" svg:height="1.782cm" svg:x="14.906cm" svg:y="14.72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97cm" svg:y1="15.619cm" svg:x2="15.958cm" svg:y2="15.619cm" draw:start-shape="id1089" draw:start-glue-point="10" draw:end-shape="id1090" draw:end-glue-point="6" svg:d="M17497 15619h-1539" svg:viewBox="0 0 1540 1">
          <text:p/>
        </draw:connector>
        <draw:custom-shape draw:style-name="gr2" draw:text-style-name="P1" xml:id="id1094" draw:id="id1094" draw:layer="Layout" svg:width="1.051cm" svg:height="1.782cm" svg:x="10.305cm" svg:y="9.69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91" draw:id="id1091" draw:layer="Layout" svg:width="1.05cm" svg:height="1.788cm" svg:x="12.924cm" svg:y="9.75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93" draw:id="id1093" draw:layer="Layout" svg:width="1.05cm" svg:height="1.784cm" svg:x="5.671cm" svg:y="3.0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5cm" svg:y1="11.547cm" svg:x2="18.023cm" svg:y2="14.728cm" draw:start-shape="id1091" draw:start-glue-point="8" draw:end-shape="id1089" draw:end-glue-point="4" svg:d="M13450 11547l4573 3181" svg:viewBox="0 0 4574 3182">
          <text:p/>
        </draw:connector>
        <draw:custom-shape draw:style-name="gr2" draw:text-style-name="P1" xml:id="id1092" draw:id="id1092" draw:layer="Layout" svg:width="1.052cm" svg:height="1.786cm" svg:x="2.189cm" svg:y="2.9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16cm" svg:y1="4.73cm" svg:x2="-1.016cm" svg:y2="7.469cm" draw:start-shape="id1092" draw:start-glue-point="8" svg:d="M2716 4730l-3732 2739" svg:viewBox="0 0 3733 2740">
          <text:p/>
        </draw:connector>
        <draw:connector draw:style-name="gr7" draw:text-style-name="P1" draw:layer="layout" draw:type="line" svg:x1="6.197cm" svg:y1="4.787cm" svg:x2="-0.582cm" svg:y2="9.047cm" draw:start-shape="id1093" draw:start-glue-point="8" svg:d="M6197 4787l-6779 4260" svg:viewBox="0 0 6780 4261">
          <text:p/>
        </draw:connector>
        <draw:connector draw:style-name="gr7" draw:text-style-name="P1" draw:layer="layout" draw:type="line" svg:x1="6.197cm" svg:y1="4.787cm" svg:x2="13.45cm" svg:y2="9.759cm" draw:start-shape="id1093" draw:start-glue-point="8" draw:end-shape="id1091" draw:end-glue-point="4" svg:d="M6197 4787l7253 4972" svg:viewBox="0 0 7254 4973">
          <text:p/>
        </draw:connector>
        <draw:connector draw:style-name="gr9" draw:text-style-name="P1" draw:layer="layout" svg:x1="5.8cm" svg:y1="3.877cm" svg:x2="3.241cm" svg:y2="3.837cm" draw:end-shape="id1092" draw:end-glue-point="6" svg:d="M5800 3877h-1029v-40h-1530" svg:viewBox="0 0 2560 41">
          <text:p/>
        </draw:connector>
        <draw:connector draw:style-name="gr7" draw:text-style-name="P1" draw:layer="layout" draw:type="line" svg:x1="-1.016cm" svg:y1="0.344cm" svg:x2="3.088cm" svg:y2="3.205cm" draw:end-shape="id1092" draw:end-glue-point="5" svg:d="M-1016 344l4104 2861" svg:viewBox="0 0 4105 2862">
          <text:p/>
        </draw:connector>
        <draw:connector draw:style-name="gr7" draw:text-style-name="P1" draw:layer="layout" draw:type="line" svg:x1="0.248cm" svg:y1="-0.508cm" svg:x2="6.197cm" svg:y2="3.111cm" svg:d="M248-508l5949 3619" svg:viewBox="0 0 5950 3620">
          <text:p/>
        </draw:connector>
        <draw:connector draw:style-name="gr9" draw:text-style-name="P1" draw:layer="layout" draw:type="line" svg:x1="11.357cm" svg:y1="10.585cm" svg:x2="12.924cm" svg:y2="10.653cm" draw:start-shape="id1094" draw:start-glue-point="6" draw:end-shape="id1091" draw:end-glue-point="10" svg:d="M11357 10585l1567 68" svg:viewBox="0 0 1568 69">
          <text:p/>
        </draw:connector>
        <draw:connector draw:style-name="gr7" draw:text-style-name="P1" draw:layer="layout" draw:type="line" svg:x1="2.716cm" svg:y1="4.73cm" svg:x2="10.832cm" svg:y2="9.694cm" draw:start-shape="id1092" draw:start-glue-point="8" draw:end-shape="id1094" draw:end-glue-point="4" svg:d="M2716 4730l8116 4964" svg:viewBox="0 0 8117 4965">
          <text:p/>
        </draw:connector>
        <draw:connector draw:style-name="gr7" draw:text-style-name="P1" draw:layer="layout" draw:type="line" svg:x1="10.832cm" svg:y1="11.476cm" svg:x2="15.433cm" svg:y2="14.728cm" draw:start-shape="id1094" draw:start-glue-point="8" draw:end-shape="id1090" draw:end-glue-point="4" svg:d="M10832 11476l4601 3252" svg:viewBox="0 0 4602 3253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19:26:31.008396141</meta:creation-date>
    <meta:editing-duration>PT18H52M38S</meta:editing-duration>
    <meta:editing-cycles>35</meta:editing-cycles>
    <dc:date>2018-09-05T00:25:14.532021565</dc:date>
    <meta:generator>LibreOffice/4.2.8.2$Linux_X86_64 LibreOffice_project/420m0$Build-2</meta:generator>
    <meta:document-statistic meta:object-count="2836"/>
  </office:meta>
</office:document-meta>
</file>